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4.3303in" svg:height="2.3421in" svg:x="11.5441in" svg:y="28.5693in">
            <draw:object draw:notify-on-update-of-ranges="output_file.S151:output_file.S155 output_file.T151:output_file.T155 output_file.U151:output_file.U155 output_file.V151:output_file.V155 output_file.W151:output_file.W155 output_file.X151:output_file.X15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3.7933in" svg:height="2.0614in" svg:x="11.8543in" svg:y="32.5343in">
            <draw:object draw:notify-on-update-of-ranges="output_file.S173:output_file.S177 output_file.T173:output_file.T177 output_file.U173:output_file.U177 output_file.V173:output_file.V177 output_file.W173:output_file.W177 output_file.X173:output_file.X17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4.2358in" svg:height="2.0197in" svg:x="11.9303in" svg:y="36.2807in">
            <draw:object draw:notify-on-update-of-ranges="output_file.S194:output_file.S198 output_file.T194:output_file.T198 output_file.U194:output_file.U198 output_file.V194:output_file.V198 output_file.W194:output_file.W198 output_file.X194:output_file.X19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4.063in" svg:height="2.3232in" svg:x="11.887in" svg:y="39.9012in">
            <draw:object draw:notify-on-update-of-ranges="output_file.S215:output_file.S219 output_file.T215:output_file.T219 output_file.U215:output_file.U219 output_file.V215:output_file.V219 output_file.W215:output_file.W219 output_file.X215:output_file.X2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0197in" svg:height="2.8236in" svg:x="10.248in" svg:y="2.5319in">
            <draw:object draw:notify-on-update-of-ranges="output_file.S2:output_file.S2 output_file.S3:output_file.S8 output_file.T2:output_file.T2 output_file.T3:output_file.T8 output_file.U2:output_file.U2 output_file.U3:output_file.U8 output_file.V2:output_file.V2 output_file.V3:output_file.V8 output_file.W2:output_file.W2 output_file.W3:output_file.W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0197in" svg:height="2.8236in" svg:x="10.2516in" svg:y="7.9173in">
            <draw:object draw:notify-on-update-of-ranges="output_file.S33:output_file.S33 output_file.S34:output_file.S39 output_file.T33:output_file.T33 output_file.T34:output_file.T39 output_file.U33:output_file.U33 output_file.U34:output_file.U39 output_file.V33:output_file.V33 output_file.V34:output_file.V39 output_file.W33:output_file.W33 output_file.W34:output_file.W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5.0197in" svg:height="2.8236in" svg:x="10.1594in" svg:y="13.4232in">
            <draw:object draw:notify-on-update-of-ranges="output_file.S63:output_file.S63 output_file.S64:output_file.S69 output_file.T63:output_file.T63 output_file.T64:output_file.T69 output_file.U63:output_file.U63 output_file.U64:output_file.U69 output_file.V63:output_file.V63 output_file.V64:output_file.V69 output_file.W63:output_file.W63 output_file.W64:output_file.W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7" draw:style-name="gr1" draw:text-style-name="P1" svg:width="5.0197in" svg:height="2.8236in" svg:x="10.2909in" svg:y="18.5669in">
            <draw:object draw:notify-on-update-of-ranges="output_file.S93:output_file.S93 output_file.S94:output_file.S99 output_file.T93:output_file.T93 output_file.T94:output_file.T99 output_file.U93:output_file.U93 output_file.U94:output_file.U99 output_file.V93:output_file.V93 output_file.V94:output_file.V99 output_file.W93:output_file.W93 output_file.W94:output_file.W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1" draw:text-style-name="P1" svg:width="5.0197in" svg:height="2.8236in" svg:x="10.2677in" svg:y="24.0114in">
            <draw:object draw:notify-on-update-of-ranges="output_file.S123:output_file.S123 output_file.S124:output_file.S129 output_file.T123:output_file.T123 output_file.T124:output_file.T129 output_file.U123:output_file.U123 output_file.U124:output_file.U129 output_file.V123:output_file.V123 output_file.V124:output_file.V129 output_file.W123:output_file.W123 output_file.W124:output_file.W1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cache mode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Line size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Miss Rate</text:p>
          </table:table-cell>
          <table:table-cell table:style-name="ce1" office:value-type="string" calcext:value-type="string">
            <text:p>Memory Read Access Attempts</text:p>
          </table:table-cell>
          <table:table-cell table:style-name="ce1" office:value-type="string" calcext:value-type="string">
            <text:p>Memory Write Access Attempts</text:p>
          </table:table-cell>
          <table:table-cell table:style-name="ce1" office:value-type="string" calcext:value-type="string">
            <text:p>Total Memory Access Attempts</text:p>
          </table:table-cell>
          <table:table-cell table:style-name="ce1" office:value-type="string" calcext:value-type="string">
            <text:p>Memory reads</text:p>
          </table:table-cell>
          <table:table-cell table:style-name="ce1" office:value-type="string" calcext:value-type="string">
            <text:p>Memory writes</text:p>
          </table:table-cell>
          <table:table-cell table:style-name="ce1" office:value-type="string" calcext:value-type="string">
            <text:p>Total # of Cycles for Cache Reads</text:p>
          </table:table-cell>
          <table:table-cell table:style-name="ce1" office:value-type="string" calcext:value-type="string">
            <text:p>Total # of Cycles for Cache Writes</text:p>
          </table:table-cell>
          <table:table-cell table:style-name="ce1" office:value-type="string" calcext:value-type="string">
            <text:p>Total # of Cycles for Cache access</text:p>
          </table:table-cell>
          <table:table-cell table:style-name="ce1" office:value-type="string" calcext:value-type="string">
            <text:p>Total # of Cycles for Memory Reads</text:p>
          </table:table-cell>
          <table:table-cell table:style-name="ce1" office:value-type="string" calcext:value-type="string">
            <text:p>Total # of Cycles for Memory Writes</text:p>
          </table:table-cell>
          <table:table-cell table:style-name="ce1" office:value-type="string" calcext:value-type="string">
            <text:p>Total # of Cycles for Memory acces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409" calcext:value-type="float">
            <text:p>46409</text:p>
          </table:table-cell>
          <table:table-cell office:value-type="float" office:value="21918627" calcext:value-type="float">
            <text:p>21918627</text:p>
          </table:table-cell>
          <table:table-cell table:formula="of:=([.D2]/([.D2]+[.E2]))*100" office:value-type="float" office:value="0.211285790744891" calcext:value-type="float">
            <text:p>0.21128579074489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409" calcext:value-type="float">
            <text:p>46409</text:p>
          </table:table-cell>
          <table:table-cell office:value-type="float" office:value="25161" calcext:value-type="float">
            <text:p>2516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1272" calcext:value-type="float">
            <text:p>371272</text:p>
          </table:table-cell>
          <table:table-cell office:value-type="float" office:value="402576" calcext:value-type="float">
            <text:p>402576</text:p>
          </table:table-cell>
          <table:table-cell office:value-type="float" office:value="773848" calcext:value-type="float">
            <text:p>773848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1766" calcext:value-type="float">
            <text:p>31766</text:p>
          </table:table-cell>
          <table:table-cell office:value-type="float" office:value="21933270" calcext:value-type="float">
            <text:p>21933270</text:p>
          </table:table-cell>
          <table:table-cell table:formula="of:=([.D3]/([.D3]+[.E3]))*100" office:value-type="float" office:value="0.144620750906122" calcext:value-type="float">
            <text:p>0.1446207509061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766" calcext:value-type="float">
            <text:p>31766</text:p>
          </table:table-cell>
          <table:table-cell office:value-type="float" office:value="16783" calcext:value-type="float">
            <text:p>1678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4128" calcext:value-type="float">
            <text:p>254128</text:p>
          </table:table-cell>
          <table:table-cell office:value-type="float" office:value="268528" calcext:value-type="float">
            <text:p>268528</text:p>
          </table:table-cell>
          <table:table-cell office:value-type="float" office:value="522656" calcext:value-type="float">
            <text:p>522656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112857907" calcext:value-type="float">
            <text:p>0.2112857907</text:p>
          </table:table-cell>
          <table:table-cell table:style-name="ce1" office:value-type="float" office:value="0.164475032" calcext:value-type="float">
            <text:p>0.164475032</text:p>
          </table:table-cell>
          <table:table-cell table:style-name="ce1" office:value-type="float" office:value="0.1430455202" calcext:value-type="float">
            <text:p>0.1430455202</text:p>
          </table:table-cell>
          <table:table-cell table:style-name="ce1" office:value-type="float" office:value="0.132296619" calcext:value-type="float">
            <text:p>0.132296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5031" calcext:value-type="float">
            <text:p>25031</text:p>
          </table:table-cell>
          <table:table-cell office:value-type="float" office:value="21940005" calcext:value-type="float">
            <text:p>21940005</text:p>
          </table:table-cell>
          <table:table-cell table:formula="of:=([.D4]/([.D4]+[.E4]))*100" office:value-type="float" office:value="0.113958383678497" calcext:value-type="float">
            <text:p>0.11395838367849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5031" calcext:value-type="float">
            <text:p>25031</text:p>
          </table:table-cell>
          <table:table-cell office:value-type="float" office:value="12783" calcext:value-type="float">
            <text:p>1278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00248" calcext:value-type="float">
            <text:p>200248</text:p>
          </table:table-cell>
          <table:table-cell office:value-type="float" office:value="204528" calcext:value-type="float">
            <text:p>204528</text:p>
          </table:table-cell>
          <table:table-cell office:value-type="float" office:value="404776" calcext:value-type="float">
            <text:p>404776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446207509" calcext:value-type="float">
            <text:p>0.1446207509</text:p>
          </table:table-cell>
          <table:table-cell table:style-name="ce1" office:value-type="float" office:value="0.1039652291" calcext:value-type="float">
            <text:p>0.1039652291</text:p>
          </table:table-cell>
          <table:table-cell table:style-name="ce1" office:value-type="float" office:value="0.08359649399" calcext:value-type="float">
            <text:p>0.08359649399</text:p>
          </table:table-cell>
          <table:table-cell table:style-name="ce1" office:value-type="float" office:value="0.07094456845" calcext:value-type="float">
            <text:p>0.07094456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1337" calcext:value-type="float">
            <text:p>21337</text:p>
          </table:table-cell>
          <table:table-cell office:value-type="float" office:value="21943699" calcext:value-type="float">
            <text:p>21943699</text:p>
          </table:table-cell>
          <table:table-cell table:formula="of:=([.D5]/([.D5]+[.E5]))*100" office:value-type="float" office:value="0.0971407467759215" calcext:value-type="float">
            <text:p>0.0971407467759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1337" calcext:value-type="float">
            <text:p>21337</text:p>
          </table:table-cell>
          <table:table-cell office:value-type="float" office:value="10428" calcext:value-type="float">
            <text:p>1042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70696" calcext:value-type="float">
            <text:p>170696</text:p>
          </table:table-cell>
          <table:table-cell office:value-type="float" office:value="166848" calcext:value-type="float">
            <text:p>166848</text:p>
          </table:table-cell>
          <table:table-cell office:value-type="float" office:value="337544" calcext:value-type="float">
            <text:p>33754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39583837" calcext:value-type="float">
            <text:p>0.1139583837</text:p>
          </table:table-cell>
          <table:table-cell table:style-name="ce1" office:value-type="float" office:value="0.07330741457" calcext:value-type="float">
            <text:p>0.07330741457</text:p>
          </table:table-cell>
          <table:table-cell table:style-name="ce1" office:value-type="float" office:value="0.05582508492" calcext:value-type="float">
            <text:p>0.05582508492</text:p>
          </table:table-cell>
          <table:table-cell table:style-name="ce1" office:value-type="float" office:value="0.02842699643" calcext:value-type="float">
            <text:p>0.028426996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8984" calcext:value-type="float">
            <text:p>18984</text:p>
          </table:table-cell>
          <table:table-cell office:value-type="float" office:value="21946052" calcext:value-type="float">
            <text:p>21946052</text:p>
          </table:table-cell>
          <table:table-cell table:formula="of:=([.D6]/([.D6]+[.E6]))*100" office:value-type="float" office:value="0.0864282671788018" calcext:value-type="float">
            <text:p>0.08642826717880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984" calcext:value-type="float">
            <text:p>18984</text:p>
          </table:table-cell>
          <table:table-cell office:value-type="float" office:value="9316" calcext:value-type="float">
            <text:p>931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51872" calcext:value-type="float">
            <text:p>151872</text:p>
          </table:table-cell>
          <table:table-cell office:value-type="float" office:value="149056" calcext:value-type="float">
            <text:p>149056</text:p>
          </table:table-cell>
          <table:table-cell office:value-type="float" office:value="300928" calcext:value-type="float">
            <text:p>30092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9714074678" calcext:value-type="float">
            <text:p>0.09714074678</text:p>
          </table:table-cell>
          <table:table-cell table:style-name="ce1" office:value-type="float" office:value="0.07017061115" calcext:value-type="float">
            <text:p>0.07017061115</text:p>
          </table:table-cell>
          <table:table-cell table:style-name="ce1" office:value-type="float" office:value="0.02873657935" calcext:value-type="float">
            <text:p>0.02873657935</text:p>
          </table:table-cell>
          <table:table-cell table:style-name="ce1" office:value-type="float" office:value="0.0108490603" calcext:value-type="float">
            <text:p>0.01084906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7324" calcext:value-type="float">
            <text:p>17324</text:p>
          </table:table-cell>
          <table:table-cell office:value-type="float" office:value="21947712" calcext:value-type="float">
            <text:p>21947712</text:p>
          </table:table-cell>
          <table:table-cell table:formula="of:=([.D7]/([.D7]+[.E7]))*100" office:value-type="float" office:value="0.0788708017596693" calcext:value-type="float">
            <text:p>0.07887080175966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7324" calcext:value-type="float">
            <text:p>17324</text:p>
          </table:table-cell>
          <table:table-cell office:value-type="float" office:value="8384" calcext:value-type="float">
            <text:p>838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8592" calcext:value-type="float">
            <text:p>138592</text:p>
          </table:table-cell>
          <table:table-cell office:value-type="float" office:value="134144" calcext:value-type="float">
            <text:p>134144</text:p>
          </table:table-cell>
          <table:table-cell office:value-type="float" office:value="272736" calcext:value-type="float">
            <text:p>272736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1" office:value-type="float" office:value="0.08642826718" calcext:value-type="float">
            <text:p>0.08642826718</text:p>
          </table:table-cell>
          <table:table-cell table:style-name="ce1" office:value-type="float" office:value="0.04414743504" calcext:value-type="float">
            <text:p>0.04414743504</text:p>
          </table:table-cell>
          <table:table-cell table:style-name="ce1" office:value-type="float" office:value="0.005681757134" calcext:value-type="float">
            <text:p>0.005681757134</text:p>
          </table:table-cell>
          <table:table-cell table:style-name="ce1" office:value-type="float" office:value="0.005363068834" calcext:value-type="float">
            <text:p>0.005363068834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16384" calcext:value-type="float">
            <text:p>16384</text:p>
          </table:table-cell>
          <table:table-cell table:style-name="ce1" office:value-type="float" office:value="0.07887080176" calcext:value-type="float">
            <text:p>0.07887080176</text:p>
          </table:table-cell>
          <table:table-cell table:style-name="ce1" office:value-type="float" office:value="0.003104934588" calcext:value-type="float">
            <text:p>0.003104934588</text:p>
          </table:table-cell>
          <table:table-cell table:number-columns-repeated="2" table:style-name="ce1" office:value-type="float" office:value="0.002749824767" calcext:value-type="float">
            <text:p>0.002749824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6127" calcext:value-type="float">
            <text:p>36127</text:p>
          </table:table-cell>
          <table:table-cell office:value-type="float" office:value="21928909" calcext:value-type="float">
            <text:p>21928909</text:p>
          </table:table-cell>
          <table:table-cell table:formula="of:=([.D9]/([.D9]+[.E9]))*100" office:value-type="float" office:value="0.164475032046385" calcext:value-type="float">
            <text:p>0.16447503204638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6127" calcext:value-type="float">
            <text:p>36127</text:p>
          </table:table-cell>
          <table:table-cell office:value-type="float" office:value="20700" calcext:value-type="float">
            <text:p>2070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89016" calcext:value-type="float">
            <text:p>289016</text:p>
          </table:table-cell>
          <table:table-cell office:value-type="float" office:value="331200" calcext:value-type="float">
            <text:p>331200</text:p>
          </table:table-cell>
          <table:table-cell office:value-type="float" office:value="620216" calcext:value-type="float">
            <text:p>6202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2836" calcext:value-type="float">
            <text:p>22836</text:p>
          </table:table-cell>
          <table:table-cell office:value-type="float" office:value="21942200" calcext:value-type="float">
            <text:p>21942200</text:p>
          </table:table-cell>
          <table:table-cell table:formula="of:=([.D10]/([.D10]+[.E10]))*100" office:value-type="float" office:value="0.103965229103198" calcext:value-type="float">
            <text:p>0.10396522910319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2836" calcext:value-type="float">
            <text:p>22836</text:p>
          </table:table-cell>
          <table:table-cell office:value-type="float" office:value="12526" calcext:value-type="float">
            <text:p>1252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2688" calcext:value-type="float">
            <text:p>182688</text:p>
          </table:table-cell>
          <table:table-cell office:value-type="float" office:value="200416" calcext:value-type="float">
            <text:p>200416</text:p>
          </table:table-cell>
          <table:table-cell office:value-type="float" office:value="383104" calcext:value-type="float">
            <text:p>3831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102" calcext:value-type="float">
            <text:p>16102</text:p>
          </table:table-cell>
          <table:table-cell office:value-type="float" office:value="21948934" calcext:value-type="float">
            <text:p>21948934</text:p>
          </table:table-cell>
          <table:table-cell table:formula="of:=([.D11]/([.D11]+[.E11]))*100" office:value-type="float" office:value="0.073307414565585" calcext:value-type="float">
            <text:p>0.07330741456558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6102" calcext:value-type="float">
            <text:p>16102</text:p>
          </table:table-cell>
          <table:table-cell office:value-type="float" office:value="8314" calcext:value-type="float">
            <text:p>831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8816" calcext:value-type="float">
            <text:p>128816</text:p>
          </table:table-cell>
          <table:table-cell office:value-type="float" office:value="133024" calcext:value-type="float">
            <text:p>133024</text:p>
          </table:table-cell>
          <table:table-cell office:value-type="float" office:value="261840" calcext:value-type="float">
            <text:p>2618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5413" calcext:value-type="float">
            <text:p>15413</text:p>
          </table:table-cell>
          <table:table-cell office:value-type="float" office:value="21949623" calcext:value-type="float">
            <text:p>21949623</text:p>
          </table:table-cell>
          <table:table-cell table:formula="of:=([.D12]/([.D12]+[.E12]))*100" office:value-type="float" office:value="0.0701706111476439" calcext:value-type="float">
            <text:p>0.07017061114764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413" calcext:value-type="float">
            <text:p>15413</text:p>
          </table:table-cell>
          <table:table-cell office:value-type="float" office:value="8122" calcext:value-type="float">
            <text:p>812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3304" calcext:value-type="float">
            <text:p>123304</text:p>
          </table:table-cell>
          <table:table-cell office:value-type="float" office:value="129952" calcext:value-type="float">
            <text:p>129952</text:p>
          </table:table-cell>
          <table:table-cell office:value-type="float" office:value="253256" calcext:value-type="float">
            <text:p>2532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697" calcext:value-type="float">
            <text:p>9697</text:p>
          </table:table-cell>
          <table:table-cell office:value-type="float" office:value="21955339" calcext:value-type="float">
            <text:p>21955339</text:p>
          </table:table-cell>
          <table:table-cell table:formula="of:=([.D13]/([.D13]+[.E13]))*100" office:value-type="float" office:value="0.0441474350417636" calcext:value-type="float">
            <text:p>0.04414743504176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9697" calcext:value-type="float">
            <text:p>9697</text:p>
          </table:table-cell>
          <table:table-cell office:value-type="float" office:value="4211" calcext:value-type="float">
            <text:p>421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77576" calcext:value-type="float">
            <text:p>77576</text:p>
          </table:table-cell>
          <table:table-cell office:value-type="float" office:value="67376" calcext:value-type="float">
            <text:p>67376</text:p>
          </table:table-cell>
          <table:table-cell office:value-type="float" office:value="144952" calcext:value-type="float">
            <text:p>14495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82" calcext:value-type="float">
            <text:p>682</text:p>
          </table:table-cell>
          <table:table-cell office:value-type="float" office:value="21964354" calcext:value-type="float">
            <text:p>21964354</text:p>
          </table:table-cell>
          <table:table-cell table:formula="of:=([.D14]/([.D14]+[.E14]))*100" office:value-type="float" office:value="0.00310493458786045" calcext:value-type="float">
            <text:p>0.0031049345878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82" calcext:value-type="float">
            <text:p>682</text:p>
          </table:table-cell>
          <table:table-cell office:value-type="float" office:value="57" calcext:value-type="float">
            <text:p>5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456" calcext:value-type="float">
            <text:p>5456</text:p>
          </table:table-cell>
          <table:table-cell office:value-type="float" office:value="912" calcext:value-type="float">
            <text:p>912</text:p>
          </table:table-cell>
          <table:table-cell office:value-type="float" office:value="6368" calcext:value-type="float">
            <text:p>636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1420" calcext:value-type="float">
            <text:p>31420</text:p>
          </table:table-cell>
          <table:table-cell office:value-type="float" office:value="21933616" calcext:value-type="float">
            <text:p>21933616</text:p>
          </table:table-cell>
          <table:table-cell table:formula="of:=([.D16]/([.D16]+[.E16]))*100" office:value-type="float" office:value="0.143045520162134" calcext:value-type="float">
            <text:p>0.14304552016213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420" calcext:value-type="float">
            <text:p>31420</text:p>
          </table:table-cell>
          <table:table-cell office:value-type="float" office:value="18510" calcext:value-type="float">
            <text:p>1851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1360" calcext:value-type="float">
            <text:p>251360</text:p>
          </table:table-cell>
          <table:table-cell office:value-type="float" office:value="296160" calcext:value-type="float">
            <text:p>296160</text:p>
          </table:table-cell>
          <table:table-cell office:value-type="float" office:value="547520" calcext:value-type="float">
            <text:p>5475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362" calcext:value-type="float">
            <text:p>18362</text:p>
          </table:table-cell>
          <table:table-cell office:value-type="float" office:value="21946674" calcext:value-type="float">
            <text:p>21946674</text:p>
          </table:table-cell>
          <table:table-cell table:formula="of:=([.D17]/([.D17]+[.E17]))*100" office:value-type="float" office:value="0.0835964939916329" calcext:value-type="float">
            <text:p>0.08359649399163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362" calcext:value-type="float">
            <text:p>18362</text:p>
          </table:table-cell>
          <table:table-cell office:value-type="float" office:value="10287" calcext:value-type="float">
            <text:p>1028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46896" calcext:value-type="float">
            <text:p>146896</text:p>
          </table:table-cell>
          <table:table-cell office:value-type="float" office:value="164592" calcext:value-type="float">
            <text:p>164592</text:p>
          </table:table-cell>
          <table:table-cell office:value-type="float" office:value="311488" calcext:value-type="float">
            <text:p>311488</text:p>
          </table:table-cell>
          <table:table-cell table:number-columns-repeated="6"/>
          <table:table-cell table:style-name="ce2" office:value-type="string" calcext:value-type="string">
            <text:p>array [I] [j]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262" calcext:value-type="float">
            <text:p>12262</text:p>
          </table:table-cell>
          <table:table-cell office:value-type="float" office:value="21952774" calcext:value-type="float">
            <text:p>21952774</text:p>
          </table:table-cell>
          <table:table-cell table:formula="of:=([.D18]/([.D18]+[.E18]))*100" office:value-type="float" office:value="0.0558250849213268" calcext:value-type="float">
            <text:p>0.05582508492132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262" calcext:value-type="float">
            <text:p>12262</text:p>
          </table:table-cell>
          <table:table-cell office:value-type="float" office:value="6033" calcext:value-type="float">
            <text:p>603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8096" calcext:value-type="float">
            <text:p>98096</text:p>
          </table:table-cell>
          <table:table-cell office:value-type="float" office:value="96528" calcext:value-type="float">
            <text:p>96528</text:p>
          </table:table-cell>
          <table:table-cell office:value-type="float" office:value="194624" calcext:value-type="float">
            <text:p>1946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312" calcext:value-type="float">
            <text:p>6312</text:p>
          </table:table-cell>
          <table:table-cell office:value-type="float" office:value="21958724" calcext:value-type="float">
            <text:p>21958724</text:p>
          </table:table-cell>
          <table:table-cell table:formula="of:=([.D19]/([.D19]+[.E19]))*100" office:value-type="float" office:value="0.0287365793527495" calcext:value-type="float">
            <text:p>0.0287365793527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312" calcext:value-type="float">
            <text:p>6312</text:p>
          </table:table-cell>
          <table:table-cell office:value-type="float" office:value="2707" calcext:value-type="float">
            <text:p>270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0496" calcext:value-type="float">
            <text:p>50496</text:p>
          </table:table-cell>
          <table:table-cell office:value-type="float" office:value="43312" calcext:value-type="float">
            <text:p>43312</text:p>
          </table:table-cell>
          <table:table-cell office:value-type="float" office:value="93808" calcext:value-type="float">
            <text:p>938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248" calcext:value-type="float">
            <text:p>1248</text:p>
          </table:table-cell>
          <table:table-cell office:value-type="float" office:value="21963788" calcext:value-type="float">
            <text:p>21963788</text:p>
          </table:table-cell>
          <table:table-cell table:formula="of:=([.D20]/([.D20]+[.E20]))*100" office:value-type="float" office:value="0.00568175713438394" calcext:value-type="float">
            <text:p>0.00568175713438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984" calcext:value-type="float">
            <text:p>9984</text:p>
          </table:table-cell>
          <table:table-cell office:value-type="float" office:value="1088" calcext:value-type="float">
            <text:p>1088</text:p>
          </table:table-cell>
          <table:table-cell office:value-type="float" office:value="11072" calcext:value-type="float">
            <text:p>110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604" calcext:value-type="float">
            <text:p>604</text:p>
          </table:table-cell>
          <table:table-cell office:value-type="float" office:value="21964432" calcext:value-type="float">
            <text:p>21964432</text:p>
          </table:table-cell>
          <table:table-cell table:formula="of:=([.D21]/([.D21]+[.E21]))*100" office:value-type="float" office:value="0.00274982476696146" calcext:value-type="float">
            <text:p>0.0027498247669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059" calcext:value-type="float">
            <text:p>29059</text:p>
          </table:table-cell>
          <table:table-cell office:value-type="float" office:value="21935977" calcext:value-type="float">
            <text:p>21935977</text:p>
          </table:table-cell>
          <table:table-cell table:formula="of:=([.D23]/([.D23]+[.E23]))*100" office:value-type="float" office:value="0.132296619044922" calcext:value-type="float">
            <text:p>0.1322966190449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9059" calcext:value-type="float">
            <text:p>29059</text:p>
          </table:table-cell>
          <table:table-cell office:value-type="float" office:value="17351" calcext:value-type="float">
            <text:p>1735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32472" calcext:value-type="float">
            <text:p>232472</text:p>
          </table:table-cell>
          <table:table-cell office:value-type="float" office:value="277616" calcext:value-type="float">
            <text:p>277616</text:p>
          </table:table-cell>
          <table:table-cell office:value-type="float" office:value="510088" calcext:value-type="float">
            <text:p>5100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5583" calcext:value-type="float">
            <text:p>15583</text:p>
          </table:table-cell>
          <table:table-cell office:value-type="float" office:value="21949453" calcext:value-type="float">
            <text:p>21949453</text:p>
          </table:table-cell>
          <table:table-cell table:formula="of:=([.D24]/([.D24]+[.E24]))*100" office:value-type="float" office:value="0.0709445684496033" calcext:value-type="float">
            <text:p>0.07094456844960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583" calcext:value-type="float">
            <text:p>15583</text:p>
          </table:table-cell>
          <table:table-cell office:value-type="float" office:value="7271" calcext:value-type="float">
            <text:p>727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4664" calcext:value-type="float">
            <text:p>124664</text:p>
          </table:table-cell>
          <table:table-cell office:value-type="float" office:value="116336" calcext:value-type="float">
            <text:p>116336</text:p>
          </table:table-cell>
          <table:table-cell office:value-type="float" office:value="241000" calcext:value-type="float">
            <text:p>24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244" calcext:value-type="float">
            <text:p>6244</text:p>
          </table:table-cell>
          <table:table-cell office:value-type="float" office:value="21958792" calcext:value-type="float">
            <text:p>21958792</text:p>
          </table:table-cell>
          <table:table-cell table:formula="of:=([.D25]/([.D25]+[.E25]))*100" office:value-type="float" office:value="0.0284269964319658" calcext:value-type="float">
            <text:p>0.02842699643196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244" calcext:value-type="float">
            <text:p>6244</text:p>
          </table:table-cell>
          <table:table-cell office:value-type="float" office:value="1190" calcext:value-type="float">
            <text:p>119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9952" calcext:value-type="float">
            <text:p>49952</text:p>
          </table:table-cell>
          <table:table-cell office:value-type="float" office:value="19040" calcext:value-type="float">
            <text:p>19040</text:p>
          </table:table-cell>
          <table:table-cell office:value-type="float" office:value="68992" calcext:value-type="float">
            <text:p>689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83" calcext:value-type="float">
            <text:p>2383</text:p>
          </table:table-cell>
          <table:table-cell office:value-type="float" office:value="21962653" calcext:value-type="float">
            <text:p>21962653</text:p>
          </table:table-cell>
          <table:table-cell table:formula="of:=([.D26]/([.D26]+[.E26]))*100" office:value-type="float" office:value="0.0108490602974655" calcext:value-type="float">
            <text:p>0.01084906029746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383" calcext:value-type="float">
            <text:p>2383</text:p>
          </table:table-cell>
          <table:table-cell office:value-type="float" office:value="86" calcext:value-type="float">
            <text:p>8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9064" calcext:value-type="float">
            <text:p>19064</text:p>
          </table:table-cell>
          <table:table-cell office:value-type="float" office:value="1376" calcext:value-type="float">
            <text:p>1376</text:p>
          </table:table-cell>
          <table:table-cell office:value-type="float" office:value="20440" calcext:value-type="float">
            <text:p>204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178" calcext:value-type="float">
            <text:p>1178</text:p>
          </table:table-cell>
          <table:table-cell office:value-type="float" office:value="21963858" calcext:value-type="float">
            <text:p>21963858</text:p>
          </table:table-cell>
          <table:table-cell table:formula="of:=([.D27]/([.D27]+[.E27]))*100" office:value-type="float" office:value="0.00536306883357715" calcext:value-type="float">
            <text:p>0.00536306883357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float" office:value="9424" calcext:value-type="float">
            <text:p>94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604" calcext:value-type="float">
            <text:p>604</text:p>
          </table:table-cell>
          <table:table-cell office:value-type="float" office:value="21964432" calcext:value-type="float">
            <text:p>21964432</text:p>
          </table:table-cell>
          <table:table-cell table:formula="of:=([.D28]/([.D28]+[.E28]))*100" office:value-type="float" office:value="0.00274982476696146" calcext:value-type="float">
            <text:p>0.0027498247669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table:number-columns-repeated="8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638" calcext:value-type="float">
            <text:p>46638</text:p>
          </table:table-cell>
          <table:table-cell office:value-type="float" office:value="21918398" calcext:value-type="float">
            <text:p>21918398</text:p>
          </table:table-cell>
          <table:table-cell table:formula="of:=([.D32]/([.D32]+[.E32]))*100" office:value-type="float" office:value="0.21232835675753" calcext:value-type="float">
            <text:p>0.2123283567575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638" calcext:value-type="float">
            <text:p>46638</text:p>
          </table:table-cell>
          <table:table-cell office:value-type="float" office:value="25262" calcext:value-type="float">
            <text:p>2526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3104" calcext:value-type="float">
            <text:p>373104</text:p>
          </table:table-cell>
          <table:table-cell office:value-type="float" office:value="404192" calcext:value-type="float">
            <text:p>404192</text:p>
          </table:table-cell>
          <table:table-cell office:value-type="float" office:value="777296" calcext:value-type="float">
            <text:p>7772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1493" calcext:value-type="float">
            <text:p>31493</text:p>
          </table:table-cell>
          <table:table-cell office:value-type="float" office:value="21933543" calcext:value-type="float">
            <text:p>21933543</text:p>
          </table:table-cell>
          <table:table-cell table:formula="of:=([.D33]/([.D33]+[.E33]))*100" office:value-type="float" office:value="0.143377866532975" calcext:value-type="float">
            <text:p>0.14337786653297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493" calcext:value-type="float">
            <text:p>31493</text:p>
          </table:table-cell>
          <table:table-cell office:value-type="float" office:value="16623" calcext:value-type="float">
            <text:p>1662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1944" calcext:value-type="float">
            <text:p>251944</text:p>
          </table:table-cell>
          <table:table-cell office:value-type="float" office:value="265968" calcext:value-type="float">
            <text:p>265968</text:p>
          </table:table-cell>
          <table:table-cell office:value-type="float" office:value="517912" calcext:value-type="float">
            <text:p>517912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4649" calcext:value-type="float">
            <text:p>24649</text:p>
          </table:table-cell>
          <table:table-cell office:value-type="float" office:value="21940387" calcext:value-type="float">
            <text:p>21940387</text:p>
          </table:table-cell>
          <table:table-cell table:formula="of:=([.D34]/([.D34]+[.E34]))*100" office:value-type="float" office:value="0.112219256094094" calcext:value-type="float">
            <text:p>0.11221925609409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4649" calcext:value-type="float">
            <text:p>24649</text:p>
          </table:table-cell>
          <table:table-cell office:value-type="float" office:value="12590" calcext:value-type="float">
            <text:p>1259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97192" calcext:value-type="float">
            <text:p>197192</text:p>
          </table:table-cell>
          <table:table-cell office:value-type="float" office:value="201440" calcext:value-type="float">
            <text:p>201440</text:p>
          </table:table-cell>
          <table:table-cell office:value-type="float" office:value="398632" calcext:value-type="float">
            <text:p>398632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123283568" calcext:value-type="float">
            <text:p>0.2123283568</text:p>
          </table:table-cell>
          <table:table-cell table:style-name="ce1" office:value-type="float" office:value="0.1641108168" calcext:value-type="float">
            <text:p>0.1641108168</text:p>
          </table:table-cell>
          <table:table-cell table:style-name="ce1" office:value-type="float" office:value="0.1426130146" calcext:value-type="float">
            <text:p>0.1426130146</text:p>
          </table:table-cell>
          <table:table-cell table:style-name="ce1" office:value-type="float" office:value="0.1327928623" calcext:value-type="float">
            <text:p>0.13279286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1298" calcext:value-type="float">
            <text:p>21298</text:p>
          </table:table-cell>
          <table:table-cell office:value-type="float" office:value="21943738" calcext:value-type="float">
            <text:p>21943738</text:p>
          </table:table-cell>
          <table:table-cell table:formula="of:=([.D35]/([.D35]+[.E35]))*100" office:value-type="float" office:value="0.096963191865472" calcext:value-type="float">
            <text:p>0.09696319186547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1298" calcext:value-type="float">
            <text:p>21298</text:p>
          </table:table-cell>
          <table:table-cell office:value-type="float" office:value="10523" calcext:value-type="float">
            <text:p>1052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70384" calcext:value-type="float">
            <text:p>170384</text:p>
          </table:table-cell>
          <table:table-cell office:value-type="float" office:value="168368" calcext:value-type="float">
            <text:p>168368</text:p>
          </table:table-cell>
          <table:table-cell office:value-type="float" office:value="338752" calcext:value-type="float">
            <text:p>33875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433778665" calcext:value-type="float">
            <text:p>0.1433778665</text:p>
          </table:table-cell>
          <table:table-cell table:style-name="ce1" office:value-type="float" office:value="0.103232246" calcext:value-type="float">
            <text:p>0.103232246</text:p>
          </table:table-cell>
          <table:table-cell table:style-name="ce1" office:value-type="float" office:value="0.08397436726" calcext:value-type="float">
            <text:p>0.08397436726</text:p>
          </table:table-cell>
          <table:table-cell table:style-name="ce1" office:value-type="float" office:value="0.07783278844" calcext:value-type="float">
            <text:p>0.07783278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8997" calcext:value-type="float">
            <text:p>18997</text:p>
          </table:table-cell>
          <table:table-cell office:value-type="float" office:value="21946039" calcext:value-type="float">
            <text:p>21946039</text:p>
          </table:table-cell>
          <table:table-cell table:formula="of:=([.D36]/([.D36]+[.E36]))*100" office:value-type="float" office:value="0.0864874521489516" calcext:value-type="float">
            <text:p>0.08648745214895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997" calcext:value-type="float">
            <text:p>18997</text:p>
          </table:table-cell>
          <table:table-cell office:value-type="float" office:value="9420" calcext:value-type="float">
            <text:p>942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51976" calcext:value-type="float">
            <text:p>151976</text:p>
          </table:table-cell>
          <table:table-cell office:value-type="float" office:value="150720" calcext:value-type="float">
            <text:p>150720</text:p>
          </table:table-cell>
          <table:table-cell office:value-type="float" office:value="302696" calcext:value-type="float">
            <text:p>302696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22192561" calcext:value-type="float">
            <text:p>0.1122192561</text:p>
          </table:table-cell>
          <table:table-cell table:style-name="ce1" office:value-type="float" office:value="0.07423161064" calcext:value-type="float">
            <text:p>0.07423161064</text:p>
          </table:table-cell>
          <table:table-cell table:style-name="ce1" office:value-type="float" office:value="0.05409506272" calcext:value-type="float">
            <text:p>0.05409506272</text:p>
          </table:table-cell>
          <table:table-cell table:style-name="ce1" office:value-type="float" office:value="0.02793530591" calcext:value-type="float">
            <text:p>0.027935305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7332" calcext:value-type="float">
            <text:p>17332</text:p>
          </table:table-cell>
          <table:table-cell office:value-type="float" office:value="21947704" calcext:value-type="float">
            <text:p>21947704</text:p>
          </table:table-cell>
          <table:table-cell table:formula="of:=([.D37]/([.D37]+[.E37]))*100" office:value-type="float" office:value="0.0789072232797615" calcext:value-type="float">
            <text:p>0.07890722327976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7332" calcext:value-type="float">
            <text:p>17332</text:p>
          </table:table-cell>
          <table:table-cell office:value-type="float" office:value="8386" calcext:value-type="float">
            <text:p>838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8656" calcext:value-type="float">
            <text:p>138656</text:p>
          </table:table-cell>
          <table:table-cell office:value-type="float" office:value="134176" calcext:value-type="float">
            <text:p>134176</text:p>
          </table:table-cell>
          <table:table-cell office:value-type="float" office:value="272832" calcext:value-type="float">
            <text:p>27283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9696319187" calcext:value-type="float">
            <text:p>0.09696319187</text:p>
          </table:table-cell>
          <table:table-cell table:style-name="ce1" office:value-type="float" office:value="0.04880483692" calcext:value-type="float">
            <text:p>0.04880483692</text:p>
          </table:table-cell>
          <table:table-cell table:style-name="ce1" office:value-type="float" office:value="0.01793759865" calcext:value-type="float">
            <text:p>0.01793759865</text:p>
          </table:table-cell>
          <table:table-cell table:style-name="ce1" office:value-type="float" office:value="0.01073524305" calcext:value-type="float">
            <text:p>0.01073524305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8648745215" calcext:value-type="float">
            <text:p>0.08648745215</text:p>
          </table:table-cell>
          <table:table-cell table:style-name="ce1" office:value-type="float" office:value="0.04419751463" calcext:value-type="float">
            <text:p>0.04419751463</text:p>
          </table:table-cell>
          <table:table-cell table:style-name="ce1" office:value-type="float" office:value="0.005567939884" calcext:value-type="float">
            <text:p>0.005567939884</text:p>
          </table:table-cell>
          <table:table-cell table:style-name="ce1" office:value-type="float" office:value="0.005344858074" calcext:value-type="float">
            <text:p>0.005344858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6047" calcext:value-type="float">
            <text:p>36047</text:p>
          </table:table-cell>
          <table:table-cell office:value-type="float" office:value="21928989" calcext:value-type="float">
            <text:p>21928989</text:p>
          </table:table-cell>
          <table:table-cell table:formula="of:=([.D39]/([.D39]+[.E39]))*100" office:value-type="float" office:value="0.164110816845463" calcext:value-type="float">
            <text:p>0.16411081684546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6047" calcext:value-type="float">
            <text:p>36047</text:p>
          </table:table-cell>
          <table:table-cell office:value-type="float" office:value="20627" calcext:value-type="float">
            <text:p>2062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88376" calcext:value-type="float">
            <text:p>288376</text:p>
          </table:table-cell>
          <table:table-cell office:value-type="float" office:value="330032" calcext:value-type="float">
            <text:p>330032</text:p>
          </table:table-cell>
          <table:table-cell office:value-type="float" office:value="618408" calcext:value-type="float">
            <text:p>618408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7890722328" calcext:value-type="float">
            <text:p>0.07890722328</text:p>
          </table:table-cell>
          <table:table-cell table:style-name="ce1" office:value-type="float" office:value="0.003022986168" calcext:value-type="float">
            <text:p>0.003022986168</text:p>
          </table:table-cell>
          <table:table-cell table:number-columns-repeated="2" table:style-name="ce1" office:value-type="float" office:value="0.002745272077" calcext:value-type="float">
            <text:p>0.0027452720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2675" calcext:value-type="float">
            <text:p>22675</text:p>
          </table:table-cell>
          <table:table-cell office:value-type="float" office:value="21942361" calcext:value-type="float">
            <text:p>21942361</text:p>
          </table:table-cell>
          <table:table-cell table:formula="of:=([.D40]/([.D40]+[.E40]))*100" office:value-type="float" office:value="0.103232246011343" calcext:value-type="float">
            <text:p>0.10323224601134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2675" calcext:value-type="float">
            <text:p>22675</text:p>
          </table:table-cell>
          <table:table-cell office:value-type="float" office:value="12404" calcext:value-type="float">
            <text:p>1240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1400" calcext:value-type="float">
            <text:p>181400</text:p>
          </table:table-cell>
          <table:table-cell office:value-type="float" office:value="198464" calcext:value-type="float">
            <text:p>198464</text:p>
          </table:table-cell>
          <table:table-cell office:value-type="float" office:value="379864" calcext:value-type="float">
            <text:p>3798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305" calcext:value-type="float">
            <text:p>16305</text:p>
          </table:table-cell>
          <table:table-cell office:value-type="float" office:value="21948731" calcext:value-type="float">
            <text:p>21948731</text:p>
          </table:table-cell>
          <table:table-cell table:formula="of:=([.D41]/([.D41]+[.E41]))*100" office:value-type="float" office:value="0.0742316106379247" calcext:value-type="float">
            <text:p>0.07423161063792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6305" calcext:value-type="float">
            <text:p>16305</text:p>
          </table:table-cell>
          <table:table-cell office:value-type="float" office:value="8436" calcext:value-type="float">
            <text:p>843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0440" calcext:value-type="float">
            <text:p>130440</text:p>
          </table:table-cell>
          <table:table-cell office:value-type="float" office:value="134976" calcext:value-type="float">
            <text:p>134976</text:p>
          </table:table-cell>
          <table:table-cell office:value-type="float" office:value="265416" calcext:value-type="float">
            <text:p>2654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720" calcext:value-type="float">
            <text:p>10720</text:p>
          </table:table-cell>
          <table:table-cell office:value-type="float" office:value="21954316" calcext:value-type="float">
            <text:p>21954316</text:p>
          </table:table-cell>
          <table:table-cell table:formula="of:=([.D42]/([.D42]+[.E42]))*100" office:value-type="float" office:value="0.0488048369235543" calcext:value-type="float">
            <text:p>0.04880483692355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720" calcext:value-type="float">
            <text:p>10720</text:p>
          </table:table-cell>
          <table:table-cell office:value-type="float" office:value="4676" calcext:value-type="float">
            <text:p>467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5760" calcext:value-type="float">
            <text:p>85760</text:p>
          </table:table-cell>
          <table:table-cell office:value-type="float" office:value="74816" calcext:value-type="float">
            <text:p>74816</text:p>
          </table:table-cell>
          <table:table-cell office:value-type="float" office:value="160576" calcext:value-type="float">
            <text:p>1605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708" calcext:value-type="float">
            <text:p>9708</text:p>
          </table:table-cell>
          <table:table-cell office:value-type="float" office:value="21955328" calcext:value-type="float">
            <text:p>21955328</text:p>
          </table:table-cell>
          <table:table-cell table:formula="of:=([.D43]/([.D43]+[.E43]))*100" office:value-type="float" office:value="0.0441975146318904" calcext:value-type="float">
            <text:p>0.04419751463189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9708" calcext:value-type="float">
            <text:p>9708</text:p>
          </table:table-cell>
          <table:table-cell office:value-type="float" office:value="4313" calcext:value-type="float">
            <text:p>431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77664" calcext:value-type="float">
            <text:p>77664</text:p>
          </table:table-cell>
          <table:table-cell office:value-type="float" office:value="69008" calcext:value-type="float">
            <text:p>69008</text:p>
          </table:table-cell>
          <table:table-cell office:value-type="float" office:value="146672" calcext:value-type="float">
            <text:p>1466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64" calcext:value-type="float">
            <text:p>664</text:p>
          </table:table-cell>
          <table:table-cell office:value-type="float" office:value="21964372" calcext:value-type="float">
            <text:p>21964372</text:p>
          </table:table-cell>
          <table:table-cell table:formula="of:=([.D44]/([.D44]+[.E44]))*100" office:value-type="float" office:value="0.00302298616765299" calcext:value-type="float">
            <text:p>0.00302298616765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64" calcext:value-type="float">
            <text:p>664</text:p>
          </table:table-cell>
          <table:table-cell office:value-type="float" office:value="34" calcext:value-type="float">
            <text:p>3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312" calcext:value-type="float">
            <text:p>5312</text:p>
          </table:table-cell>
          <table:table-cell office:value-type="float" office:value="544" calcext:value-type="float">
            <text:p>544</text:p>
          </table:table-cell>
          <table:table-cell office:value-type="float" office:value="5856" calcext:value-type="float">
            <text:p>5856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1325" calcext:value-type="float">
            <text:p>31325</text:p>
          </table:table-cell>
          <table:table-cell office:value-type="float" office:value="21933711" calcext:value-type="float">
            <text:p>21933711</text:p>
          </table:table-cell>
          <table:table-cell table:formula="of:=([.D46]/([.D46]+[.E46]))*100" office:value-type="float" office:value="0.142613014611039" calcext:value-type="float">
            <text:p>0.14261301461103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325" calcext:value-type="float">
            <text:p>31325</text:p>
          </table:table-cell>
          <table:table-cell office:value-type="float" office:value="18456" calcext:value-type="float">
            <text:p>1845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0600" calcext:value-type="float">
            <text:p>250600</text:p>
          </table:table-cell>
          <table:table-cell office:value-type="float" office:value="295296" calcext:value-type="float">
            <text:p>295296</text:p>
          </table:table-cell>
          <table:table-cell office:value-type="float" office:value="545896" calcext:value-type="float">
            <text:p>5458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445" calcext:value-type="float">
            <text:p>18445</text:p>
          </table:table-cell>
          <table:table-cell office:value-type="float" office:value="21946591" calcext:value-type="float">
            <text:p>21946591</text:p>
          </table:table-cell>
          <table:table-cell table:formula="of:=([.D47]/([.D47]+[.E47]))*100" office:value-type="float" office:value="0.0839743672625895" calcext:value-type="float">
            <text:p>0.0839743672625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445" calcext:value-type="float">
            <text:p>18445</text:p>
          </table:table-cell>
          <table:table-cell office:value-type="float" office:value="10301" calcext:value-type="float">
            <text:p>1030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47560" calcext:value-type="float">
            <text:p>147560</text:p>
          </table:table-cell>
          <table:table-cell office:value-type="float" office:value="164816" calcext:value-type="float">
            <text:p>164816</text:p>
          </table:table-cell>
          <table:table-cell office:value-type="float" office:value="312376" calcext:value-type="float">
            <text:p>312376</text:p>
          </table:table-cell>
          <table:table-cell table:number-columns-repeated="6"/>
          <table:table-cell table:style-name="ce2" office:value-type="string" calcext:value-type="string">
            <text:p>array [I] [j+1]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1882" calcext:value-type="float">
            <text:p>11882</text:p>
          </table:table-cell>
          <table:table-cell office:value-type="float" office:value="21953154" calcext:value-type="float">
            <text:p>21953154</text:p>
          </table:table-cell>
          <table:table-cell table:formula="of:=([.D48]/([.D48]+[.E48]))*100" office:value-type="float" office:value="0.0540950627169471" calcext:value-type="float">
            <text:p>0.05409506271694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1882" calcext:value-type="float">
            <text:p>11882</text:p>
          </table:table-cell>
          <table:table-cell office:value-type="float" office:value="5686" calcext:value-type="float">
            <text:p>568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5056" calcext:value-type="float">
            <text:p>95056</text:p>
          </table:table-cell>
          <table:table-cell office:value-type="float" office:value="90976" calcext:value-type="float">
            <text:p>90976</text:p>
          </table:table-cell>
          <table:table-cell office:value-type="float" office:value="186032" calcext:value-type="float">
            <text:p>1860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940" calcext:value-type="float">
            <text:p>3940</text:p>
          </table:table-cell>
          <table:table-cell office:value-type="float" office:value="21961096" calcext:value-type="float">
            <text:p>21961096</text:p>
          </table:table-cell>
          <table:table-cell table:formula="of:=([.D49]/([.D49]+[.E49]))*100" office:value-type="float" office:value="0.0179375986454108" calcext:value-type="float">
            <text:p>0.01793759864541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940" calcext:value-type="float">
            <text:p>3940</text:p>
          </table:table-cell>
          <table:table-cell office:value-type="float" office:value="1027" calcext:value-type="float">
            <text:p>102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1520" calcext:value-type="float">
            <text:p>31520</text:p>
          </table:table-cell>
          <table:table-cell office:value-type="float" office:value="16432" calcext:value-type="float">
            <text:p>16432</text:p>
          </table:table-cell>
          <table:table-cell office:value-type="float" office:value="47952" calcext:value-type="float">
            <text:p>4795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223" calcext:value-type="float">
            <text:p>1223</text:p>
          </table:table-cell>
          <table:table-cell office:value-type="float" office:value="21963813" calcext:value-type="float">
            <text:p>21963813</text:p>
          </table:table-cell>
          <table:table-cell table:formula="of:=([.D50]/([.D50]+[.E50]))*100" office:value-type="float" office:value="0.0055679398840958" calcext:value-type="float">
            <text:p>0.00556793988409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23" calcext:value-type="float">
            <text:p>1223</text:p>
          </table:table-cell>
          <table:table-cell office:value-type="float" office:value="34" calcext:value-type="float">
            <text:p>3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784" calcext:value-type="float">
            <text:p>9784</text:p>
          </table:table-cell>
          <table:table-cell office:value-type="float" office:value="544" calcext:value-type="float">
            <text:p>544</text:p>
          </table:table-cell>
          <table:table-cell office:value-type="float" office:value="10328" calcext:value-type="float">
            <text:p>103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603" calcext:value-type="float">
            <text:p>603</text:p>
          </table:table-cell>
          <table:table-cell office:value-type="float" office:value="21964433" calcext:value-type="float">
            <text:p>21964433</text:p>
          </table:table-cell>
          <table:table-cell table:formula="of:=([.D51]/([.D51]+[.E51]))*100" office:value-type="float" office:value="0.00274527207694993" calcext:value-type="float">
            <text:p>0.0027452720769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168" calcext:value-type="float">
            <text:p>29168</text:p>
          </table:table-cell>
          <table:table-cell office:value-type="float" office:value="21935868" calcext:value-type="float">
            <text:p>21935868</text:p>
          </table:table-cell>
          <table:table-cell table:formula="of:=([.D53]/([.D53]+[.E53]))*100" office:value-type="float" office:value="0.132792862256178" calcext:value-type="float">
            <text:p>0.13279286225617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9168" calcext:value-type="float">
            <text:p>29168</text:p>
          </table:table-cell>
          <table:table-cell office:value-type="float" office:value="17387" calcext:value-type="float">
            <text:p>1738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33344" calcext:value-type="float">
            <text:p>233344</text:p>
          </table:table-cell>
          <table:table-cell office:value-type="float" office:value="278192" calcext:value-type="float">
            <text:p>278192</text:p>
          </table:table-cell>
          <table:table-cell office:value-type="float" office:value="511536" calcext:value-type="float">
            <text:p>5115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7096" calcext:value-type="float">
            <text:p>17096</text:p>
          </table:table-cell>
          <table:table-cell office:value-type="float" office:value="21947940" calcext:value-type="float">
            <text:p>21947940</text:p>
          </table:table-cell>
          <table:table-cell table:formula="of:=([.D54]/([.D54]+[.E54]))*100" office:value-type="float" office:value="0.0778327884370415" calcext:value-type="float">
            <text:p>0.07783278843704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7096" calcext:value-type="float">
            <text:p>17096</text:p>
          </table:table-cell>
          <table:table-cell office:value-type="float" office:value="8347" calcext:value-type="float">
            <text:p>834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6768" calcext:value-type="float">
            <text:p>136768</text:p>
          </table:table-cell>
          <table:table-cell office:value-type="float" office:value="133552" calcext:value-type="float">
            <text:p>133552</text:p>
          </table:table-cell>
          <table:table-cell office:value-type="float" office:value="270320" calcext:value-type="float">
            <text:p>2703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136" calcext:value-type="float">
            <text:p>6136</text:p>
          </table:table-cell>
          <table:table-cell office:value-type="float" office:value="21958900" calcext:value-type="float">
            <text:p>21958900</text:p>
          </table:table-cell>
          <table:table-cell table:formula="of:=([.D55]/([.D55]+[.E55]))*100" office:value-type="float" office:value="0.027935305910721" calcext:value-type="float">
            <text:p>0.02793530591072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136" calcext:value-type="float">
            <text:p>6136</text:p>
          </table:table-cell>
          <table:table-cell office:value-type="float" office:value="1068" calcext:value-type="float">
            <text:p>106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9088" calcext:value-type="float">
            <text:p>49088</text:p>
          </table:table-cell>
          <table:table-cell office:value-type="float" office:value="17088" calcext:value-type="float">
            <text:p>17088</text:p>
          </table:table-cell>
          <table:table-cell office:value-type="float" office:value="66176" calcext:value-type="float">
            <text:p>661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58" calcext:value-type="float">
            <text:p>2358</text:p>
          </table:table-cell>
          <table:table-cell office:value-type="float" office:value="21962678" calcext:value-type="float">
            <text:p>21962678</text:p>
          </table:table-cell>
          <table:table-cell table:formula="of:=([.D56]/([.D56]+[.E56]))*100" office:value-type="float" office:value="0.0107352430471773" calcext:value-type="float">
            <text:p>0.01073524304717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358" calcext:value-type="float">
            <text:p>2358</text:p>
          </table:table-cell>
          <table:table-cell office:value-type="float" office:value="45" calcext:value-type="float">
            <text:p>4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864" calcext:value-type="float">
            <text:p>18864</text:p>
          </table:table-cell>
          <table:table-cell office:value-type="float" office:value="720" calcext:value-type="float">
            <text:p>720</text:p>
          </table:table-cell>
          <table:table-cell office:value-type="float" office:value="19584" calcext:value-type="float">
            <text:p>195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174" calcext:value-type="float">
            <text:p>1174</text:p>
          </table:table-cell>
          <table:table-cell office:value-type="float" office:value="21963862" calcext:value-type="float">
            <text:p>21963862</text:p>
          </table:table-cell>
          <table:table-cell table:formula="of:=([.D57]/([.D57]+[.E57]))*100" office:value-type="float" office:value="0.00534485807353104" calcext:value-type="float">
            <text:p>0.00534485807353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392" calcext:value-type="float">
            <text:p>9392</text:p>
          </table:table-cell>
          <table:table-cell office:value-type="float" office:value="0" calcext:value-type="float">
            <text:p>0</text:p>
          </table:table-cell>
          <table:table-cell office:value-type="float" office:value="9392" calcext:value-type="float">
            <text:p>93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603" calcext:value-type="float">
            <text:p>603</text:p>
          </table:table-cell>
          <table:table-cell office:value-type="float" office:value="21964433" calcext:value-type="float">
            <text:p>21964433</text:p>
          </table:table-cell>
          <table:table-cell table:formula="of:=([.D58]/([.D58]+[.E58]))*100" office:value-type="float" office:value="0.00274527207694993" calcext:value-type="float">
            <text:p>0.0027452720769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table:number-columns-repeated="8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414" calcext:value-type="float">
            <text:p>46414</text:p>
          </table:table-cell>
          <table:table-cell office:value-type="float" office:value="21918614" calcext:value-type="float">
            <text:p>21918614</text:p>
          </table:table-cell>
          <table:table-cell table:formula="of:=([.D62]/([.D62]+[.E62]))*100" office:value-type="float" office:value="0.211308631156764" calcext:value-type="float">
            <text:p>0.211308631156764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46414" calcext:value-type="float">
            <text:p>46414</text:p>
          </table:table-cell>
          <table:table-cell office:value-type="float" office:value="25320" calcext:value-type="float">
            <text:p>2532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371312" calcext:value-type="float">
            <text:p>371312</text:p>
          </table:table-cell>
          <table:table-cell office:value-type="float" office:value="405120" calcext:value-type="float">
            <text:p>405120</text:p>
          </table:table-cell>
          <table:table-cell office:value-type="float" office:value="776432" calcext:value-type="float">
            <text:p>7764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260" calcext:value-type="float">
            <text:p>32260</text:p>
          </table:table-cell>
          <table:table-cell office:value-type="float" office:value="21932768" calcext:value-type="float">
            <text:p>21932768</text:p>
          </table:table-cell>
          <table:table-cell table:formula="of:=([.D63]/([.D63]+[.E63]))*100" office:value-type="float" office:value="0.146869833264041" calcext:value-type="float">
            <text:p>0.146869833264041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32260" calcext:value-type="float">
            <text:p>32260</text:p>
          </table:table-cell>
          <table:table-cell office:value-type="float" office:value="16747" calcext:value-type="float">
            <text:p>16747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58080" calcext:value-type="float">
            <text:p>258080</text:p>
          </table:table-cell>
          <table:table-cell office:value-type="float" office:value="267952" calcext:value-type="float">
            <text:p>267952</text:p>
          </table:table-cell>
          <table:table-cell office:value-type="float" office:value="526032" calcext:value-type="float">
            <text:p>526032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5478" calcext:value-type="float">
            <text:p>25478</text:p>
          </table:table-cell>
          <table:table-cell office:value-type="float" office:value="21939550" calcext:value-type="float">
            <text:p>21939550</text:p>
          </table:table-cell>
          <table:table-cell table:formula="of:=([.D64]/([.D64]+[.E64]))*100" office:value-type="float" office:value="0.115993478360237" calcext:value-type="float">
            <text:p>0.115993478360237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5478" calcext:value-type="float">
            <text:p>25478</text:p>
          </table:table-cell>
          <table:table-cell office:value-type="float" office:value="12640" calcext:value-type="float">
            <text:p>1264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03824" calcext:value-type="float">
            <text:p>203824</text:p>
          </table:table-cell>
          <table:table-cell office:value-type="float" office:value="202240" calcext:value-type="float">
            <text:p>202240</text:p>
          </table:table-cell>
          <table:table-cell office:value-type="float" office:value="406064" calcext:value-type="float">
            <text:p>406064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113086312" calcext:value-type="float">
            <text:p>0.2113086312</text:p>
          </table:table-cell>
          <table:table-cell table:style-name="ce1" office:value-type="float" office:value="0.1660275598" calcext:value-type="float">
            <text:p>0.1660275598</text:p>
          </table:table-cell>
          <table:table-cell table:style-name="ce1" office:value-type="float" office:value="0.1440061902" calcext:value-type="float">
            <text:p>0.1440061902</text:p>
          </table:table-cell>
          <table:table-cell table:style-name="ce1" office:value-type="float" office:value="0.1339720578" calcext:value-type="float">
            <text:p>0.13397205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3393" calcext:value-type="float">
            <text:p>23393</text:p>
          </table:table-cell>
          <table:table-cell office:value-type="float" office:value="21941635" calcext:value-type="float">
            <text:p>21941635</text:p>
          </table:table-cell>
          <table:table-cell table:formula="of:=([.D65]/([.D65]+[.E65]))*100" office:value-type="float" office:value="0.106501116228944" calcext:value-type="float">
            <text:p>0.106501116228944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3393" calcext:value-type="float">
            <text:p>23393</text:p>
          </table:table-cell>
          <table:table-cell office:value-type="float" office:value="10710" calcext:value-type="float">
            <text:p>1071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87144" calcext:value-type="float">
            <text:p>187144</text:p>
          </table:table-cell>
          <table:table-cell office:value-type="float" office:value="171360" calcext:value-type="float">
            <text:p>171360</text:p>
          </table:table-cell>
          <table:table-cell office:value-type="float" office:value="358504" calcext:value-type="float">
            <text:p>358504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468698333" calcext:value-type="float">
            <text:p>0.1468698333</text:p>
          </table:table-cell>
          <table:table-cell table:style-name="ce1" office:value-type="float" office:value="0.1055404983" calcext:value-type="float">
            <text:p>0.1055404983</text:p>
          </table:table-cell>
          <table:table-cell table:style-name="ce1" office:value-type="float" office:value="0.08612326832" calcext:value-type="float">
            <text:p>0.08612326832</text:p>
          </table:table-cell>
          <table:table-cell table:style-name="ce1" office:value-type="float" office:value="0.07813784713" calcext:value-type="float">
            <text:p>0.07813784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8807" calcext:value-type="float">
            <text:p>18807</text:p>
          </table:table-cell>
          <table:table-cell office:value-type="float" office:value="21946221" calcext:value-type="float">
            <text:p>21946221</text:p>
          </table:table-cell>
          <table:table-cell table:formula="of:=([.D66]/([.D66]+[.E66]))*100" office:value-type="float" office:value="0.0856224722317677" calcext:value-type="float">
            <text:p>0.085622472231768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8807" calcext:value-type="float">
            <text:p>18807</text:p>
          </table:table-cell>
          <table:table-cell office:value-type="float" office:value="9302" calcext:value-type="float">
            <text:p>9302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50456" calcext:value-type="float">
            <text:p>150456</text:p>
          </table:table-cell>
          <table:table-cell office:value-type="float" office:value="148832" calcext:value-type="float">
            <text:p>148832</text:p>
          </table:table-cell>
          <table:table-cell office:value-type="float" office:value="299288" calcext:value-type="float">
            <text:p>29928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59934784" calcext:value-type="float">
            <text:p>0.1159934784</text:p>
          </table:table-cell>
          <table:table-cell table:style-name="ce1" office:value-type="float" office:value="0.0777144468" calcext:value-type="float">
            <text:p>0.0777144468</text:p>
          </table:table-cell>
          <table:table-cell table:style-name="ce1" office:value-type="float" office:value="0.06298648925" calcext:value-type="float">
            <text:p>0.06298648925</text:p>
          </table:table-cell>
          <table:table-cell table:style-name="ce1" office:value-type="float" office:value="0.03195534283" calcext:value-type="float">
            <text:p>0.03195534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7309" calcext:value-type="float">
            <text:p>17309</text:p>
          </table:table-cell>
          <table:table-cell office:value-type="float" office:value="21947719" calcext:value-type="float">
            <text:p>21947719</text:p>
          </table:table-cell>
          <table:table-cell table:formula="of:=([.D67]/([.D67]+[.E67]))*100" office:value-type="float" office:value="0.0788025401105794" calcext:value-type="float">
            <text:p>0.07880254011058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7309" calcext:value-type="float">
            <text:p>17309</text:p>
          </table:table-cell>
          <table:table-cell office:value-type="float" office:value="8393" calcext:value-type="float">
            <text:p>8393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8472" calcext:value-type="float">
            <text:p>138472</text:p>
          </table:table-cell>
          <table:table-cell office:value-type="float" office:value="134288" calcext:value-type="float">
            <text:p>134288</text:p>
          </table:table-cell>
          <table:table-cell office:value-type="float" office:value="272760" calcext:value-type="float">
            <text:p>272760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1065011162" calcext:value-type="float">
            <text:p>0.1065011162</text:p>
          </table:table-cell>
          <table:table-cell table:style-name="ce1" office:value-type="float" office:value="0.05991797506" calcext:value-type="float">
            <text:p>0.05991797506</text:p>
          </table:table-cell>
          <table:table-cell table:style-name="ce1" office:value-type="float" office:value="0.02298198755" calcext:value-type="float">
            <text:p>0.02298198755</text:p>
          </table:table-cell>
          <table:table-cell table:style-name="ce1" office:value-type="float" office:value="0.02125651741" calcext:value-type="float">
            <text:p>0.0212565174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8562247223" calcext:value-type="float">
            <text:p>0.08562247223</text:p>
          </table:table-cell>
          <table:table-cell table:style-name="ce1" office:value-type="float" office:value="0.04305025243" calcext:value-type="float">
            <text:p>0.04305025243</text:p>
          </table:table-cell>
          <table:table-cell table:number-columns-repeated="2" table:style-name="ce1" office:value-type="float" office:value="0.02438421658" calcext:value-type="float">
            <text:p>0.02438421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6468" calcext:value-type="float">
            <text:p>36468</text:p>
          </table:table-cell>
          <table:table-cell office:value-type="float" office:value="21928560" calcext:value-type="float">
            <text:p>21928560</text:p>
          </table:table-cell>
          <table:table-cell table:formula="of:=([.D69]/([.D69]+[.E69]))*100" office:value-type="float" office:value="0.166027559810076" calcext:value-type="float">
            <text:p>0.16602755981007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36468" calcext:value-type="float">
            <text:p>36468</text:p>
          </table:table-cell>
          <table:table-cell office:value-type="float" office:value="20694" calcext:value-type="float">
            <text:p>20694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91744" calcext:value-type="float">
            <text:p>291744</text:p>
          </table:table-cell>
          <table:table-cell office:value-type="float" office:value="331104" calcext:value-type="float">
            <text:p>331104</text:p>
          </table:table-cell>
          <table:table-cell office:value-type="float" office:value="622848" calcext:value-type="float">
            <text:p>622848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7880254011" calcext:value-type="float">
            <text:p>0.07880254011</text:p>
          </table:table-cell>
          <table:table-cell table:number-columns-repeated="2" table:style-name="ce1" office:value-type="float" office:value="0.04053716663" calcext:value-type="float">
            <text:p>0.04053716663</text:p>
          </table:table-cell>
          <table:table-cell table:style-name="ce1" office:value-type="float" office:value="0.00313680456" calcext:value-type="float">
            <text:p>0.003136804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3182" calcext:value-type="float">
            <text:p>23182</text:p>
          </table:table-cell>
          <table:table-cell office:value-type="float" office:value="21941846" calcext:value-type="float">
            <text:p>21941846</text:p>
          </table:table-cell>
          <table:table-cell table:formula="of:=([.D70]/([.D70]+[.E70]))*100" office:value-type="float" office:value="0.10554049828664" calcext:value-type="float">
            <text:p>0.10554049828664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3182" calcext:value-type="float">
            <text:p>23182</text:p>
          </table:table-cell>
          <table:table-cell office:value-type="float" office:value="12493" calcext:value-type="float">
            <text:p>12493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85456" calcext:value-type="float">
            <text:p>185456</text:p>
          </table:table-cell>
          <table:table-cell office:value-type="float" office:value="199888" calcext:value-type="float">
            <text:p>199888</text:p>
          </table:table-cell>
          <table:table-cell office:value-type="float" office:value="385344" calcext:value-type="float">
            <text:p>3853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7070" calcext:value-type="float">
            <text:p>17070</text:p>
          </table:table-cell>
          <table:table-cell office:value-type="float" office:value="21947958" calcext:value-type="float">
            <text:p>21947958</text:p>
          </table:table-cell>
          <table:table-cell table:formula="of:=([.D71]/([.D71]+[.E71]))*100" office:value-type="float" office:value="0.0777144468015247" calcext:value-type="float">
            <text:p>0.077714446801525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7070" calcext:value-type="float">
            <text:p>17070</text:p>
          </table:table-cell>
          <table:table-cell office:value-type="float" office:value="8434" calcext:value-type="float">
            <text:p>8434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6560" calcext:value-type="float">
            <text:p>136560</text:p>
          </table:table-cell>
          <table:table-cell office:value-type="float" office:value="134944" calcext:value-type="float">
            <text:p>134944</text:p>
          </table:table-cell>
          <table:table-cell office:value-type="float" office:value="271504" calcext:value-type="float">
            <text:p>2715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3161" calcext:value-type="float">
            <text:p>13161</text:p>
          </table:table-cell>
          <table:table-cell office:value-type="float" office:value="21951867" calcext:value-type="float">
            <text:p>21951867</text:p>
          </table:table-cell>
          <table:table-cell table:formula="of:=([.D72]/([.D72]+[.E72]))*100" office:value-type="float" office:value="0.0599179750647256" calcext:value-type="float">
            <text:p>0.05991797506472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3161" calcext:value-type="float">
            <text:p>13161</text:p>
          </table:table-cell>
          <table:table-cell office:value-type="float" office:value="6586" calcext:value-type="float">
            <text:p>6586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05288" calcext:value-type="float">
            <text:p>105288</text:p>
          </table:table-cell>
          <table:table-cell office:value-type="float" office:value="105376" calcext:value-type="float">
            <text:p>105376</text:p>
          </table:table-cell>
          <table:table-cell office:value-type="float" office:value="210664" calcext:value-type="float">
            <text:p>2106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456" calcext:value-type="float">
            <text:p>9456</text:p>
          </table:table-cell>
          <table:table-cell office:value-type="float" office:value="21955572" calcext:value-type="float">
            <text:p>21955572</text:p>
          </table:table-cell>
          <table:table-cell table:formula="of:=([.D73]/([.D73]+[.E73]))*100" office:value-type="float" office:value="0.0430502524285423" calcext:value-type="float">
            <text:p>0.043050252428542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9456" calcext:value-type="float">
            <text:p>9456</text:p>
          </table:table-cell>
          <table:table-cell office:value-type="float" office:value="4191" calcext:value-type="float">
            <text:p>419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5648" calcext:value-type="float">
            <text:p>75648</text:p>
          </table:table-cell>
          <table:table-cell office:value-type="float" office:value="67056" calcext:value-type="float">
            <text:p>67056</text:p>
          </table:table-cell>
          <table:table-cell office:value-type="float" office:value="142704" calcext:value-type="float">
            <text:p>1427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8904" calcext:value-type="float">
            <text:p>8904</text:p>
          </table:table-cell>
          <table:table-cell office:value-type="float" office:value="21956124" calcext:value-type="float">
            <text:p>21956124</text:p>
          </table:table-cell>
          <table:table-cell table:formula="of:=([.D74]/([.D74]+[.E74]))*100" office:value-type="float" office:value="0.0405371666268761" calcext:value-type="float">
            <text:p>0.04053716662687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8904" calcext:value-type="float">
            <text:p>8904</text:p>
          </table:table-cell>
          <table:table-cell office:value-type="float" office:value="6221" calcext:value-type="float">
            <text:p>622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1232" calcext:value-type="float">
            <text:p>71232</text:p>
          </table:table-cell>
          <table:table-cell office:value-type="float" office:value="99536" calcext:value-type="float">
            <text:p>99536</text:p>
          </table:table-cell>
          <table:table-cell office:value-type="float" office:value="170768" calcext:value-type="float">
            <text:p>17076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1631" calcext:value-type="float">
            <text:p>31631</text:p>
          </table:table-cell>
          <table:table-cell office:value-type="float" office:value="21933397" calcext:value-type="float">
            <text:p>21933397</text:p>
          </table:table-cell>
          <table:table-cell table:formula="of:=([.D76]/([.D76]+[.E76]))*100" office:value-type="float" office:value="0.144006190203809" calcext:value-type="float">
            <text:p>0.144006190203809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31631" calcext:value-type="float">
            <text:p>31631</text:p>
          </table:table-cell>
          <table:table-cell office:value-type="float" office:value="18495" calcext:value-type="float">
            <text:p>18495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53048" calcext:value-type="float">
            <text:p>253048</text:p>
          </table:table-cell>
          <table:table-cell office:value-type="float" office:value="295920" calcext:value-type="float">
            <text:p>295920</text:p>
          </table:table-cell>
          <table:table-cell office:value-type="float" office:value="548968" calcext:value-type="float">
            <text:p>5489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917" calcext:value-type="float">
            <text:p>18917</text:p>
          </table:table-cell>
          <table:table-cell office:value-type="float" office:value="21946111" calcext:value-type="float">
            <text:p>21946111</text:p>
          </table:table-cell>
          <table:table-cell table:formula="of:=([.D77]/([.D77]+[.E77]))*100" office:value-type="float" office:value="0.0861232683154331" calcext:value-type="float">
            <text:p>0.08612326831543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8917" calcext:value-type="float">
            <text:p>18917</text:p>
          </table:table-cell>
          <table:table-cell office:value-type="float" office:value="10360" calcext:value-type="float">
            <text:p>1036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51336" calcext:value-type="float">
            <text:p>151336</text:p>
          </table:table-cell>
          <table:table-cell office:value-type="float" office:value="165760" calcext:value-type="float">
            <text:p>165760</text:p>
          </table:table-cell>
          <table:table-cell office:value-type="float" office:value="317096" calcext:value-type="float">
            <text:p>3170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3835" calcext:value-type="float">
            <text:p>13835</text:p>
          </table:table-cell>
          <table:table-cell office:value-type="float" office:value="21951193" calcext:value-type="float">
            <text:p>21951193</text:p>
          </table:table-cell>
          <table:table-cell table:formula="of:=([.D78]/([.D78]+[.E78]))*100" office:value-type="float" office:value="0.0629864892500934" calcext:value-type="float">
            <text:p>0.06298648925009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3835" calcext:value-type="float">
            <text:p>13835</text:p>
          </table:table-cell>
          <table:table-cell office:value-type="float" office:value="7225" calcext:value-type="float">
            <text:p>7225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10680" calcext:value-type="float">
            <text:p>110680</text:p>
          </table:table-cell>
          <table:table-cell office:value-type="float" office:value="115600" calcext:value-type="float">
            <text:p>115600</text:p>
          </table:table-cell>
          <table:table-cell office:value-type="float" office:value="226280" calcext:value-type="float">
            <text:p>22628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048" calcext:value-type="float">
            <text:p>5048</text:p>
          </table:table-cell>
          <table:table-cell office:value-type="float" office:value="21959980" calcext:value-type="float">
            <text:p>21959980</text:p>
          </table:table-cell>
          <table:table-cell table:formula="of:=([.D79]/([.D79]+[.E79]))*100" office:value-type="float" office:value="0.0229819875485704" calcext:value-type="float">
            <text:p>0.02298198754857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5048" calcext:value-type="float">
            <text:p>5048</text:p>
          </table:table-cell>
          <table:table-cell office:value-type="float" office:value="1920" calcext:value-type="float">
            <text:p>192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40384" calcext:value-type="float">
            <text:p>40384</text:p>
          </table:table-cell>
          <table:table-cell office:value-type="float" office:value="30720" calcext:value-type="float">
            <text:p>30720</text:p>
          </table:table-cell>
          <table:table-cell office:value-type="float" office:value="71104" calcext:value-type="float">
            <text:p>71104</text:p>
          </table:table-cell>
          <table:table-cell table:number-columns-repeated="6"/>
          <table:table-cell table:style-name="ce2" office:value-type="string" calcext:value-type="string">
            <text:p>array [I] [j+2]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5356" calcext:value-type="float">
            <text:p>5356</text:p>
          </table:table-cell>
          <table:table-cell office:value-type="float" office:value="21959672" calcext:value-type="float">
            <text:p>21959672</text:p>
          </table:table-cell>
          <table:table-cell table:formula="of:=([.D80]/([.D80]+[.E80]))*100" office:value-type="float" office:value="0.0243842165828334" calcext:value-type="float">
            <text:p>0.02438421658283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5356" calcext:value-type="float">
            <text:p>5356</text:p>
          </table:table-cell>
          <table:table-cell office:value-type="float" office:value="3149" calcext:value-type="float">
            <text:p>3149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42848" calcext:value-type="float">
            <text:p>42848</text:p>
          </table:table-cell>
          <table:table-cell office:value-type="float" office:value="50384" calcext:value-type="float">
            <text:p>50384</text:p>
          </table:table-cell>
          <table:table-cell office:value-type="float" office:value="93232" calcext:value-type="float">
            <text:p>932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904" calcext:value-type="float">
            <text:p>8904</text:p>
          </table:table-cell>
          <table:table-cell office:value-type="float" office:value="21956124" calcext:value-type="float">
            <text:p>21956124</text:p>
          </table:table-cell>
          <table:table-cell table:formula="of:=([.D81]/([.D81]+[.E81]))*100" office:value-type="float" office:value="0.0405371666268761" calcext:value-type="float">
            <text:p>0.04053716662687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8904" calcext:value-type="float">
            <text:p>8904</text:p>
          </table:table-cell>
          <table:table-cell office:value-type="float" office:value="6221" calcext:value-type="float">
            <text:p>622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1232" calcext:value-type="float">
            <text:p>71232</text:p>
          </table:table-cell>
          <table:table-cell office:value-type="float" office:value="99536" calcext:value-type="float">
            <text:p>99536</text:p>
          </table:table-cell>
          <table:table-cell office:value-type="float" office:value="170768" calcext:value-type="float">
            <text:p>17076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427" calcext:value-type="float">
            <text:p>29427</text:p>
          </table:table-cell>
          <table:table-cell office:value-type="float" office:value="21935601" calcext:value-type="float">
            <text:p>21935601</text:p>
          </table:table-cell>
          <table:table-cell table:formula="of:=([.D83]/([.D83]+[.E83]))*100" office:value-type="float" office:value="0.133972057763823" calcext:value-type="float">
            <text:p>0.13397205776382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9427" calcext:value-type="float">
            <text:p>29427</text:p>
          </table:table-cell>
          <table:table-cell office:value-type="float" office:value="17400" calcext:value-type="float">
            <text:p>1740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35416" calcext:value-type="float">
            <text:p>235416</text:p>
          </table:table-cell>
          <table:table-cell office:value-type="float" office:value="278400" calcext:value-type="float">
            <text:p>278400</text:p>
          </table:table-cell>
          <table:table-cell office:value-type="float" office:value="513816" calcext:value-type="float">
            <text:p>5138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7163" calcext:value-type="float">
            <text:p>17163</text:p>
          </table:table-cell>
          <table:table-cell office:value-type="float" office:value="21947865" calcext:value-type="float">
            <text:p>21947865</text:p>
          </table:table-cell>
          <table:table-cell table:formula="of:=([.D84]/([.D84]+[.E84]))*100" office:value-type="float" office:value="0.0781378471268054" calcext:value-type="float">
            <text:p>0.078137847126805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7163" calcext:value-type="float">
            <text:p>17163</text:p>
          </table:table-cell>
          <table:table-cell office:value-type="float" office:value="8465" calcext:value-type="float">
            <text:p>8465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7304" calcext:value-type="float">
            <text:p>137304</text:p>
          </table:table-cell>
          <table:table-cell office:value-type="float" office:value="135440" calcext:value-type="float">
            <text:p>135440</text:p>
          </table:table-cell>
          <table:table-cell office:value-type="float" office:value="272744" calcext:value-type="float">
            <text:p>2727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7019" calcext:value-type="float">
            <text:p>7019</text:p>
          </table:table-cell>
          <table:table-cell office:value-type="float" office:value="21958009" calcext:value-type="float">
            <text:p>21958009</text:p>
          </table:table-cell>
          <table:table-cell table:formula="of:=([.D85]/([.D85]+[.E85]))*100" office:value-type="float" office:value="0.0319553428295197" calcext:value-type="float">
            <text:p>0.03195534282952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7019" calcext:value-type="float">
            <text:p>7019</text:p>
          </table:table-cell>
          <table:table-cell office:value-type="float" office:value="1790" calcext:value-type="float">
            <text:p>179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56152" calcext:value-type="float">
            <text:p>56152</text:p>
          </table:table-cell>
          <table:table-cell office:value-type="float" office:value="28640" calcext:value-type="float">
            <text:p>28640</text:p>
          </table:table-cell>
          <table:table-cell office:value-type="float" office:value="84792" calcext:value-type="float">
            <text:p>847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669" calcext:value-type="float">
            <text:p>4669</text:p>
          </table:table-cell>
          <table:table-cell office:value-type="float" office:value="21960359" calcext:value-type="float">
            <text:p>21960359</text:p>
          </table:table-cell>
          <table:table-cell table:formula="of:=([.D86]/([.D86]+[.E86]))*100" office:value-type="float" office:value="0.0212565174057597" calcext:value-type="float">
            <text:p>0.0212565174057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4669" calcext:value-type="float">
            <text:p>4669</text:p>
          </table:table-cell>
          <table:table-cell office:value-type="float" office:value="1801" calcext:value-type="float">
            <text:p>180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37352" calcext:value-type="float">
            <text:p>37352</text:p>
          </table:table-cell>
          <table:table-cell office:value-type="float" office:value="28816" calcext:value-type="float">
            <text:p>28816</text:p>
          </table:table-cell>
          <table:table-cell office:value-type="float" office:value="66168" calcext:value-type="float">
            <text:p>661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5356" calcext:value-type="float">
            <text:p>5356</text:p>
          </table:table-cell>
          <table:table-cell office:value-type="float" office:value="21959672" calcext:value-type="float">
            <text:p>21959672</text:p>
          </table:table-cell>
          <table:table-cell table:formula="of:=([.D87]/([.D87]+[.E87]))*100" office:value-type="float" office:value="0.0243842165828334" calcext:value-type="float">
            <text:p>0.02438421658283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5356" calcext:value-type="float">
            <text:p>5356</text:p>
          </table:table-cell>
          <table:table-cell office:value-type="float" office:value="3149" calcext:value-type="float">
            <text:p>3149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42848" calcext:value-type="float">
            <text:p>42848</text:p>
          </table:table-cell>
          <table:table-cell office:value-type="float" office:value="50384" calcext:value-type="float">
            <text:p>50384</text:p>
          </table:table-cell>
          <table:table-cell office:value-type="float" office:value="93232" calcext:value-type="float">
            <text:p>932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689" calcext:value-type="float">
            <text:p>689</text:p>
          </table:table-cell>
          <table:table-cell office:value-type="float" office:value="21964339" calcext:value-type="float">
            <text:p>21964339</text:p>
          </table:table-cell>
          <table:table-cell table:formula="of:=([.D88]/([.D88]+[.E88]))*100" office:value-type="float" office:value="0.00313680456041303" calcext:value-type="float">
            <text:p>0.00313680456041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689" calcext:value-type="float">
            <text:p>689</text:p>
          </table:table-cell>
          <table:table-cell office:value-type="float" office:value="62" calcext:value-type="float">
            <text:p>62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5512" calcext:value-type="float">
            <text:p>5512</text:p>
          </table:table-cell>
          <table:table-cell office:value-type="float" office:value="992" calcext:value-type="float">
            <text:p>992</text:p>
          </table:table-cell>
          <table:table-cell office:value-type="float" office:value="6504" calcext:value-type="float">
            <text:p>6504</text:p>
          </table:table-cell>
          <table:table-cell table:number-columns-repeated="8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0486" calcext:value-type="float">
            <text:p>50486</text:p>
          </table:table-cell>
          <table:table-cell office:value-type="float" office:value="21914550" calcext:value-type="float">
            <text:p>21914550</text:p>
          </table:table-cell>
          <table:table-cell table:formula="of:=([.D92]/([.D92]+[.E92]))*100" office:value-type="float" office:value="0.229847107921881" calcext:value-type="float">
            <text:p>0.22984710792188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0486" calcext:value-type="float">
            <text:p>50486</text:p>
          </table:table-cell>
          <table:table-cell office:value-type="float" office:value="27182" calcext:value-type="float">
            <text:p>2718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03888" calcext:value-type="float">
            <text:p>403888</text:p>
          </table:table-cell>
          <table:table-cell office:value-type="float" office:value="434912" calcext:value-type="float">
            <text:p>434912</text:p>
          </table:table-cell>
          <table:table-cell office:value-type="float" office:value="838800" calcext:value-type="float">
            <text:p>8388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1885" calcext:value-type="float">
            <text:p>31885</text:p>
          </table:table-cell>
          <table:table-cell office:value-type="float" office:value="21933151" calcext:value-type="float">
            <text:p>21933151</text:p>
          </table:table-cell>
          <table:table-cell table:formula="of:=([.D93]/([.D93]+[.E93]))*100" office:value-type="float" office:value="0.145162521017493" calcext:value-type="float">
            <text:p>0.14516252101749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885" calcext:value-type="float">
            <text:p>31885</text:p>
          </table:table-cell>
          <table:table-cell office:value-type="float" office:value="16676" calcext:value-type="float">
            <text:p>1667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5080" calcext:value-type="float">
            <text:p>255080</text:p>
          </table:table-cell>
          <table:table-cell office:value-type="float" office:value="266816" calcext:value-type="float">
            <text:p>266816</text:p>
          </table:table-cell>
          <table:table-cell office:value-type="float" office:value="521896" calcext:value-type="float">
            <text:p>521896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4866" calcext:value-type="float">
            <text:p>24866</text:p>
          </table:table-cell>
          <table:table-cell office:value-type="float" office:value="21940170" calcext:value-type="float">
            <text:p>21940170</text:p>
          </table:table-cell>
          <table:table-cell table:formula="of:=([.D94]/([.D94]+[.E94]))*100" office:value-type="float" office:value="0.113207189826595" calcext:value-type="float">
            <text:p>0.11320718982659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4866" calcext:value-type="float">
            <text:p>24866</text:p>
          </table:table-cell>
          <table:table-cell office:value-type="float" office:value="12577" calcext:value-type="float">
            <text:p>1257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98928" calcext:value-type="float">
            <text:p>198928</text:p>
          </table:table-cell>
          <table:table-cell office:value-type="float" office:value="201232" calcext:value-type="float">
            <text:p>201232</text:p>
          </table:table-cell>
          <table:table-cell office:value-type="float" office:value="400160" calcext:value-type="float">
            <text:p>400160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298471079" calcext:value-type="float">
            <text:p>0.2298471079</text:p>
          </table:table-cell>
          <table:table-cell table:style-name="ce1" office:value-type="float" office:value="0.1742587629" calcext:value-type="float">
            <text:p>0.1742587629</text:p>
          </table:table-cell>
          <table:table-cell table:style-name="ce1" office:value-type="float" office:value="0.147366023" calcext:value-type="float">
            <text:p>0.147366023</text:p>
          </table:table-cell>
          <table:table-cell table:style-name="ce1" office:value-type="float" office:value="0.1349872588" calcext:value-type="float">
            <text:p>0.13498725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1293" calcext:value-type="float">
            <text:p>21293</text:p>
          </table:table-cell>
          <table:table-cell office:value-type="float" office:value="21943743" calcext:value-type="float">
            <text:p>21943743</text:p>
          </table:table-cell>
          <table:table-cell table:formula="of:=([.D95]/([.D95]+[.E95]))*100" office:value-type="float" office:value="0.0969404284154144" calcext:value-type="float">
            <text:p>0.09694042841541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1293" calcext:value-type="float">
            <text:p>21293</text:p>
          </table:table-cell>
          <table:table-cell office:value-type="float" office:value="10517" calcext:value-type="float">
            <text:p>1051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70344" calcext:value-type="float">
            <text:p>170344</text:p>
          </table:table-cell>
          <table:table-cell office:value-type="float" office:value="168272" calcext:value-type="float">
            <text:p>168272</text:p>
          </table:table-cell>
          <table:table-cell office:value-type="float" office:value="338616" calcext:value-type="float">
            <text:p>338616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45162521" calcext:value-type="float">
            <text:p>0.145162521</text:p>
          </table:table-cell>
          <table:table-cell table:style-name="ce1" office:value-type="float" office:value="0.1037011731" calcext:value-type="float">
            <text:p>0.1037011731</text:p>
          </table:table-cell>
          <table:table-cell table:style-name="ce1" office:value-type="float" office:value="0.08397891995" calcext:value-type="float">
            <text:p>0.08397891995</text:p>
          </table:table-cell>
          <table:table-cell table:style-name="ce1" office:value-type="float" office:value="0.06947404958" calcext:value-type="float">
            <text:p>0.069474049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9088" calcext:value-type="float">
            <text:p>19088</text:p>
          </table:table-cell>
          <table:table-cell office:value-type="float" office:value="21945948" calcext:value-type="float">
            <text:p>21945948</text:p>
          </table:table-cell>
          <table:table-cell table:formula="of:=([.D96]/([.D96]+[.E96]))*100" office:value-type="float" office:value="0.0869017469400005" calcext:value-type="float">
            <text:p>0.08690174694000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9088" calcext:value-type="float">
            <text:p>19088</text:p>
          </table:table-cell>
          <table:table-cell office:value-type="float" office:value="9451" calcext:value-type="float">
            <text:p>945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52704" calcext:value-type="float">
            <text:p>152704</text:p>
          </table:table-cell>
          <table:table-cell office:value-type="float" office:value="151216" calcext:value-type="float">
            <text:p>151216</text:p>
          </table:table-cell>
          <table:table-cell office:value-type="float" office:value="303920" calcext:value-type="float">
            <text:p>303920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32071898" calcext:value-type="float">
            <text:p>0.1132071898</text:p>
          </table:table-cell>
          <table:table-cell table:style-name="ce1" office:value-type="float" office:value="0.07421795257" calcext:value-type="float">
            <text:p>0.07421795257</text:p>
          </table:table-cell>
          <table:table-cell table:style-name="ce1" office:value-type="float" office:value="0.04577274538" calcext:value-type="float">
            <text:p>0.04577274538</text:p>
          </table:table-cell>
          <table:table-cell table:style-name="ce1" office:value-type="float" office:value="0.02381967414" calcext:value-type="float">
            <text:p>0.02381967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8008" calcext:value-type="float">
            <text:p>18008</text:p>
          </table:table-cell>
          <table:table-cell office:value-type="float" office:value="21947028" calcext:value-type="float">
            <text:p>21947028</text:p>
          </table:table-cell>
          <table:table-cell table:formula="of:=([.D97]/([.D97]+[.E97]))*100" office:value-type="float" office:value="0.0819848417275528" calcext:value-type="float">
            <text:p>0.08198484172755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008" calcext:value-type="float">
            <text:p>18008</text:p>
          </table:table-cell>
          <table:table-cell office:value-type="float" office:value="8736" calcext:value-type="float">
            <text:p>873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44064" calcext:value-type="float">
            <text:p>144064</text:p>
          </table:table-cell>
          <table:table-cell office:value-type="float" office:value="139776" calcext:value-type="float">
            <text:p>139776</text:p>
          </table:table-cell>
          <table:table-cell office:value-type="float" office:value="283840" calcext:value-type="float">
            <text:p>283840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9694042842" calcext:value-type="float">
            <text:p>0.09694042842</text:p>
          </table:table-cell>
          <table:table-cell table:style-name="ce1" office:value-type="float" office:value="0.04953326733" calcext:value-type="float">
            <text:p>0.04953326733</text:p>
          </table:table-cell>
          <table:table-cell table:style-name="ce1" office:value-type="float" office:value="0.01831091923" calcext:value-type="float">
            <text:p>0.01831091923</text:p>
          </table:table-cell>
          <table:table-cell table:style-name="ce1" office:value-type="float" office:value="0.01068061077" calcext:value-type="float">
            <text:p>0.01068061077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8690174694" calcext:value-type="float">
            <text:p>0.08690174694</text:p>
          </table:table-cell>
          <table:table-cell table:style-name="ce1" office:value-type="float" office:value="0.04445701796" calcext:value-type="float">
            <text:p>0.04445701796</text:p>
          </table:table-cell>
          <table:table-cell table:number-columns-repeated="2" table:style-name="ce1" office:value-type="float" office:value="0.005490544154" calcext:value-type="float">
            <text:p>0.0054905441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8276" calcext:value-type="float">
            <text:p>38276</text:p>
          </table:table-cell>
          <table:table-cell office:value-type="float" office:value="21926760" calcext:value-type="float">
            <text:p>21926760</text:p>
          </table:table-cell>
          <table:table-cell table:formula="of:=([.D99]/([.D99]+[.E99]))*100" office:value-type="float" office:value="0.174258762881154" calcext:value-type="float">
            <text:p>0.17425876288115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8276" calcext:value-type="float">
            <text:p>38276</text:p>
          </table:table-cell>
          <table:table-cell office:value-type="float" office:value="21685" calcext:value-type="float">
            <text:p>2168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06208" calcext:value-type="float">
            <text:p>306208</text:p>
          </table:table-cell>
          <table:table-cell office:value-type="float" office:value="346960" calcext:value-type="float">
            <text:p>346960</text:p>
          </table:table-cell>
          <table:table-cell office:value-type="float" office:value="653168" calcext:value-type="float">
            <text:p>653168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8198484173" calcext:value-type="float">
            <text:p>0.08198484173</text:p>
          </table:table-cell>
          <table:table-cell table:number-columns-repeated="2" table:style-name="ce1" office:value-type="float" office:value="0.005690862514" calcext:value-type="float">
            <text:p>0.005690862514</text:p>
          </table:table-cell>
          <table:table-cell table:style-name="ce1" office:value-type="float" office:value="0.005581597954" calcext:value-type="float">
            <text:p>0.005581597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2778" calcext:value-type="float">
            <text:p>22778</text:p>
          </table:table-cell>
          <table:table-cell office:value-type="float" office:value="21942258" calcext:value-type="float">
            <text:p>21942258</text:p>
          </table:table-cell>
          <table:table-cell table:formula="of:=([.D100]/([.D100]+[.E100]))*100" office:value-type="float" office:value="0.10370117308253" calcext:value-type="float">
            <text:p>0.1037011730825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2778" calcext:value-type="float">
            <text:p>22778</text:p>
          </table:table-cell>
          <table:table-cell office:value-type="float" office:value="12400" calcext:value-type="float">
            <text:p>1240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2224" calcext:value-type="float">
            <text:p>182224</text:p>
          </table:table-cell>
          <table:table-cell office:value-type="float" office:value="198400" calcext:value-type="float">
            <text:p>198400</text:p>
          </table:table-cell>
          <table:table-cell office:value-type="float" office:value="380624" calcext:value-type="float">
            <text:p>3806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302" calcext:value-type="float">
            <text:p>16302</text:p>
          </table:table-cell>
          <table:table-cell office:value-type="float" office:value="21948734" calcext:value-type="float">
            <text:p>21948734</text:p>
          </table:table-cell>
          <table:table-cell table:formula="of:=([.D101]/([.D101]+[.E101]))*100" office:value-type="float" office:value="0.0742179525678902" calcext:value-type="float">
            <text:p>0.0742179525678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6302" calcext:value-type="float">
            <text:p>16302</text:p>
          </table:table-cell>
          <table:table-cell office:value-type="float" office:value="8439" calcext:value-type="float">
            <text:p>8439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0416" calcext:value-type="float">
            <text:p>130416</text:p>
          </table:table-cell>
          <table:table-cell office:value-type="float" office:value="135024" calcext:value-type="float">
            <text:p>135024</text:p>
          </table:table-cell>
          <table:table-cell office:value-type="float" office:value="265440" calcext:value-type="float">
            <text:p>2654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880" calcext:value-type="float">
            <text:p>10880</text:p>
          </table:table-cell>
          <table:table-cell office:value-type="float" office:value="21954156" calcext:value-type="float">
            <text:p>21954156</text:p>
          </table:table-cell>
          <table:table-cell table:formula="of:=([.D102]/([.D102]+[.E102]))*100" office:value-type="float" office:value="0.0495332673253984" calcext:value-type="float">
            <text:p>0.04953326732539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880" calcext:value-type="float">
            <text:p>10880</text:p>
          </table:table-cell>
          <table:table-cell office:value-type="float" office:value="4778" calcext:value-type="float">
            <text:p>477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7040" calcext:value-type="float">
            <text:p>87040</text:p>
          </table:table-cell>
          <table:table-cell office:value-type="float" office:value="76448" calcext:value-type="float">
            <text:p>76448</text:p>
          </table:table-cell>
          <table:table-cell office:value-type="float" office:value="163488" calcext:value-type="float">
            <text:p>1634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765" calcext:value-type="float">
            <text:p>9765</text:p>
          </table:table-cell>
          <table:table-cell office:value-type="float" office:value="21955271" calcext:value-type="float">
            <text:p>21955271</text:p>
          </table:table-cell>
          <table:table-cell table:formula="of:=([.D103]/([.D103]+[.E103]))*100" office:value-type="float" office:value="0.0444570179625474" calcext:value-type="float">
            <text:p>0.04445701796254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9765" calcext:value-type="float">
            <text:p>9765</text:p>
          </table:table-cell>
          <table:table-cell office:value-type="float" office:value="4328" calcext:value-type="float">
            <text:p>432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78120" calcext:value-type="float">
            <text:p>78120</text:p>
          </table:table-cell>
          <table:table-cell office:value-type="float" office:value="69248" calcext:value-type="float">
            <text:p>69248</text:p>
          </table:table-cell>
          <table:table-cell office:value-type="float" office:value="147368" calcext:value-type="float">
            <text:p>1473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250" calcext:value-type="float">
            <text:p>1250</text:p>
          </table:table-cell>
          <table:table-cell office:value-type="float" office:value="21963786" calcext:value-type="float">
            <text:p>21963786</text:p>
          </table:table-cell>
          <table:table-cell table:formula="of:=([.D104]/([.D104]+[.E104]))*100" office:value-type="float" office:value="0.00569086251440699" calcext:value-type="float">
            <text:p>0.00569086251440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50" calcext:value-type="float">
            <text:p>1250</text:p>
          </table:table-cell>
          <table:table-cell office:value-type="float" office:value="342" calcext:value-type="float">
            <text:p>34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0000" calcext:value-type="float">
            <text:p>10000</text:p>
          </table:table-cell>
          <table:table-cell office:value-type="float" office:value="5472" calcext:value-type="float">
            <text:p>5472</text:p>
          </table:table-cell>
          <table:table-cell office:value-type="float" office:value="15472" calcext:value-type="float">
            <text:p>15472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3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2369" calcext:value-type="float">
            <text:p>32369</text:p>
          </table:table-cell>
          <table:table-cell office:value-type="float" office:value="21932667" calcext:value-type="float">
            <text:p>21932667</text:p>
          </table:table-cell>
          <table:table-cell table:formula="of:=([.D106]/([.D106]+[.E106]))*100" office:value-type="float" office:value="0.147366022983072" calcext:value-type="float">
            <text:p>0.14736602298307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2369" calcext:value-type="float">
            <text:p>32369</text:p>
          </table:table-cell>
          <table:table-cell office:value-type="float" office:value="18961" calcext:value-type="float">
            <text:p>1896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8952" calcext:value-type="float">
            <text:p>258952</text:p>
          </table:table-cell>
          <table:table-cell office:value-type="float" office:value="303376" calcext:value-type="float">
            <text:p>303376</text:p>
          </table:table-cell>
          <table:table-cell office:value-type="float" office:value="562328" calcext:value-type="float">
            <text:p>562328</text:p>
          </table:table-cell>
          <table:table-cell table:number-columns-repeated="6"/>
          <table:table-cell table:style-name="ce2" office:value-type="string" calcext:value-type="string">
            <text:p>array [I] [j+3]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446" calcext:value-type="float">
            <text:p>18446</text:p>
          </table:table-cell>
          <table:table-cell office:value-type="float" office:value="21946590" calcext:value-type="float">
            <text:p>21946590</text:p>
          </table:table-cell>
          <table:table-cell table:formula="of:=([.D107]/([.D107]+[.E107]))*100" office:value-type="float" office:value="0.083978919952601" calcext:value-type="float">
            <text:p>0.08397891995260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446" calcext:value-type="float">
            <text:p>18446</text:p>
          </table:table-cell>
          <table:table-cell office:value-type="float" office:value="10306" calcext:value-type="float">
            <text:p>1030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47568" calcext:value-type="float">
            <text:p>147568</text:p>
          </table:table-cell>
          <table:table-cell office:value-type="float" office:value="164896" calcext:value-type="float">
            <text:p>164896</text:p>
          </table:table-cell>
          <table:table-cell office:value-type="float" office:value="312464" calcext:value-type="float">
            <text:p>3124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054" calcext:value-type="float">
            <text:p>10054</text:p>
          </table:table-cell>
          <table:table-cell office:value-type="float" office:value="21954982" calcext:value-type="float">
            <text:p>21954982</text:p>
          </table:table-cell>
          <table:table-cell table:formula="of:=([.D108]/([.D108]+[.E108]))*100" office:value-type="float" office:value="0.0457727453758783" calcext:value-type="float">
            <text:p>0.04577274537587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054" calcext:value-type="float">
            <text:p>10054</text:p>
          </table:table-cell>
          <table:table-cell office:value-type="float" office:value="4306" calcext:value-type="float">
            <text:p>430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0432" calcext:value-type="float">
            <text:p>80432</text:p>
          </table:table-cell>
          <table:table-cell office:value-type="float" office:value="68896" calcext:value-type="float">
            <text:p>68896</text:p>
          </table:table-cell>
          <table:table-cell office:value-type="float" office:value="149328" calcext:value-type="float">
            <text:p>1493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022" calcext:value-type="float">
            <text:p>4022</text:p>
          </table:table-cell>
          <table:table-cell office:value-type="float" office:value="21961014" calcext:value-type="float">
            <text:p>21961014</text:p>
          </table:table-cell>
          <table:table-cell table:formula="of:=([.D109]/([.D109]+[.E109]))*100" office:value-type="float" office:value="0.0183109192263559" calcext:value-type="float">
            <text:p>0.01831091922635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022" calcext:value-type="float">
            <text:p>4022</text:p>
          </table:table-cell>
          <table:table-cell office:value-type="float" office:value="1078" calcext:value-type="float">
            <text:p>107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2176" calcext:value-type="float">
            <text:p>32176</text:p>
          </table:table-cell>
          <table:table-cell office:value-type="float" office:value="17248" calcext:value-type="float">
            <text:p>17248</text:p>
          </table:table-cell>
          <table:table-cell office:value-type="float" office:value="49424" calcext:value-type="float">
            <text:p>494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206" calcext:value-type="float">
            <text:p>1206</text:p>
          </table:table-cell>
          <table:table-cell office:value-type="float" office:value="21963830" calcext:value-type="float">
            <text:p>21963830</text:p>
          </table:table-cell>
          <table:table-cell table:formula="of:=([.D110]/([.D110]+[.E110]))*100" office:value-type="float" office:value="0.00549054415389986" calcext:value-type="float">
            <text:p>0.005490544153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06" calcext:value-type="float">
            <text:p>1206</text:p>
          </table:table-cell>
          <table:table-cell office:value-type="float" office:value="27" calcext:value-type="float">
            <text:p>2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648" calcext:value-type="float">
            <text:p>9648</text:p>
          </table:table-cell>
          <table:table-cell office:value-type="float" office:value="432" calcext:value-type="float">
            <text:p>432</text:p>
          </table:table-cell>
          <table:table-cell office:value-type="float" office:value="10080" calcext:value-type="float">
            <text:p>1008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250" calcext:value-type="float">
            <text:p>1250</text:p>
          </table:table-cell>
          <table:table-cell office:value-type="float" office:value="21963786" calcext:value-type="float">
            <text:p>21963786</text:p>
          </table:table-cell>
          <table:table-cell table:formula="of:=([.D111]/([.D111]+[.E111]))*100" office:value-type="float" office:value="0.00569086251440699" calcext:value-type="float">
            <text:p>0.00569086251440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50" calcext:value-type="float">
            <text:p>1250</text:p>
          </table:table-cell>
          <table:table-cell office:value-type="float" office:value="342" calcext:value-type="float">
            <text:p>34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0000" calcext:value-type="float">
            <text:p>10000</text:p>
          </table:table-cell>
          <table:table-cell office:value-type="float" office:value="5472" calcext:value-type="float">
            <text:p>5472</text:p>
          </table:table-cell>
          <table:table-cell office:value-type="float" office:value="15472" calcext:value-type="float">
            <text:p>15472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650" calcext:value-type="float">
            <text:p>29650</text:p>
          </table:table-cell>
          <table:table-cell office:value-type="float" office:value="21935386" calcext:value-type="float">
            <text:p>21935386</text:p>
          </table:table-cell>
          <table:table-cell table:formula="of:=([.D113]/([.D113]+[.E113]))*100" office:value-type="float" office:value="0.134987258841734" calcext:value-type="float">
            <text:p>0.13498725884173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9650" calcext:value-type="float">
            <text:p>29650</text:p>
          </table:table-cell>
          <table:table-cell office:value-type="float" office:value="17634" calcext:value-type="float">
            <text:p>1763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37200" calcext:value-type="float">
            <text:p>237200</text:p>
          </table:table-cell>
          <table:table-cell office:value-type="float" office:value="282144" calcext:value-type="float">
            <text:p>282144</text:p>
          </table:table-cell>
          <table:table-cell office:value-type="float" office:value="519344" calcext:value-type="float">
            <text:p>5193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5260" calcext:value-type="float">
            <text:p>15260</text:p>
          </table:table-cell>
          <table:table-cell office:value-type="float" office:value="21949776" calcext:value-type="float">
            <text:p>21949776</text:p>
          </table:table-cell>
          <table:table-cell table:formula="of:=([.D114]/([.D114]+[.E114]))*100" office:value-type="float" office:value="0.0694740495758805" calcext:value-type="float">
            <text:p>0.06947404957588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260" calcext:value-type="float">
            <text:p>15260</text:p>
          </table:table-cell>
          <table:table-cell office:value-type="float" office:value="6966" calcext:value-type="float">
            <text:p>696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2080" calcext:value-type="float">
            <text:p>122080</text:p>
          </table:table-cell>
          <table:table-cell office:value-type="float" office:value="111456" calcext:value-type="float">
            <text:p>111456</text:p>
          </table:table-cell>
          <table:table-cell office:value-type="float" office:value="233536" calcext:value-type="float">
            <text:p>2335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5232" calcext:value-type="float">
            <text:p>5232</text:p>
          </table:table-cell>
          <table:table-cell office:value-type="float" office:value="21959804" calcext:value-type="float">
            <text:p>21959804</text:p>
          </table:table-cell>
          <table:table-cell table:formula="of:=([.D115]/([.D115]+[.E115]))*100" office:value-type="float" office:value="0.0238196741403019" calcext:value-type="float">
            <text:p>0.02381967414030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232" calcext:value-type="float">
            <text:p>5232</text:p>
          </table:table-cell>
          <table:table-cell office:value-type="float" office:value="387" calcext:value-type="float">
            <text:p>38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1856" calcext:value-type="float">
            <text:p>41856</text:p>
          </table:table-cell>
          <table:table-cell office:value-type="float" office:value="6192" calcext:value-type="float">
            <text:p>6192</text:p>
          </table:table-cell>
          <table:table-cell office:value-type="float" office:value="48048" calcext:value-type="float">
            <text:p>480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46" calcext:value-type="float">
            <text:p>2346</text:p>
          </table:table-cell>
          <table:table-cell office:value-type="float" office:value="21962690" calcext:value-type="float">
            <text:p>21962690</text:p>
          </table:table-cell>
          <table:table-cell table:formula="of:=([.D116]/([.D116]+[.E116]))*100" office:value-type="float" office:value="0.010680610767039" calcext:value-type="float">
            <text:p>0.01068061076703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346" calcext:value-type="float">
            <text:p>2346</text:p>
          </table:table-cell>
          <table:table-cell office:value-type="float" office:value="40" calcext:value-type="float">
            <text:p>4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768" calcext:value-type="float">
            <text:p>18768</text:p>
          </table:table-cell>
          <table:table-cell office:value-type="float" office:value="640" calcext:value-type="float">
            <text:p>640</text:p>
          </table:table-cell>
          <table:table-cell office:value-type="float" office:value="19408" calcext:value-type="float">
            <text:p>194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206" calcext:value-type="float">
            <text:p>1206</text:p>
          </table:table-cell>
          <table:table-cell office:value-type="float" office:value="21963830" calcext:value-type="float">
            <text:p>21963830</text:p>
          </table:table-cell>
          <table:table-cell table:formula="of:=([.D117]/([.D117]+[.E117]))*100" office:value-type="float" office:value="0.00549054415389986" calcext:value-type="float">
            <text:p>0.005490544153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06" calcext:value-type="float">
            <text:p>1206</text:p>
          </table:table-cell>
          <table:table-cell office:value-type="float" office:value="27" calcext:value-type="float">
            <text:p>2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648" calcext:value-type="float">
            <text:p>9648</text:p>
          </table:table-cell>
          <table:table-cell office:value-type="float" office:value="432" calcext:value-type="float">
            <text:p>432</text:p>
          </table:table-cell>
          <table:table-cell office:value-type="float" office:value="10080" calcext:value-type="float">
            <text:p>1008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226" calcext:value-type="float">
            <text:p>1226</text:p>
          </table:table-cell>
          <table:table-cell office:value-type="float" office:value="21963810" calcext:value-type="float">
            <text:p>21963810</text:p>
          </table:table-cell>
          <table:table-cell table:formula="of:=([.D118]/([.D118]+[.E118]))*100" office:value-type="float" office:value="0.00558159795413037" calcext:value-type="float">
            <text:p>0.0055815979541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26" calcext:value-type="float">
            <text:p>1226</text:p>
          </table:table-cell>
          <table:table-cell office:value-type="float" office:value="322" calcext:value-type="float">
            <text:p>32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808" calcext:value-type="float">
            <text:p>9808</text:p>
          </table:table-cell>
          <table:table-cell office:value-type="float" office:value="5152" calcext:value-type="float">
            <text:p>5152</text:p>
          </table:table-cell>
          <table:table-cell office:value-type="float" office:value="14960" calcext:value-type="float">
            <text:p>14960</text:p>
          </table:table-cell>
          <table:table-cell table:number-columns-repeated="8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213" calcext:value-type="float">
            <text:p>46213</text:p>
          </table:table-cell>
          <table:table-cell office:value-type="float" office:value="21918815" calcext:value-type="float">
            <text:p>21918815</text:p>
          </table:table-cell>
          <table:table-cell table:formula="of:=([.D122]/([.D122]+[.E122]))*100" office:value-type="float" office:value="0.210393540131158" calcext:value-type="float">
            <text:p>0.210393540131158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46213" calcext:value-type="float">
            <text:p>46213</text:p>
          </table:table-cell>
          <table:table-cell office:value-type="float" office:value="25254" calcext:value-type="float">
            <text:p>25254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369704" calcext:value-type="float">
            <text:p>369704</text:p>
          </table:table-cell>
          <table:table-cell office:value-type="float" office:value="404064" calcext:value-type="float">
            <text:p>404064</text:p>
          </table:table-cell>
          <table:table-cell office:value-type="float" office:value="773768" calcext:value-type="float">
            <text:p>7737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155" calcext:value-type="float">
            <text:p>32155</text:p>
          </table:table-cell>
          <table:table-cell office:value-type="float" office:value="21932873" calcext:value-type="float">
            <text:p>21932873</text:p>
          </table:table-cell>
          <table:table-cell table:formula="of:=([.D123]/([.D123]+[.E123]))*100" office:value-type="float" office:value="0.146391800638724" calcext:value-type="float">
            <text:p>0.146391800638724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32155" calcext:value-type="float">
            <text:p>32155</text:p>
          </table:table-cell>
          <table:table-cell office:value-type="float" office:value="16680" calcext:value-type="float">
            <text:p>1668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57240" calcext:value-type="float">
            <text:p>257240</text:p>
          </table:table-cell>
          <table:table-cell office:value-type="float" office:value="266880" calcext:value-type="float">
            <text:p>266880</text:p>
          </table:table-cell>
          <table:table-cell office:value-type="float" office:value="524120" calcext:value-type="float">
            <text:p>524120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5327" calcext:value-type="float">
            <text:p>25327</text:p>
          </table:table-cell>
          <table:table-cell office:value-type="float" office:value="21939701" calcext:value-type="float">
            <text:p>21939701</text:p>
          </table:table-cell>
          <table:table-cell table:formula="of:=([.D124]/([.D124]+[.E124]))*100" office:value-type="float" office:value="0.115306021918115" calcext:value-type="float">
            <text:p>0.115306021918115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5327" calcext:value-type="float">
            <text:p>25327</text:p>
          </table:table-cell>
          <table:table-cell office:value-type="float" office:value="12558" calcext:value-type="float">
            <text:p>12558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02616" calcext:value-type="float">
            <text:p>202616</text:p>
          </table:table-cell>
          <table:table-cell office:value-type="float" office:value="200928" calcext:value-type="float">
            <text:p>200928</text:p>
          </table:table-cell>
          <table:table-cell office:value-type="float" office:value="403544" calcext:value-type="float">
            <text:p>403544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103935401" calcext:value-type="float">
            <text:p>0.2103935401</text:p>
          </table:table-cell>
          <table:table-cell table:style-name="ce1" office:value-type="float" office:value="0.1656542391" calcext:value-type="float">
            <text:p>0.1656542391</text:p>
          </table:table-cell>
          <table:table-cell table:style-name="ce1" office:value-type="float" office:value="0.1436601856" calcext:value-type="float">
            <text:p>0.1436601856</text:p>
          </table:table-cell>
          <table:table-cell table:style-name="ce1" office:value-type="float" office:value="0.1338764512" calcext:value-type="float">
            <text:p>0.13387645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3422" calcext:value-type="float">
            <text:p>23422</text:p>
          </table:table-cell>
          <table:table-cell office:value-type="float" office:value="21941606" calcext:value-type="float">
            <text:p>21941606</text:p>
          </table:table-cell>
          <table:table-cell table:formula="of:=([.D125]/([.D125]+[.E125]))*100" office:value-type="float" office:value="0.106633144287364" calcext:value-type="float">
            <text:p>0.106633144287364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3422" calcext:value-type="float">
            <text:p>23422</text:p>
          </table:table-cell>
          <table:table-cell office:value-type="float" office:value="10711" calcext:value-type="float">
            <text:p>1071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87376" calcext:value-type="float">
            <text:p>187376</text:p>
          </table:table-cell>
          <table:table-cell office:value-type="float" office:value="171376" calcext:value-type="float">
            <text:p>171376</text:p>
          </table:table-cell>
          <table:table-cell office:value-type="float" office:value="358752" calcext:value-type="float">
            <text:p>35875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463918006" calcext:value-type="float">
            <text:p>0.1463918006</text:p>
          </table:table-cell>
          <table:table-cell table:style-name="ce1" office:value-type="float" office:value="0.1051398614" calcext:value-type="float">
            <text:p>0.1051398614</text:p>
          </table:table-cell>
          <table:table-cell table:style-name="ce1" office:value-type="float" office:value="0.08609595217" calcext:value-type="float">
            <text:p>0.08609595217</text:p>
          </table:table-cell>
          <table:table-cell table:style-name="ce1" office:value-type="float" office:value="0.07813329444" calcext:value-type="float">
            <text:p>0.078133294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9206" calcext:value-type="float">
            <text:p>19206</text:p>
          </table:table-cell>
          <table:table-cell office:value-type="float" office:value="21945822" calcext:value-type="float">
            <text:p>21945822</text:p>
          </table:table-cell>
          <table:table-cell table:formula="of:=([.D126]/([.D126]+[.E126]))*100" office:value-type="float" office:value="0.087438996207972" calcext:value-type="float">
            <text:p>0.087438996207972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9206" calcext:value-type="float">
            <text:p>19206</text:p>
          </table:table-cell>
          <table:table-cell office:value-type="float" office:value="9311" calcext:value-type="float">
            <text:p>931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53648" calcext:value-type="float">
            <text:p>153648</text:p>
          </table:table-cell>
          <table:table-cell office:value-type="float" office:value="148976" calcext:value-type="float">
            <text:p>148976</text:p>
          </table:table-cell>
          <table:table-cell office:value-type="float" office:value="302624" calcext:value-type="float">
            <text:p>30262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53060219" calcext:value-type="float">
            <text:p>0.1153060219</text:p>
          </table:table-cell>
          <table:table-cell table:style-name="ce1" office:value-type="float" office:value="0.0777144468" calcext:value-type="float">
            <text:p>0.0777144468</text:p>
          </table:table-cell>
          <table:table-cell table:style-name="ce1" office:value-type="float" office:value="0.06298648925" calcext:value-type="float">
            <text:p>0.06298648925</text:p>
          </table:table-cell>
          <table:table-cell table:style-name="ce1" office:value-type="float" office:value="0.03196444821" calcext:value-type="float">
            <text:p>0.031964448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7305" calcext:value-type="float">
            <text:p>17305</text:p>
          </table:table-cell>
          <table:table-cell office:value-type="float" office:value="21947723" calcext:value-type="float">
            <text:p>21947723</text:p>
          </table:table-cell>
          <table:table-cell table:formula="of:=([.D127]/([.D127]+[.E127]))*100" office:value-type="float" office:value="0.0787843293439007" calcext:value-type="float">
            <text:p>0.078784329343901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7305" calcext:value-type="float">
            <text:p>17305</text:p>
          </table:table-cell>
          <table:table-cell office:value-type="float" office:value="8371" calcext:value-type="float">
            <text:p>837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8440" calcext:value-type="float">
            <text:p>138440</text:p>
          </table:table-cell>
          <table:table-cell office:value-type="float" office:value="133936" calcext:value-type="float">
            <text:p>133936</text:p>
          </table:table-cell>
          <table:table-cell office:value-type="float" office:value="272376" calcext:value-type="float">
            <text:p>272376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1066331443" calcext:value-type="float">
            <text:p>0.1066331443</text:p>
          </table:table-cell>
          <table:table-cell table:style-name="ce1" office:value-type="float" office:value="0.07507388563" calcext:value-type="float">
            <text:p>0.07507388563</text:p>
          </table:table-cell>
          <table:table-cell table:style-name="ce1" office:value-type="float" office:value="0.03056677187" calcext:value-type="float">
            <text:p>0.03056677187</text:p>
          </table:table-cell>
          <table:table-cell table:style-name="ce1" office:value-type="float" office:value="0.02883219634" calcext:value-type="float">
            <text:p>0.02883219634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8743899621" calcext:value-type="float">
            <text:p>0.08743899621</text:p>
          </table:table-cell>
          <table:table-cell table:style-name="ce1" office:value-type="float" office:value="0.04412924035" calcext:value-type="float">
            <text:p>0.04412924035</text:p>
          </table:table-cell>
          <table:table-cell table:style-name="ce1" office:value-type="float" office:value="0.02433868967" calcext:value-type="float">
            <text:p>0.02433868967</text:p>
          </table:table-cell>
          <table:table-cell table:style-name="ce1" office:value-type="float" office:value="0.02400179048" calcext:value-type="float">
            <text:p>0.024001790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6386" calcext:value-type="float">
            <text:p>36386</text:p>
          </table:table-cell>
          <table:table-cell office:value-type="float" office:value="21928642" calcext:value-type="float">
            <text:p>21928642</text:p>
          </table:table-cell>
          <table:table-cell table:formula="of:=([.D129]/([.D129]+[.E129]))*100" office:value-type="float" office:value="0.165654239093162" calcext:value-type="float">
            <text:p>0.165654239093162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36386" calcext:value-type="float">
            <text:p>36386</text:p>
          </table:table-cell>
          <table:table-cell office:value-type="float" office:value="20659" calcext:value-type="float">
            <text:p>20659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91088" calcext:value-type="float">
            <text:p>291088</text:p>
          </table:table-cell>
          <table:table-cell office:value-type="float" office:value="330544" calcext:value-type="float">
            <text:p>330544</text:p>
          </table:table-cell>
          <table:table-cell office:value-type="float" office:value="621632" calcext:value-type="float">
            <text:p>621632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7878432934" calcext:value-type="float">
            <text:p>0.07878432934</text:p>
          </table:table-cell>
          <table:table-cell table:style-name="ce1" office:value-type="float" office:value="0.04037782242" calcext:value-type="float">
            <text:p>0.04037782242</text:p>
          </table:table-cell>
          <table:table-cell table:number-columns-repeated="2" table:style-name="ce1" office:value-type="float" office:value="0.0400045017" calcext:value-type="float">
            <text:p>0.0400045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3094" calcext:value-type="float">
            <text:p>23094</text:p>
          </table:table-cell>
          <table:table-cell office:value-type="float" office:value="21941934" calcext:value-type="float">
            <text:p>21941934</text:p>
          </table:table-cell>
          <table:table-cell table:formula="of:=([.D130]/([.D130]+[.E130]))*100" office:value-type="float" office:value="0.105139861419708" calcext:value-type="float">
            <text:p>0.105139861419708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3094" calcext:value-type="float">
            <text:p>23094</text:p>
          </table:table-cell>
          <table:table-cell office:value-type="float" office:value="12442" calcext:value-type="float">
            <text:p>12442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84752" calcext:value-type="float">
            <text:p>184752</text:p>
          </table:table-cell>
          <table:table-cell office:value-type="float" office:value="199072" calcext:value-type="float">
            <text:p>199072</text:p>
          </table:table-cell>
          <table:table-cell office:value-type="float" office:value="383824" calcext:value-type="float">
            <text:p>3838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7070" calcext:value-type="float">
            <text:p>17070</text:p>
          </table:table-cell>
          <table:table-cell office:value-type="float" office:value="21947958" calcext:value-type="float">
            <text:p>21947958</text:p>
          </table:table-cell>
          <table:table-cell table:formula="of:=([.D131]/([.D131]+[.E131]))*100" office:value-type="float" office:value="0.0777144468015247" calcext:value-type="float">
            <text:p>0.077714446801525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7070" calcext:value-type="float">
            <text:p>17070</text:p>
          </table:table-cell>
          <table:table-cell office:value-type="float" office:value="8436" calcext:value-type="float">
            <text:p>8436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6560" calcext:value-type="float">
            <text:p>136560</text:p>
          </table:table-cell>
          <table:table-cell office:value-type="float" office:value="134976" calcext:value-type="float">
            <text:p>134976</text:p>
          </table:table-cell>
          <table:table-cell office:value-type="float" office:value="271536" calcext:value-type="float">
            <text:p>2715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6490" calcext:value-type="float">
            <text:p>16490</text:p>
          </table:table-cell>
          <table:table-cell office:value-type="float" office:value="21948538" calcext:value-type="float">
            <text:p>21948538</text:p>
          </table:table-cell>
          <table:table-cell table:formula="of:=([.D132]/([.D132]+[.E132]))*100" office:value-type="float" office:value="0.0750738856331073" calcext:value-type="float">
            <text:p>0.075073885633107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6490" calcext:value-type="float">
            <text:p>16490</text:p>
          </table:table-cell>
          <table:table-cell office:value-type="float" office:value="9084" calcext:value-type="float">
            <text:p>9084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1920" calcext:value-type="float">
            <text:p>131920</text:p>
          </table:table-cell>
          <table:table-cell office:value-type="float" office:value="145344" calcext:value-type="float">
            <text:p>145344</text:p>
          </table:table-cell>
          <table:table-cell office:value-type="float" office:value="277264" calcext:value-type="float">
            <text:p>2772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693" calcext:value-type="float">
            <text:p>9693</text:p>
          </table:table-cell>
          <table:table-cell office:value-type="float" office:value="21955335" calcext:value-type="float">
            <text:p>21955335</text:p>
          </table:table-cell>
          <table:table-cell table:formula="of:=([.D133]/([.D133]+[.E133]))*100" office:value-type="float" office:value="0.0441292403542577" calcext:value-type="float">
            <text:p>0.044129240354258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9693" calcext:value-type="float">
            <text:p>9693</text:p>
          </table:table-cell>
          <table:table-cell office:value-type="float" office:value="4198" calcext:value-type="float">
            <text:p>4198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7544" calcext:value-type="float">
            <text:p>77544</text:p>
          </table:table-cell>
          <table:table-cell office:value-type="float" office:value="67168" calcext:value-type="float">
            <text:p>67168</text:p>
          </table:table-cell>
          <table:table-cell office:value-type="float" office:value="144712" calcext:value-type="float">
            <text:p>1447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8869" calcext:value-type="float">
            <text:p>8869</text:p>
          </table:table-cell>
          <table:table-cell office:value-type="float" office:value="21956159" calcext:value-type="float">
            <text:p>21956159</text:p>
          </table:table-cell>
          <table:table-cell table:formula="of:=([.D134]/([.D134]+[.E134]))*100" office:value-type="float" office:value="0.0403778224184372" calcext:value-type="float">
            <text:p>0.040377822418437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8869" calcext:value-type="float">
            <text:p>8869</text:p>
          </table:table-cell>
          <table:table-cell office:value-type="float" office:value="6191" calcext:value-type="float">
            <text:p>619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0952" calcext:value-type="float">
            <text:p>70952</text:p>
          </table:table-cell>
          <table:table-cell office:value-type="float" office:value="99056" calcext:value-type="float">
            <text:p>99056</text:p>
          </table:table-cell>
          <table:table-cell office:value-type="float" office:value="170008" calcext:value-type="float">
            <text:p>170008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3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1555" calcext:value-type="float">
            <text:p>31555</text:p>
          </table:table-cell>
          <table:table-cell office:value-type="float" office:value="21933473" calcext:value-type="float">
            <text:p>21933473</text:p>
          </table:table-cell>
          <table:table-cell table:formula="of:=([.D136]/([.D136]+[.E136]))*100" office:value-type="float" office:value="0.143660185636913" calcext:value-type="float">
            <text:p>0.14366018563691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31555" calcext:value-type="float">
            <text:p>31555</text:p>
          </table:table-cell>
          <table:table-cell office:value-type="float" office:value="18459" calcext:value-type="float">
            <text:p>18459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52440" calcext:value-type="float">
            <text:p>252440</text:p>
          </table:table-cell>
          <table:table-cell office:value-type="float" office:value="295344" calcext:value-type="float">
            <text:p>295344</text:p>
          </table:table-cell>
          <table:table-cell office:value-type="float" office:value="547784" calcext:value-type="float">
            <text:p>547784</text:p>
          </table:table-cell>
          <table:table-cell table:number-columns-repeated="6"/>
          <table:table-cell table:style-name="ce2" office:value-type="string" calcext:value-type="string">
            <text:p>array [I] [j+4]</text:p>
          </table:table-cell>
          <table:table-cell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911" calcext:value-type="float">
            <text:p>18911</text:p>
          </table:table-cell>
          <table:table-cell office:value-type="float" office:value="21946117" calcext:value-type="float">
            <text:p>21946117</text:p>
          </table:table-cell>
          <table:table-cell table:formula="of:=([.D137]/([.D137]+[.E137]))*100" office:value-type="float" office:value="0.0860959521654149" calcext:value-type="float">
            <text:p>0.086095952165415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8911" calcext:value-type="float">
            <text:p>18911</text:p>
          </table:table-cell>
          <table:table-cell office:value-type="float" office:value="10358" calcext:value-type="float">
            <text:p>10358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51288" calcext:value-type="float">
            <text:p>151288</text:p>
          </table:table-cell>
          <table:table-cell office:value-type="float" office:value="165728" calcext:value-type="float">
            <text:p>165728</text:p>
          </table:table-cell>
          <table:table-cell office:value-type="float" office:value="317016" calcext:value-type="float">
            <text:p>3170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3835" calcext:value-type="float">
            <text:p>13835</text:p>
          </table:table-cell>
          <table:table-cell office:value-type="float" office:value="21951193" calcext:value-type="float">
            <text:p>21951193</text:p>
          </table:table-cell>
          <table:table-cell table:formula="of:=([.D138]/([.D138]+[.E138]))*100" office:value-type="float" office:value="0.0629864892500934" calcext:value-type="float">
            <text:p>0.06298648925009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3835" calcext:value-type="float">
            <text:p>13835</text:p>
          </table:table-cell>
          <table:table-cell office:value-type="float" office:value="7231" calcext:value-type="float">
            <text:p>7231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10680" calcext:value-type="float">
            <text:p>110680</text:p>
          </table:table-cell>
          <table:table-cell office:value-type="float" office:value="115696" calcext:value-type="float">
            <text:p>115696</text:p>
          </table:table-cell>
          <table:table-cell office:value-type="float" office:value="226376" calcext:value-type="float">
            <text:p>2263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714" calcext:value-type="float">
            <text:p>6714</text:p>
          </table:table-cell>
          <table:table-cell office:value-type="float" office:value="21958314" calcext:value-type="float">
            <text:p>21958314</text:p>
          </table:table-cell>
          <table:table-cell table:formula="of:=([.D139]/([.D139]+[.E139]))*100" office:value-type="float" office:value="0.0305667718702658" calcext:value-type="float">
            <text:p>0.03056677187026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6714" calcext:value-type="float">
            <text:p>6714</text:p>
          </table:table-cell>
          <table:table-cell office:value-type="float" office:value="3170" calcext:value-type="float">
            <text:p>317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53712" calcext:value-type="float">
            <text:p>53712</text:p>
          </table:table-cell>
          <table:table-cell office:value-type="float" office:value="50720" calcext:value-type="float">
            <text:p>50720</text:p>
          </table:table-cell>
          <table:table-cell office:value-type="float" office:value="104432" calcext:value-type="float">
            <text:p>1044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5346" calcext:value-type="float">
            <text:p>5346</text:p>
          </table:table-cell>
          <table:table-cell office:value-type="float" office:value="21959682" calcext:value-type="float">
            <text:p>21959682</text:p>
          </table:table-cell>
          <table:table-cell table:formula="of:=([.D140]/([.D140]+[.E140]))*100" office:value-type="float" office:value="0.0243386896661366" calcext:value-type="float">
            <text:p>0.024338689666137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5346" calcext:value-type="float">
            <text:p>5346</text:p>
          </table:table-cell>
          <table:table-cell office:value-type="float" office:value="3138" calcext:value-type="float">
            <text:p>3138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42768" calcext:value-type="float">
            <text:p>42768</text:p>
          </table:table-cell>
          <table:table-cell office:value-type="float" office:value="50208" calcext:value-type="float">
            <text:p>50208</text:p>
          </table:table-cell>
          <table:table-cell office:value-type="float" office:value="92976" calcext:value-type="float">
            <text:p>929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787" calcext:value-type="float">
            <text:p>8787</text:p>
          </table:table-cell>
          <table:table-cell office:value-type="float" office:value="21956241" calcext:value-type="float">
            <text:p>21956241</text:p>
          </table:table-cell>
          <table:table-cell table:formula="of:=([.D141]/([.D141]+[.E141]))*100" office:value-type="float" office:value="0.040004501701523" calcext:value-type="float">
            <text:p>0.04000450170152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8787" calcext:value-type="float">
            <text:p>8787</text:p>
          </table:table-cell>
          <table:table-cell office:value-type="float" office:value="6135" calcext:value-type="float">
            <text:p>6135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0296" calcext:value-type="float">
            <text:p>70296</text:p>
          </table:table-cell>
          <table:table-cell office:value-type="float" office:value="98160" calcext:value-type="float">
            <text:p>98160</text:p>
          </table:table-cell>
          <table:table-cell office:value-type="float" office:value="168456" calcext:value-type="float">
            <text:p>168456</text:p>
          </table:table-cell>
          <table:table-cell table:number-columns-repeated="8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406" calcext:value-type="float">
            <text:p>29406</text:p>
          </table:table-cell>
          <table:table-cell office:value-type="float" office:value="21935622" calcext:value-type="float">
            <text:p>21935622</text:p>
          </table:table-cell>
          <table:table-cell table:formula="of:=([.D143]/([.D143]+[.E143]))*100" office:value-type="float" office:value="0.13387645123876" calcext:value-type="float">
            <text:p>0.1338764512387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29406" calcext:value-type="float">
            <text:p>29406</text:p>
          </table:table-cell>
          <table:table-cell office:value-type="float" office:value="17392" calcext:value-type="float">
            <text:p>17392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235248" calcext:value-type="float">
            <text:p>235248</text:p>
          </table:table-cell>
          <table:table-cell office:value-type="float" office:value="278272" calcext:value-type="float">
            <text:p>278272</text:p>
          </table:table-cell>
          <table:table-cell office:value-type="float" office:value="513520" calcext:value-type="float">
            <text:p>5135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7162" calcext:value-type="float">
            <text:p>17162</text:p>
          </table:table-cell>
          <table:table-cell office:value-type="float" office:value="21947866" calcext:value-type="float">
            <text:p>21947866</text:p>
          </table:table-cell>
          <table:table-cell table:formula="of:=([.D144]/([.D144]+[.E144]))*100" office:value-type="float" office:value="0.0781332944351357" calcext:value-type="float">
            <text:p>0.07813329443513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17162" calcext:value-type="float">
            <text:p>17162</text:p>
          </table:table-cell>
          <table:table-cell office:value-type="float" office:value="8469" calcext:value-type="float">
            <text:p>8469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137296" calcext:value-type="float">
            <text:p>137296</text:p>
          </table:table-cell>
          <table:table-cell office:value-type="float" office:value="135504" calcext:value-type="float">
            <text:p>135504</text:p>
          </table:table-cell>
          <table:table-cell office:value-type="float" office:value="272800" calcext:value-type="float">
            <text:p>2728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7021" calcext:value-type="float">
            <text:p>7021</text:p>
          </table:table-cell>
          <table:table-cell office:value-type="float" office:value="21958007" calcext:value-type="float">
            <text:p>21958007</text:p>
          </table:table-cell>
          <table:table-cell table:formula="of:=([.D145]/([.D145]+[.E145]))*100" office:value-type="float" office:value="0.0319644482128591" calcext:value-type="float">
            <text:p>0.031964448212859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7021" calcext:value-type="float">
            <text:p>7021</text:p>
          </table:table-cell>
          <table:table-cell office:value-type="float" office:value="1792" calcext:value-type="float">
            <text:p>1792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56168" calcext:value-type="float">
            <text:p>56168</text:p>
          </table:table-cell>
          <table:table-cell office:value-type="float" office:value="28672" calcext:value-type="float">
            <text:p>28672</text:p>
          </table:table-cell>
          <table:table-cell office:value-type="float" office:value="84840" calcext:value-type="float">
            <text:p>848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6333" calcext:value-type="float">
            <text:p>6333</text:p>
          </table:table-cell>
          <table:table-cell office:value-type="float" office:value="21958695" calcext:value-type="float">
            <text:p>21958695</text:p>
          </table:table-cell>
          <table:table-cell table:formula="of:=([.D146]/([.D146]+[.E146]))*100" office:value-type="float" office:value="0.0288321963441157" calcext:value-type="float">
            <text:p>0.028832196344116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6333" calcext:value-type="float">
            <text:p>6333</text:p>
          </table:table-cell>
          <table:table-cell office:value-type="float" office:value="3048" calcext:value-type="float">
            <text:p>3048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50664" calcext:value-type="float">
            <text:p>50664</text:p>
          </table:table-cell>
          <table:table-cell office:value-type="float" office:value="48768" calcext:value-type="float">
            <text:p>48768</text:p>
          </table:table-cell>
          <table:table-cell office:value-type="float" office:value="99432" calcext:value-type="float">
            <text:p>994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5272" calcext:value-type="float">
            <text:p>5272</text:p>
          </table:table-cell>
          <table:table-cell office:value-type="float" office:value="21959756" calcext:value-type="float">
            <text:p>21959756</text:p>
          </table:table-cell>
          <table:table-cell table:formula="of:=([.D147]/([.D147]+[.E147]))*100" office:value-type="float" office:value="0.0240017904825799" calcext:value-type="float">
            <text:p>0.02400179048258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5272" calcext:value-type="float">
            <text:p>5272</text:p>
          </table:table-cell>
          <table:table-cell office:value-type="float" office:value="3070" calcext:value-type="float">
            <text:p>3070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42176" calcext:value-type="float">
            <text:p>42176</text:p>
          </table:table-cell>
          <table:table-cell office:value-type="float" office:value="49120" calcext:value-type="float">
            <text:p>49120</text:p>
          </table:table-cell>
          <table:table-cell office:value-type="float" office:value="91296" calcext:value-type="float">
            <text:p>912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8787" calcext:value-type="float">
            <text:p>8787</text:p>
          </table:table-cell>
          <table:table-cell office:value-type="float" office:value="21956241" calcext:value-type="float">
            <text:p>21956241</text:p>
          </table:table-cell>
          <table:table-cell table:formula="of:=([.D148]/([.D148]+[.E148]))*100" office:value-type="float" office:value="0.040004501701523" calcext:value-type="float">
            <text:p>0.040004501701523</text:p>
          </table:table-cell>
          <table:table-cell office:value-type="float" office:value="17302703" calcext:value-type="float">
            <text:p>1730270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28" calcext:value-type="float">
            <text:p>21965028</text:p>
          </table:table-cell>
          <table:table-cell office:value-type="float" office:value="8787" calcext:value-type="float">
            <text:p>8787</text:p>
          </table:table-cell>
          <table:table-cell office:value-type="float" office:value="6135" calcext:value-type="float">
            <text:p>6135</text:p>
          </table:table-cell>
          <table:table-cell office:value-type="float" office:value="34605406" calcext:value-type="float">
            <text:p>34605406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06" calcext:value-type="float">
            <text:p>53254706</text:p>
          </table:table-cell>
          <table:table-cell office:value-type="float" office:value="70296" calcext:value-type="float">
            <text:p>70296</text:p>
          </table:table-cell>
          <table:table-cell office:value-type="float" office:value="98160" calcext:value-type="float">
            <text:p>98160</text:p>
          </table:table-cell>
          <table:table-cell office:value-type="float" office:value="168456" calcext:value-type="float">
            <text:p>168456</text:p>
          </table:table-cell>
          <table:table-cell table:number-columns-repeated="8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18"/>
          <table:table-cell table:style-name="ce1" office:value-type="float" office:value="0.2112857907" calcext:value-type="float">
            <text:p>0.2112857907</text:p>
          </table:table-cell>
          <table:table-cell table:style-name="ce1" office:value-type="float" office:value="0.1446207509" calcext:value-type="float">
            <text:p>0.1446207509</text:p>
          </table:table-cell>
          <table:table-cell table:style-name="ce1" office:value-type="float" office:value="0.1139583837" calcext:value-type="float">
            <text:p>0.1139583837</text:p>
          </table:table-cell>
          <table:table-cell table:style-name="ce1" office:value-type="float" office:value="0.09714074678" calcext:value-type="float">
            <text:p>0.09714074678</text:p>
          </table:table-cell>
          <table:table-cell table:style-name="ce1" office:value-type="float" office:value="0.08642826718" calcext:value-type="float">
            <text:p>0.08642826718</text:p>
          </table:table-cell>
          <table:table-cell table:style-name="ce1" office:value-type="float" office:value="0.07887080176" calcext:value-type="float">
            <text:p>0.07887080176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2123283568" calcext:value-type="float">
            <text:p>0.2123283568</text:p>
          </table:table-cell>
          <table:table-cell table:style-name="ce1" office:value-type="float" office:value="0.1433778665" calcext:value-type="float">
            <text:p>0.1433778665</text:p>
          </table:table-cell>
          <table:table-cell table:style-name="ce1" office:value-type="float" office:value="0.1122192561" calcext:value-type="float">
            <text:p>0.1122192561</text:p>
          </table:table-cell>
          <table:table-cell table:style-name="ce1" office:value-type="float" office:value="0.09696319187" calcext:value-type="float">
            <text:p>0.09696319187</text:p>
          </table:table-cell>
          <table:table-cell table:style-name="ce1" office:value-type="float" office:value="0.08648745215" calcext:value-type="float">
            <text:p>0.08648745215</text:p>
          </table:table-cell>
          <table:table-cell table:style-name="ce1" office:value-type="float" office:value="0.07890722328" calcext:value-type="float">
            <text:p>0.07890722328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2113086312" calcext:value-type="float">
            <text:p>0.2113086312</text:p>
          </table:table-cell>
          <table:table-cell table:style-name="ce1" office:value-type="float" office:value="0.1468698333" calcext:value-type="float">
            <text:p>0.1468698333</text:p>
          </table:table-cell>
          <table:table-cell table:style-name="ce1" office:value-type="float" office:value="0.1159934784" calcext:value-type="float">
            <text:p>0.1159934784</text:p>
          </table:table-cell>
          <table:table-cell table:style-name="ce1" office:value-type="float" office:value="0.1065011162" calcext:value-type="float">
            <text:p>0.1065011162</text:p>
          </table:table-cell>
          <table:table-cell table:style-name="ce1" office:value-type="float" office:value="0.08562247223" calcext:value-type="float">
            <text:p>0.08562247223</text:p>
          </table:table-cell>
          <table:table-cell table:style-name="ce1" office:value-type="float" office:value="0.07880254011" calcext:value-type="float">
            <text:p>0.07880254011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2298471079" calcext:value-type="float">
            <text:p>0.2298471079</text:p>
          </table:table-cell>
          <table:table-cell table:style-name="ce1" office:value-type="float" office:value="0.145162521" calcext:value-type="float">
            <text:p>0.145162521</text:p>
          </table:table-cell>
          <table:table-cell table:style-name="ce1" office:value-type="float" office:value="0.1132071898" calcext:value-type="float">
            <text:p>0.1132071898</text:p>
          </table:table-cell>
          <table:table-cell table:style-name="ce1" office:value-type="float" office:value="0.09694042842" calcext:value-type="float">
            <text:p>0.09694042842</text:p>
          </table:table-cell>
          <table:table-cell table:style-name="ce1" office:value-type="float" office:value="0.08690174694" calcext:value-type="float">
            <text:p>0.08690174694</text:p>
          </table:table-cell>
          <table:table-cell table:style-name="ce1" office:value-type="float" office:value="0.08198484173" calcext:value-type="float">
            <text:p>0.08198484173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2103935401" calcext:value-type="float">
            <text:p>0.2103935401</text:p>
          </table:table-cell>
          <table:table-cell table:style-name="ce1" office:value-type="float" office:value="0.1463918006" calcext:value-type="float">
            <text:p>0.1463918006</text:p>
          </table:table-cell>
          <table:table-cell table:style-name="ce1" office:value-type="float" office:value="0.1153060219" calcext:value-type="float">
            <text:p>0.1153060219</text:p>
          </table:table-cell>
          <table:table-cell table:style-name="ce1" office:value-type="float" office:value="0.1066331443" calcext:value-type="float">
            <text:p>0.1066331443</text:p>
          </table:table-cell>
          <table:table-cell table:style-name="ce1" office:value-type="float" office:value="0.08743899621" calcext:value-type="float">
            <text:p>0.08743899621</text:p>
          </table:table-cell>
          <table:table-cell table:style-name="ce1" office:value-type="float" office:value="0.07878432934" calcext:value-type="float">
            <text:p>0.07878432934</text:p>
          </table:table-cell>
          <table:table-cell/>
        </table:table-row>
        <table:table-row table:style-name="ro2" table:number-rows-repeated="5">
          <table:table-cell table:number-columns-repeated="25"/>
        </table:table-row>
        <table:table-row table:style-name="ro2">
          <table:table-cell table:number-columns-repeated="24"/>
          <table:table-cell table:style-name="ce5" office:value-type="string" calcext:value-type="string">
            <text:p>512 bytes cache</text:p>
          </table:table-cell>
        </table:table-row>
        <table:table-row table:style-name="ro2" table:number-rows-repeated="11">
          <table:table-cell table:number-columns-repeated="25"/>
        </table:table-row>
        <table:table-row table:style-name="ro2">
          <table:table-cell table:number-columns-repeated="18"/>
          <table:table-cell table:style-name="ce1" office:value-type="float" office:value="0.164475032" calcext:value-type="float">
            <text:p>0.164475032</text:p>
          </table:table-cell>
          <table:table-cell table:style-name="ce1" office:value-type="float" office:value="0.1039652291" calcext:value-type="float">
            <text:p>0.1039652291</text:p>
          </table:table-cell>
          <table:table-cell table:style-name="ce1" office:value-type="float" office:value="0.07330741457" calcext:value-type="float">
            <text:p>0.07330741457</text:p>
          </table:table-cell>
          <table:table-cell table:style-name="ce1" office:value-type="float" office:value="0.07017061115" calcext:value-type="float">
            <text:p>0.07017061115</text:p>
          </table:table-cell>
          <table:table-cell table:style-name="ce1" office:value-type="float" office:value="0.04414743504" calcext:value-type="float">
            <text:p>0.04414743504</text:p>
          </table:table-cell>
          <table:table-cell table:style-name="ce1" office:value-type="float" office:value="0.003104934588" calcext:value-type="float">
            <text:p>0.003104934588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641108168" calcext:value-type="float">
            <text:p>0.1641108168</text:p>
          </table:table-cell>
          <table:table-cell table:style-name="ce1" office:value-type="float" office:value="0.103232246" calcext:value-type="float">
            <text:p>0.103232246</text:p>
          </table:table-cell>
          <table:table-cell table:style-name="ce1" office:value-type="float" office:value="0.07423161064" calcext:value-type="float">
            <text:p>0.07423161064</text:p>
          </table:table-cell>
          <table:table-cell table:style-name="ce1" office:value-type="float" office:value="0.04880483692" calcext:value-type="float">
            <text:p>0.04880483692</text:p>
          </table:table-cell>
          <table:table-cell table:style-name="ce1" office:value-type="float" office:value="0.04419751463" calcext:value-type="float">
            <text:p>0.04419751463</text:p>
          </table:table-cell>
          <table:table-cell table:style-name="ce1" office:value-type="float" office:value="0.003022986168" calcext:value-type="float">
            <text:p>0.003022986168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660275598" calcext:value-type="float">
            <text:p>0.1660275598</text:p>
          </table:table-cell>
          <table:table-cell table:style-name="ce1" office:value-type="float" office:value="0.1055404983" calcext:value-type="float">
            <text:p>0.1055404983</text:p>
          </table:table-cell>
          <table:table-cell table:style-name="ce1" office:value-type="float" office:value="0.0777144468" calcext:value-type="float">
            <text:p>0.0777144468</text:p>
          </table:table-cell>
          <table:table-cell table:style-name="ce1" office:value-type="float" office:value="0.05991797506" calcext:value-type="float">
            <text:p>0.05991797506</text:p>
          </table:table-cell>
          <table:table-cell table:style-name="ce1" office:value-type="float" office:value="0.04305025243" calcext:value-type="float">
            <text:p>0.04305025243</text:p>
          </table:table-cell>
          <table:table-cell table:style-name="ce1" office:value-type="float" office:value="0.04053716663" calcext:value-type="float">
            <text:p>0.04053716663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742587629" calcext:value-type="float">
            <text:p>0.1742587629</text:p>
          </table:table-cell>
          <table:table-cell table:style-name="ce1" office:value-type="float" office:value="0.1037011731" calcext:value-type="float">
            <text:p>0.1037011731</text:p>
          </table:table-cell>
          <table:table-cell table:style-name="ce1" office:value-type="float" office:value="0.07421795257" calcext:value-type="float">
            <text:p>0.07421795257</text:p>
          </table:table-cell>
          <table:table-cell table:style-name="ce1" office:value-type="float" office:value="0.04953326733" calcext:value-type="float">
            <text:p>0.04953326733</text:p>
          </table:table-cell>
          <table:table-cell table:style-name="ce1" office:value-type="float" office:value="0.04445701796" calcext:value-type="float">
            <text:p>0.04445701796</text:p>
          </table:table-cell>
          <table:table-cell table:style-name="ce1" office:value-type="float" office:value="0.005690862514" calcext:value-type="float">
            <text:p>0.005690862514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656542391" calcext:value-type="float">
            <text:p>0.1656542391</text:p>
          </table:table-cell>
          <table:table-cell table:style-name="ce1" office:value-type="float" office:value="0.1051398614" calcext:value-type="float">
            <text:p>0.1051398614</text:p>
          </table:table-cell>
          <table:table-cell table:style-name="ce1" office:value-type="float" office:value="0.0777144468" calcext:value-type="float">
            <text:p>0.0777144468</text:p>
          </table:table-cell>
          <table:table-cell table:style-name="ce1" office:value-type="float" office:value="0.07507388563" calcext:value-type="float">
            <text:p>0.07507388563</text:p>
          </table:table-cell>
          <table:table-cell table:style-name="ce1" office:value-type="float" office:value="0.04412924035" calcext:value-type="float">
            <text:p>0.04412924035</text:p>
          </table:table-cell>
          <table:table-cell table:style-name="ce1" office:value-type="float" office:value="0.04037782242" calcext:value-type="float">
            <text:p>0.04037782242</text:p>
          </table:table-cell>
          <table:table-cell/>
        </table:table-row>
        <table:table-row table:style-name="ro2" table:number-rows-repeated="5">
          <table:table-cell table:number-columns-repeated="25"/>
        </table:table-row>
        <table:table-row table:style-name="ro2">
          <table:table-cell table:number-columns-repeated="24"/>
          <table:table-cell table:style-name="ce5" office:value-type="string" calcext:value-type="string">
            <text:p>1024 bytes cache</text:p>
          </table:table-cell>
        </table:table-row>
        <table:table-row table:style-name="ro2" table:number-rows-repeated="10">
          <table:table-cell table:number-columns-repeated="25"/>
        </table:table-row>
        <table:table-row table:style-name="ro2">
          <table:table-cell table:number-columns-repeated="18"/>
          <table:table-cell table:style-name="ce1" office:value-type="float" office:value="0.1430455202" calcext:value-type="float">
            <text:p>0.1430455202</text:p>
          </table:table-cell>
          <table:table-cell table:style-name="ce1" office:value-type="float" office:value="0.08359649399" calcext:value-type="float">
            <text:p>0.08359649399</text:p>
          </table:table-cell>
          <table:table-cell table:style-name="ce1" office:value-type="float" office:value="0.05582508492" calcext:value-type="float">
            <text:p>0.05582508492</text:p>
          </table:table-cell>
          <table:table-cell table:style-name="ce1" office:value-type="float" office:value="0.02873657935" calcext:value-type="float">
            <text:p>0.02873657935</text:p>
          </table:table-cell>
          <table:table-cell table:style-name="ce1" office:value-type="float" office:value="0.005681757134" calcext:value-type="float">
            <text:p>0.005681757134</text:p>
          </table:table-cell>
          <table:table-cell table:style-name="ce1" office:value-type="float" office:value="0.002749824767" calcext:value-type="float">
            <text:p>0.002749824767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426130146" calcext:value-type="float">
            <text:p>0.1426130146</text:p>
          </table:table-cell>
          <table:table-cell table:style-name="ce1" office:value-type="float" office:value="0.08397436726" calcext:value-type="float">
            <text:p>0.08397436726</text:p>
          </table:table-cell>
          <table:table-cell table:style-name="ce1" office:value-type="float" office:value="0.05409506272" calcext:value-type="float">
            <text:p>0.05409506272</text:p>
          </table:table-cell>
          <table:table-cell table:style-name="ce1" office:value-type="float" office:value="0.01793759865" calcext:value-type="float">
            <text:p>0.01793759865</text:p>
          </table:table-cell>
          <table:table-cell table:style-name="ce1" office:value-type="float" office:value="0.005567939884" calcext:value-type="float">
            <text:p>0.005567939884</text:p>
          </table:table-cell>
          <table:table-cell table:style-name="ce1" office:value-type="float" office:value="0.002745272077" calcext:value-type="float">
            <text:p>0.002745272077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440061902" calcext:value-type="float">
            <text:p>0.1440061902</text:p>
          </table:table-cell>
          <table:table-cell table:style-name="ce1" office:value-type="float" office:value="0.08612326832" calcext:value-type="float">
            <text:p>0.08612326832</text:p>
          </table:table-cell>
          <table:table-cell table:style-name="ce1" office:value-type="float" office:value="0.06298648925" calcext:value-type="float">
            <text:p>0.06298648925</text:p>
          </table:table-cell>
          <table:table-cell table:style-name="ce1" office:value-type="float" office:value="0.02298198755" calcext:value-type="float">
            <text:p>0.02298198755</text:p>
          </table:table-cell>
          <table:table-cell table:style-name="ce1" office:value-type="float" office:value="0.02438421658" calcext:value-type="float">
            <text:p>0.02438421658</text:p>
          </table:table-cell>
          <table:table-cell table:style-name="ce1" office:value-type="float" office:value="0.04053716663" calcext:value-type="float">
            <text:p>0.04053716663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47366023" calcext:value-type="float">
            <text:p>0.147366023</text:p>
          </table:table-cell>
          <table:table-cell table:style-name="ce1" office:value-type="float" office:value="0.08397891995" calcext:value-type="float">
            <text:p>0.08397891995</text:p>
          </table:table-cell>
          <table:table-cell table:style-name="ce1" office:value-type="float" office:value="0.04577274538" calcext:value-type="float">
            <text:p>0.04577274538</text:p>
          </table:table-cell>
          <table:table-cell table:style-name="ce1" office:value-type="float" office:value="0.01831091923" calcext:value-type="float">
            <text:p>0.01831091923</text:p>
          </table:table-cell>
          <table:table-cell table:style-name="ce1" office:value-type="float" office:value="0.005490544154" calcext:value-type="float">
            <text:p>0.005490544154</text:p>
          </table:table-cell>
          <table:table-cell table:style-name="ce1" office:value-type="float" office:value="0.005690862514" calcext:value-type="float">
            <text:p>0.005690862514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436601856" calcext:value-type="float">
            <text:p>0.1436601856</text:p>
          </table:table-cell>
          <table:table-cell table:style-name="ce1" office:value-type="float" office:value="0.08609595217" calcext:value-type="float">
            <text:p>0.08609595217</text:p>
          </table:table-cell>
          <table:table-cell table:style-name="ce1" office:value-type="float" office:value="0.06298648925" calcext:value-type="float">
            <text:p>0.06298648925</text:p>
          </table:table-cell>
          <table:table-cell table:style-name="ce1" office:value-type="float" office:value="0.03056677187" calcext:value-type="float">
            <text:p>0.03056677187</text:p>
          </table:table-cell>
          <table:table-cell table:style-name="ce1" office:value-type="float" office:value="0.02433868967" calcext:value-type="float">
            <text:p>0.02433868967</text:p>
          </table:table-cell>
          <table:table-cell table:style-name="ce1" office:value-type="float" office:value="0.0400045017" calcext:value-type="float">
            <text:p>0.0400045017</text:p>
          </table:table-cell>
          <table:table-cell/>
        </table:table-row>
        <table:table-row table:style-name="ro2" table:number-rows-repeated="6">
          <table:table-cell table:number-columns-repeated="25"/>
        </table:table-row>
        <table:table-row table:style-name="ro2">
          <table:table-cell table:number-columns-repeated="24"/>
          <table:table-cell table:style-name="ce5" office:value-type="string" calcext:value-type="string">
            <text:p>2048 bytes cache</text:p>
          </table:table-cell>
        </table:table-row>
        <table:table-row table:style-name="ro2" table:number-rows-repeated="9">
          <table:table-cell table:number-columns-repeated="25"/>
        </table:table-row>
        <table:table-row table:style-name="ro2">
          <table:table-cell table:number-columns-repeated="18"/>
          <table:table-cell table:style-name="ce1" office:value-type="float" office:value="0.132296619" calcext:value-type="float">
            <text:p>0.132296619</text:p>
          </table:table-cell>
          <table:table-cell table:style-name="ce1" office:value-type="float" office:value="0.07094456845" calcext:value-type="float">
            <text:p>0.07094456845</text:p>
          </table:table-cell>
          <table:table-cell table:style-name="ce1" office:value-type="float" office:value="0.02842699643" calcext:value-type="float">
            <text:p>0.02842699643</text:p>
          </table:table-cell>
          <table:table-cell table:style-name="ce1" office:value-type="float" office:value="0.0108490603" calcext:value-type="float">
            <text:p>0.0108490603</text:p>
          </table:table-cell>
          <table:table-cell table:style-name="ce1" office:value-type="float" office:value="0.005363068834" calcext:value-type="float">
            <text:p>0.005363068834</text:p>
          </table:table-cell>
          <table:table-cell table:style-name="ce1" office:value-type="float" office:value="0.002749824767" calcext:value-type="float">
            <text:p>0.002749824767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327928623" calcext:value-type="float">
            <text:p>0.1327928623</text:p>
          </table:table-cell>
          <table:table-cell table:style-name="ce1" office:value-type="float" office:value="0.07783278844" calcext:value-type="float">
            <text:p>0.07783278844</text:p>
          </table:table-cell>
          <table:table-cell table:style-name="ce1" office:value-type="float" office:value="0.02793530591" calcext:value-type="float">
            <text:p>0.02793530591</text:p>
          </table:table-cell>
          <table:table-cell table:style-name="ce1" office:value-type="float" office:value="0.01073524305" calcext:value-type="float">
            <text:p>0.01073524305</text:p>
          </table:table-cell>
          <table:table-cell table:style-name="ce1" office:value-type="float" office:value="0.005344858074" calcext:value-type="float">
            <text:p>0.005344858074</text:p>
          </table:table-cell>
          <table:table-cell table:style-name="ce1" office:value-type="float" office:value="0.002745272077" calcext:value-type="float">
            <text:p>0.002745272077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339720578" calcext:value-type="float">
            <text:p>0.1339720578</text:p>
          </table:table-cell>
          <table:table-cell table:style-name="ce1" office:value-type="float" office:value="0.07813784713" calcext:value-type="float">
            <text:p>0.07813784713</text:p>
          </table:table-cell>
          <table:table-cell table:style-name="ce1" office:value-type="float" office:value="0.03195534283" calcext:value-type="float">
            <text:p>0.03195534283</text:p>
          </table:table-cell>
          <table:table-cell table:style-name="ce1" office:value-type="float" office:value="0.02125651741" calcext:value-type="float">
            <text:p>0.02125651741</text:p>
          </table:table-cell>
          <table:table-cell table:style-name="ce1" office:value-type="float" office:value="0.02438421658" calcext:value-type="float">
            <text:p>0.02438421658</text:p>
          </table:table-cell>
          <table:table-cell table:style-name="ce1" office:value-type="float" office:value="0.00313680456" calcext:value-type="float">
            <text:p>0.00313680456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349872588" calcext:value-type="float">
            <text:p>0.1349872588</text:p>
          </table:table-cell>
          <table:table-cell table:style-name="ce1" office:value-type="float" office:value="0.06947404958" calcext:value-type="float">
            <text:p>0.06947404958</text:p>
          </table:table-cell>
          <table:table-cell table:style-name="ce1" office:value-type="float" office:value="0.02381967414" calcext:value-type="float">
            <text:p>0.02381967414</text:p>
          </table:table-cell>
          <table:table-cell table:style-name="ce1" office:value-type="float" office:value="0.01068061077" calcext:value-type="float">
            <text:p>0.01068061077</text:p>
          </table:table-cell>
          <table:table-cell table:style-name="ce1" office:value-type="float" office:value="0.005490544154" calcext:value-type="float">
            <text:p>0.005490544154</text:p>
          </table:table-cell>
          <table:table-cell table:style-name="ce1" office:value-type="float" office:value="0.005581597954" calcext:value-type="float">
            <text:p>0.005581597954</text:p>
          </table:table-cell>
          <table:table-cell/>
        </table:table-row>
        <table:table-row table:style-name="ro2">
          <table:table-cell table:number-columns-repeated="18"/>
          <table:table-cell table:style-name="ce1" office:value-type="float" office:value="0.1338764512" calcext:value-type="float">
            <text:p>0.1338764512</text:p>
          </table:table-cell>
          <table:table-cell table:style-name="ce1" office:value-type="float" office:value="0.07813329444" calcext:value-type="float">
            <text:p>0.07813329444</text:p>
          </table:table-cell>
          <table:table-cell table:style-name="ce1" office:value-type="float" office:value="0.03196444821" calcext:value-type="float">
            <text:p>0.03196444821</text:p>
          </table:table-cell>
          <table:table-cell table:style-name="ce1" office:value-type="float" office:value="0.02883219634" calcext:value-type="float">
            <text:p>0.02883219634</text:p>
          </table:table-cell>
          <table:table-cell table:style-name="ce1" office:value-type="float" office:value="0.02400179048" calcext:value-type="float">
            <text:p>0.02400179048</text:p>
          </table:table-cell>
          <table:table-cell table:style-name="ce1" office:value-type="float" office:value="0.0400045017" calcext:value-type="float">
            <text:p>0.0400045017</text:p>
          </table:table-cell>
          <table:table-cell/>
        </table:table-row>
        <table:table-row table:style-name="ro2" table:number-rows-repeated="5">
          <table:table-cell table:number-columns-repeated="25"/>
        </table:table-row>
        <table:table-row table:style-name="ro2">
          <table:table-cell table:number-columns-repeated="24"/>
          <table:table-cell table:style-name="ce5" office:value-type="string" calcext:value-type="string">
            <text:p>4096 bytes ca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2:24:36.48478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2:33:39.972003654</dc:date>
    <meta:editing-duration>PT1H38M4S</meta:editing-duration>
    <meta:editing-cycles>16</meta:editing-cycles>
    <meta:generator>LibreOffice/6.4.2.2$Linux_X86_64 LibreOffice_project/40$Build-2</meta:generator>
    <meta:document-statistic meta:table-count="1" meta:cell-count="2356" meta:object-count="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( Prefetching experiment array [ i ] [ j+1 ] )</text:p>
        </chart:title>
        <chart:legend chart:legend-position="end" svg:x="9.581cm" svg:y="2.54cm" style:legend-expansion="high" chart:style-name="ch3"/>
        <chart:plot-area chart:style-name="ch4" table:cell-range-address="output_file.S33:output_file.W39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4:output_file.S3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4:output_file.T39" chart:label-cell-address="output_file.T33:output_file.T33" chart:class="chart:line">
            <chart:data-point chart:repeated="6"/>
          </chart:series>
          <chart:series chart:style-name="ch10" chart:values-cell-range-address="output_file.U34:output_file.U39" chart:label-cell-address="output_file.U33:output_file.U33" chart:class="chart:line">
            <chart:data-point chart:repeated="6"/>
          </chart:series>
          <chart:series chart:style-name="ch11" chart:values-cell-range-address="output_file.V34:output_file.V39" chart:label-cell-address="output_file.V33:output_file.V33" chart:class="chart:line">
            <chart:data-point chart:repeated="6"/>
          </chart:series>
          <chart:series chart:style-name="ch12" chart:values-cell-range-address="output_file.W34:output_file.W39" chart:label-cell-address="output_file.W33:output_file.W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33:output_file.T33</svg:desc>
                </draw:g>
              </table:table-cell>
              <table:table-cell office:value-type="string">
                <text:p>1024 Cache</text:p>
                <draw:g>
                  <svg:desc>output_file.U33:output_file.U33</svg:desc>
                </draw:g>
              </table:table-cell>
              <table:table-cell office:value-type="string">
                <text:p>2048 Cache</text:p>
                <draw:g>
                  <svg:desc>output_file.V33:output_file.V33</svg:desc>
                </draw:g>
              </table:table-cell>
              <table:table-cell office:value-type="string">
                <text:p>4096 Cache</text:p>
                <draw:g>
                  <svg:desc>output_file.W33:output_file.W3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4:output_file.S39</svg:desc>
                </draw:g>
              </table:table-cell>
              <table:table-cell office:value-type="float" office:value="0.2123283568">
                <text:p>0.2123283568</text:p>
                <draw:g>
                  <svg:desc>output_file.T34:output_file.T39</svg:desc>
                </draw:g>
              </table:table-cell>
              <table:table-cell office:value-type="float" office:value="0.1641108168">
                <text:p>0.1641108168</text:p>
                <draw:g>
                  <svg:desc>output_file.U34:output_file.U39</svg:desc>
                </draw:g>
              </table:table-cell>
              <table:table-cell office:value-type="float" office:value="0.1426130146">
                <text:p>0.1426130146</text:p>
                <draw:g>
                  <svg:desc>output_file.V34:output_file.V39</svg:desc>
                </draw:g>
              </table:table-cell>
              <table:table-cell office:value-type="float" office:value="0.1327928623">
                <text:p>0.1327928623</text:p>
                <draw:g>
                  <svg:desc>output_file.W34:output_file.W3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433778665">
                <text:p>0.1433778665</text:p>
              </table:table-cell>
              <table:table-cell office:value-type="float" office:value="0.103232246">
                <text:p>0.103232246</text:p>
              </table:table-cell>
              <table:table-cell office:value-type="float" office:value="0.08397436726">
                <text:p>0.08397436726</text:p>
              </table:table-cell>
              <table:table-cell office:value-type="float" office:value="0.07783278844">
                <text:p>0.0778327884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22192561">
                <text:p>0.1122192561</text:p>
              </table:table-cell>
              <table:table-cell office:value-type="float" office:value="0.07423161064">
                <text:p>0.07423161064</text:p>
              </table:table-cell>
              <table:table-cell office:value-type="float" office:value="0.05409506272">
                <text:p>0.05409506272</text:p>
              </table:table-cell>
              <table:table-cell office:value-type="float" office:value="0.02793530591">
                <text:p>0.0279353059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9696319187">
                <text:p>0.09696319187</text:p>
              </table:table-cell>
              <table:table-cell office:value-type="float" office:value="0.04880483692">
                <text:p>0.04880483692</text:p>
              </table:table-cell>
              <table:table-cell office:value-type="float" office:value="0.01793759865">
                <text:p>0.01793759865</text:p>
              </table:table-cell>
              <table:table-cell office:value-type="float" office:value="0.01073524305">
                <text:p>0.0107352430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648745215">
                <text:p>0.08648745215</text:p>
              </table:table-cell>
              <table:table-cell office:value-type="float" office:value="0.04419751463">
                <text:p>0.04419751463</text:p>
              </table:table-cell>
              <table:table-cell office:value-type="float" office:value="0.005567939884">
                <text:p>0.005567939884</text:p>
              </table:table-cell>
              <table:table-cell office:value-type="float" office:value="0.005344858074">
                <text:p>0.00534485807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890722328">
                <text:p>0.07890722328</text:p>
              </table:table-cell>
              <table:table-cell office:value-type="float" office:value="0.003022986168">
                <text:p>0.003022986168</text:p>
              </table:table-cell>
              <table:table-cell office:value-type="float" office:value="0.002745272077">
                <text:p>0.002745272077</text:p>
              </table:table-cell>
              <table:table-cell office:value-type="float" office:value="0.002745272077">
                <text:p>0.002745272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( Prefetching experiment array [ i ] [ j+2 ] )</text:p>
        </chart:title>
        <chart:legend chart:legend-position="end" svg:x="9.581cm" svg:y="2.54cm" style:legend-expansion="high" chart:style-name="ch3"/>
        <chart:plot-area chart:style-name="ch4" table:cell-range-address="output_file.S63:output_file.W69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64:output_file.S6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64:output_file.T69" chart:label-cell-address="output_file.T63:output_file.T63" chart:class="chart:line">
            <chart:data-point chart:repeated="6"/>
          </chart:series>
          <chart:series chart:style-name="ch10" chart:values-cell-range-address="output_file.U64:output_file.U69" chart:label-cell-address="output_file.U63:output_file.U63" chart:class="chart:line">
            <chart:data-point chart:repeated="6"/>
          </chart:series>
          <chart:series chart:style-name="ch11" chart:values-cell-range-address="output_file.V64:output_file.V69" chart:label-cell-address="output_file.V63:output_file.V63" chart:class="chart:line">
            <chart:data-point chart:repeated="6"/>
          </chart:series>
          <chart:series chart:style-name="ch12" chart:values-cell-range-address="output_file.W64:output_file.W69" chart:label-cell-address="output_file.W63:output_file.W6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63:output_file.T63</svg:desc>
                </draw:g>
              </table:table-cell>
              <table:table-cell office:value-type="string">
                <text:p>1024 Cache</text:p>
                <draw:g>
                  <svg:desc>output_file.U63:output_file.U63</svg:desc>
                </draw:g>
              </table:table-cell>
              <table:table-cell office:value-type="string">
                <text:p>2048 Cache</text:p>
                <draw:g>
                  <svg:desc>output_file.V63:output_file.V63</svg:desc>
                </draw:g>
              </table:table-cell>
              <table:table-cell office:value-type="string">
                <text:p>4096 Cache</text:p>
                <draw:g>
                  <svg:desc>output_file.W63:output_file.W6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64:output_file.S69</svg:desc>
                </draw:g>
              </table:table-cell>
              <table:table-cell office:value-type="float" office:value="0.2113086312">
                <text:p>0.2113086312</text:p>
                <draw:g>
                  <svg:desc>output_file.T64:output_file.T69</svg:desc>
                </draw:g>
              </table:table-cell>
              <table:table-cell office:value-type="float" office:value="0.1660275598">
                <text:p>0.1660275598</text:p>
                <draw:g>
                  <svg:desc>output_file.U64:output_file.U69</svg:desc>
                </draw:g>
              </table:table-cell>
              <table:table-cell office:value-type="float" office:value="0.1440061902">
                <text:p>0.1440061902</text:p>
                <draw:g>
                  <svg:desc>output_file.V64:output_file.V69</svg:desc>
                </draw:g>
              </table:table-cell>
              <table:table-cell office:value-type="float" office:value="0.1339720578">
                <text:p>0.1339720578</text:p>
                <draw:g>
                  <svg:desc>output_file.W64:output_file.W6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468698333">
                <text:p>0.1468698333</text:p>
              </table:table-cell>
              <table:table-cell office:value-type="float" office:value="0.1055404983">
                <text:p>0.1055404983</text:p>
              </table:table-cell>
              <table:table-cell office:value-type="float" office:value="0.08612326832">
                <text:p>0.08612326832</text:p>
              </table:table-cell>
              <table:table-cell office:value-type="float" office:value="0.07813784713">
                <text:p>0.0781378471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59934784">
                <text:p>0.1159934784</text:p>
              </table:table-cell>
              <table:table-cell office:value-type="float" office:value="0.0777144468">
                <text:p>0.0777144468</text:p>
              </table:table-cell>
              <table:table-cell office:value-type="float" office:value="0.06298648925">
                <text:p>0.06298648925</text:p>
              </table:table-cell>
              <table:table-cell office:value-type="float" office:value="0.03195534283">
                <text:p>0.0319553428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1065011162">
                <text:p>0.1065011162</text:p>
              </table:table-cell>
              <table:table-cell office:value-type="float" office:value="0.05991797506">
                <text:p>0.05991797506</text:p>
              </table:table-cell>
              <table:table-cell office:value-type="float" office:value="0.02298198755">
                <text:p>0.02298198755</text:p>
              </table:table-cell>
              <table:table-cell office:value-type="float" office:value="0.02125651741">
                <text:p>0.0212565174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562247223">
                <text:p>0.08562247223</text:p>
              </table:table-cell>
              <table:table-cell office:value-type="float" office:value="0.04305025243">
                <text:p>0.04305025243</text:p>
              </table:table-cell>
              <table:table-cell office:value-type="float" office:value="0.02438421658">
                <text:p>0.02438421658</text:p>
              </table:table-cell>
              <table:table-cell office:value-type="float" office:value="0.02438421658">
                <text:p>0.0243842165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880254011">
                <text:p>0.07880254011</text:p>
              </table:table-cell>
              <table:table-cell office:value-type="float" office:value="0.04053716663">
                <text:p>0.04053716663</text:p>
              </table:table-cell>
              <table:table-cell office:value-type="float" office:value="0.04053716663">
                <text:p>0.04053716663</text:p>
              </table:table-cell>
              <table:table-cell office:value-type="float" office:value="0.00313680456">
                <text:p>0.00313680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9cm" svg:y="0.252cm" chart:style-name="ch2">
          <text:p>Impact of varying Block Size and Cache size with write back mode on the miss rate
                                     ( Prefetching experiment array [ i ] [ j+3 ] )</text:p>
        </chart:title>
        <chart:legend chart:legend-position="end" svg:x="9.581cm" svg:y="2.54cm" style:legend-expansion="high" chart:style-name="ch3"/>
        <chart:plot-area chart:style-name="ch4" table:cell-range-address="output_file.S93:output_file.W99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94:output_file.S9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94:output_file.T99" chart:label-cell-address="output_file.T93:output_file.T93" chart:class="chart:line">
            <chart:data-point chart:repeated="6"/>
          </chart:series>
          <chart:series chart:style-name="ch10" chart:values-cell-range-address="output_file.U94:output_file.U99" chart:label-cell-address="output_file.U93:output_file.U93" chart:class="chart:line">
            <chart:data-point chart:repeated="6"/>
          </chart:series>
          <chart:series chart:style-name="ch11" chart:values-cell-range-address="output_file.V94:output_file.V99" chart:label-cell-address="output_file.V93:output_file.V93" chart:class="chart:line">
            <chart:data-point chart:repeated="6"/>
          </chart:series>
          <chart:series chart:style-name="ch12" chart:values-cell-range-address="output_file.W94:output_file.W99" chart:label-cell-address="output_file.W93:output_file.W9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93:output_file.T93</svg:desc>
                </draw:g>
              </table:table-cell>
              <table:table-cell office:value-type="string">
                <text:p>1024 Cache</text:p>
                <draw:g>
                  <svg:desc>output_file.U93:output_file.U93</svg:desc>
                </draw:g>
              </table:table-cell>
              <table:table-cell office:value-type="string">
                <text:p>2048 Cache</text:p>
                <draw:g>
                  <svg:desc>output_file.V93:output_file.V93</svg:desc>
                </draw:g>
              </table:table-cell>
              <table:table-cell office:value-type="string">
                <text:p>4096 Cache</text:p>
                <draw:g>
                  <svg:desc>output_file.W93:output_file.W9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94:output_file.S99</svg:desc>
                </draw:g>
              </table:table-cell>
              <table:table-cell office:value-type="float" office:value="0.2298471079">
                <text:p>0.2298471079</text:p>
                <draw:g>
                  <svg:desc>output_file.T94:output_file.T99</svg:desc>
                </draw:g>
              </table:table-cell>
              <table:table-cell office:value-type="float" office:value="0.1742587629">
                <text:p>0.1742587629</text:p>
                <draw:g>
                  <svg:desc>output_file.U94:output_file.U99</svg:desc>
                </draw:g>
              </table:table-cell>
              <table:table-cell office:value-type="float" office:value="0.147366023">
                <text:p>0.147366023</text:p>
                <draw:g>
                  <svg:desc>output_file.V94:output_file.V99</svg:desc>
                </draw:g>
              </table:table-cell>
              <table:table-cell office:value-type="float" office:value="0.1349872588">
                <text:p>0.1349872588</text:p>
                <draw:g>
                  <svg:desc>output_file.W94:output_file.W9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45162521">
                <text:p>0.145162521</text:p>
              </table:table-cell>
              <table:table-cell office:value-type="float" office:value="0.1037011731">
                <text:p>0.1037011731</text:p>
              </table:table-cell>
              <table:table-cell office:value-type="float" office:value="0.08397891995">
                <text:p>0.08397891995</text:p>
              </table:table-cell>
              <table:table-cell office:value-type="float" office:value="0.06947404958">
                <text:p>0.0694740495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32071898">
                <text:p>0.1132071898</text:p>
              </table:table-cell>
              <table:table-cell office:value-type="float" office:value="0.07421795257">
                <text:p>0.07421795257</text:p>
              </table:table-cell>
              <table:table-cell office:value-type="float" office:value="0.04577274538">
                <text:p>0.04577274538</text:p>
              </table:table-cell>
              <table:table-cell office:value-type="float" office:value="0.02381967414">
                <text:p>0.0238196741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9694042842">
                <text:p>0.09694042842</text:p>
              </table:table-cell>
              <table:table-cell office:value-type="float" office:value="0.04953326733">
                <text:p>0.04953326733</text:p>
              </table:table-cell>
              <table:table-cell office:value-type="float" office:value="0.01831091923">
                <text:p>0.01831091923</text:p>
              </table:table-cell>
              <table:table-cell office:value-type="float" office:value="0.01068061077">
                <text:p>0.0106806107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690174694">
                <text:p>0.08690174694</text:p>
              </table:table-cell>
              <table:table-cell office:value-type="float" office:value="0.04445701796">
                <text:p>0.04445701796</text:p>
              </table:table-cell>
              <table:table-cell office:value-type="float" office:value="0.005490544154">
                <text:p>0.005490544154</text:p>
              </table:table-cell>
              <table:table-cell office:value-type="float" office:value="0.005490544154">
                <text:p>0.00549054415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8198484173">
                <text:p>0.08198484173</text:p>
              </table:table-cell>
              <table:table-cell office:value-type="float" office:value="0.005690862514">
                <text:p>0.005690862514</text:p>
              </table:table-cell>
              <table:table-cell office:value-type="float" office:value="0.005690862514">
                <text:p>0.005690862514</text:p>
              </table:table-cell>
              <table:table-cell office:value-type="float" office:value="0.005581597954">
                <text:p>0.005581597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( Prefetching experiment array [ i ] [ j+4 ] )</text:p>
        </chart:title>
        <chart:legend chart:legend-position="end" svg:x="9.581cm" svg:y="2.54cm" style:legend-expansion="high" chart:style-name="ch3"/>
        <chart:plot-area chart:style-name="ch4" table:cell-range-address="output_file.S123:output_file.W129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124:output_file.S12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124:output_file.T129" chart:label-cell-address="output_file.T123:output_file.T123" chart:class="chart:line">
            <chart:data-point chart:repeated="6"/>
          </chart:series>
          <chart:series chart:style-name="ch10" chart:values-cell-range-address="output_file.U124:output_file.U129" chart:label-cell-address="output_file.U123:output_file.U123" chart:class="chart:line">
            <chart:data-point chart:repeated="6"/>
          </chart:series>
          <chart:series chart:style-name="ch11" chart:values-cell-range-address="output_file.V124:output_file.V129" chart:label-cell-address="output_file.V123:output_file.V123" chart:class="chart:line">
            <chart:data-point chart:repeated="6"/>
          </chart:series>
          <chart:series chart:style-name="ch12" chart:values-cell-range-address="output_file.W124:output_file.W129" chart:label-cell-address="output_file.W123:output_file.W12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123:output_file.T123</svg:desc>
                </draw:g>
              </table:table-cell>
              <table:table-cell office:value-type="string">
                <text:p>1024 Cache</text:p>
                <draw:g>
                  <svg:desc>output_file.U123:output_file.U123</svg:desc>
                </draw:g>
              </table:table-cell>
              <table:table-cell office:value-type="string">
                <text:p>2048 Cache</text:p>
                <draw:g>
                  <svg:desc>output_file.V123:output_file.V123</svg:desc>
                </draw:g>
              </table:table-cell>
              <table:table-cell office:value-type="string">
                <text:p>4096 Cache</text:p>
                <draw:g>
                  <svg:desc>output_file.W123:output_file.W12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124:output_file.S129</svg:desc>
                </draw:g>
              </table:table-cell>
              <table:table-cell office:value-type="float" office:value="0.2103935401">
                <text:p>0.2103935401</text:p>
                <draw:g>
                  <svg:desc>output_file.T124:output_file.T129</svg:desc>
                </draw:g>
              </table:table-cell>
              <table:table-cell office:value-type="float" office:value="0.1656542391">
                <text:p>0.1656542391</text:p>
                <draw:g>
                  <svg:desc>output_file.U124:output_file.U129</svg:desc>
                </draw:g>
              </table:table-cell>
              <table:table-cell office:value-type="float" office:value="0.1436601856">
                <text:p>0.1436601856</text:p>
                <draw:g>
                  <svg:desc>output_file.V124:output_file.V129</svg:desc>
                </draw:g>
              </table:table-cell>
              <table:table-cell office:value-type="float" office:value="0.1338764512">
                <text:p>0.1338764512</text:p>
                <draw:g>
                  <svg:desc>output_file.W124:output_file.W12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463918006">
                <text:p>0.1463918006</text:p>
              </table:table-cell>
              <table:table-cell office:value-type="float" office:value="0.1051398614">
                <text:p>0.1051398614</text:p>
              </table:table-cell>
              <table:table-cell office:value-type="float" office:value="0.08609595217">
                <text:p>0.08609595217</text:p>
              </table:table-cell>
              <table:table-cell office:value-type="float" office:value="0.07813329444">
                <text:p>0.0781332944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53060219">
                <text:p>0.1153060219</text:p>
              </table:table-cell>
              <table:table-cell office:value-type="float" office:value="0.0777144468">
                <text:p>0.0777144468</text:p>
              </table:table-cell>
              <table:table-cell office:value-type="float" office:value="0.06298648925">
                <text:p>0.06298648925</text:p>
              </table:table-cell>
              <table:table-cell office:value-type="float" office:value="0.03196444821">
                <text:p>0.031964448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1066331443">
                <text:p>0.1066331443</text:p>
              </table:table-cell>
              <table:table-cell office:value-type="float" office:value="0.07507388563">
                <text:p>0.07507388563</text:p>
              </table:table-cell>
              <table:table-cell office:value-type="float" office:value="0.03056677187">
                <text:p>0.03056677187</text:p>
              </table:table-cell>
              <table:table-cell office:value-type="float" office:value="0.02883219634">
                <text:p>0.0288321963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743899621">
                <text:p>0.08743899621</text:p>
              </table:table-cell>
              <table:table-cell office:value-type="float" office:value="0.04412924035">
                <text:p>0.04412924035</text:p>
              </table:table-cell>
              <table:table-cell office:value-type="float" office:value="0.02433868967">
                <text:p>0.02433868967</text:p>
              </table:table-cell>
              <table:table-cell office:value-type="float" office:value="0.02400179048">
                <text:p>0.0240017904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878432934">
                <text:p>0.07878432934</text:p>
              </table:table-cell>
              <table:table-cell office:value-type="float" office:value="0.04037782242">
                <text:p>0.04037782242</text:p>
              </table:table-cell>
              <table:table-cell office:value-type="float" office:value="0.0400045017">
                <text:p>0.0400045017</text:p>
              </table:table-cell>
              <table:table-cell office:value-type="float" office:value="0.0400045017">
                <text:p>0.0400045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( Prefetching experiment array [ i ] [ j ] )</text:p>
        </chart:title>
        <chart:legend chart:legend-position="end" svg:x="9.581cm" svg:y="2.54cm" style:legend-expansion="high" chart:style-name="ch3"/>
        <chart:plot-area chart:style-name="ch4" table:cell-range-address="output_file.S2:output_file.W8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:output_file.S8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8" chart:label-cell-address="output_file.T2:output_file.T2" chart:class="chart:line">
            <chart:data-point chart:repeated="6"/>
          </chart:series>
          <chart:series chart:style-name="ch10" chart:values-cell-range-address="output_file.U3:output_file.U8" chart:label-cell-address="output_file.U2:output_file.U2" chart:class="chart:line">
            <chart:data-point chart:repeated="6"/>
          </chart:series>
          <chart:series chart:style-name="ch11" chart:values-cell-range-address="output_file.V3:output_file.V8" chart:label-cell-address="output_file.V2:output_file.V2" chart:class="chart:line">
            <chart:data-point chart:repeated="6"/>
          </chart:series>
          <chart:series chart:style-name="ch12" chart:values-cell-range-address="output_file.W3:output_file.W8" chart:label-cell-address="output_file.W2:output_file.W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8</svg:desc>
                </draw:g>
              </table:table-cell>
              <table:table-cell office:value-type="float" office:value="0.2112857907">
                <text:p>0.2112857907</text:p>
                <draw:g>
                  <svg:desc>output_file.T3:output_file.T8</svg:desc>
                </draw:g>
              </table:table-cell>
              <table:table-cell office:value-type="float" office:value="0.164475032">
                <text:p>0.164475032</text:p>
                <draw:g>
                  <svg:desc>output_file.U3:output_file.U8</svg:desc>
                </draw:g>
              </table:table-cell>
              <table:table-cell office:value-type="float" office:value="0.1430455202">
                <text:p>0.1430455202</text:p>
                <draw:g>
                  <svg:desc>output_file.V3:output_file.V8</svg:desc>
                </draw:g>
              </table:table-cell>
              <table:table-cell office:value-type="float" office:value="0.132296619">
                <text:p>0.132296619</text:p>
                <draw:g>
                  <svg:desc>output_file.W3:output_file.W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446207509">
                <text:p>0.1446207509</text:p>
              </table:table-cell>
              <table:table-cell office:value-type="float" office:value="0.1039652291">
                <text:p>0.1039652291</text:p>
              </table:table-cell>
              <table:table-cell office:value-type="float" office:value="0.08359649399">
                <text:p>0.08359649399</text:p>
              </table:table-cell>
              <table:table-cell office:value-type="float" office:value="0.07094456845">
                <text:p>0.070944568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39583837">
                <text:p>0.1139583837</text:p>
              </table:table-cell>
              <table:table-cell office:value-type="float" office:value="0.07330741457">
                <text:p>0.07330741457</text:p>
              </table:table-cell>
              <table:table-cell office:value-type="float" office:value="0.05582508492">
                <text:p>0.05582508492</text:p>
              </table:table-cell>
              <table:table-cell office:value-type="float" office:value="0.02842699643">
                <text:p>0.0284269964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9714074678">
                <text:p>0.09714074678</text:p>
              </table:table-cell>
              <table:table-cell office:value-type="float" office:value="0.07017061115">
                <text:p>0.07017061115</text:p>
              </table:table-cell>
              <table:table-cell office:value-type="float" office:value="0.02873657935">
                <text:p>0.02873657935</text:p>
              </table:table-cell>
              <table:table-cell office:value-type="float" office:value="0.0108490603">
                <text:p>0.010849060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8642826718">
                <text:p>0.08642826718</text:p>
              </table:table-cell>
              <table:table-cell office:value-type="float" office:value="0.04414743504">
                <text:p>0.04414743504</text:p>
              </table:table-cell>
              <table:table-cell office:value-type="float" office:value="0.005681757134">
                <text:p>0.005681757134</text:p>
              </table:table-cell>
              <table:table-cell office:value-type="float" office:value="0.005363068834">
                <text:p>0.00536306883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887080176">
                <text:p>0.07887080176</text:p>
              </table:table-cell>
              <table:table-cell office:value-type="float" office:value="0.003104934588">
                <text:p>0.003104934588</text:p>
              </table:table-cell>
              <table:table-cell office:value-type="float" office:value="0.002749824767">
                <text:p>0.002749824767</text:p>
              </table:table-cell>
              <table:table-cell office:value-type="float" office:value="0.002749824767">
                <text:p>0.0027498247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cm" svg:height="5.95cm" xlink:href=".." xlink:type="simple" chart:class="chart:line" chart:style-name="ch1">
        <chart:legend chart:legend-position="end" svg:x="8.068cm" svg:y="1.431cm" style:legend-expansion="high" chart:style-name="ch2"/>
        <chart:plot-area chart:style-name="ch3" table:cell-range-address="output_file.S151:output_file.X155" svg:x="0.22cm" svg:y="0.119cm" svg:width="7.628cm" svg:height="5.712cm">
          <chartooo:coordinate-region svg:x="1.132cm" svg:y="0.318cm" svg:width="6.622cm" svg:height="4.8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S151:output_file.S155" chart:class="chart:line">
            <chart:data-point chart:repeated="5"/>
          </chart:series>
          <chart:series chart:style-name="ch7" chart:values-cell-range-address="output_file.T151:output_file.T155" chart:class="chart:line">
            <chart:data-point chart:repeated="5"/>
          </chart:series>
          <chart:series chart:style-name="ch8" chart:values-cell-range-address="output_file.U151:output_file.U155" chart:class="chart:line">
            <chart:data-point chart:repeated="5"/>
          </chart:series>
          <chart:series chart:style-name="ch9" chart:values-cell-range-address="output_file.V151:output_file.V155" chart:class="chart:line">
            <chart:data-point chart:repeated="5"/>
          </chart:series>
          <chart:series chart:style-name="ch10" chart:values-cell-range-address="output_file.W151:output_file.W155" chart:class="chart:line">
            <chart:data-point chart:repeated="5"/>
          </chart:series>
          <chart:series chart:style-name="ch11" chart:values-cell-range-address="output_file.X151:output_file.X155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2857907">
                <text:p>0.2112857907</text:p>
                <draw:g>
                  <svg:desc>output_file.S151:output_file.S155</svg:desc>
                </draw:g>
              </table:table-cell>
              <table:table-cell office:value-type="float" office:value="0.1446207509">
                <text:p>0.1446207509</text:p>
                <draw:g>
                  <svg:desc>output_file.T151:output_file.T155</svg:desc>
                </draw:g>
              </table:table-cell>
              <table:table-cell office:value-type="float" office:value="0.1139583837">
                <text:p>0.1139583837</text:p>
                <draw:g>
                  <svg:desc>output_file.U151:output_file.U155</svg:desc>
                </draw:g>
              </table:table-cell>
              <table:table-cell office:value-type="float" office:value="0.09714074678">
                <text:p>0.09714074678</text:p>
                <draw:g>
                  <svg:desc>output_file.V151:output_file.V155</svg:desc>
                </draw:g>
              </table:table-cell>
              <table:table-cell office:value-type="float" office:value="0.08642826718">
                <text:p>0.08642826718</text:p>
                <draw:g>
                  <svg:desc>output_file.W151:output_file.W155</svg:desc>
                </draw:g>
              </table:table-cell>
              <table:table-cell office:value-type="float" office:value="0.07887080176">
                <text:p>0.07887080176</text:p>
                <draw:g>
                  <svg:desc>output_file.X151:output_file.X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23283568">
                <text:p>0.2123283568</text:p>
              </table:table-cell>
              <table:table-cell office:value-type="float" office:value="0.1433778665">
                <text:p>0.1433778665</text:p>
              </table:table-cell>
              <table:table-cell office:value-type="float" office:value="0.1122192561">
                <text:p>0.1122192561</text:p>
              </table:table-cell>
              <table:table-cell office:value-type="float" office:value="0.09696319187">
                <text:p>0.09696319187</text:p>
              </table:table-cell>
              <table:table-cell office:value-type="float" office:value="0.08648745215">
                <text:p>0.08648745215</text:p>
              </table:table-cell>
              <table:table-cell office:value-type="float" office:value="0.07890722328">
                <text:p>0.0789072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13086312">
                <text:p>0.2113086312</text:p>
              </table:table-cell>
              <table:table-cell office:value-type="float" office:value="0.1468698333">
                <text:p>0.1468698333</text:p>
              </table:table-cell>
              <table:table-cell office:value-type="float" office:value="0.1159934784">
                <text:p>0.1159934784</text:p>
              </table:table-cell>
              <table:table-cell office:value-type="float" office:value="0.1065011162">
                <text:p>0.1065011162</text:p>
              </table:table-cell>
              <table:table-cell office:value-type="float" office:value="0.08562247223">
                <text:p>0.08562247223</text:p>
              </table:table-cell>
              <table:table-cell office:value-type="float" office:value="0.07880254011">
                <text:p>0.07880254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98471079">
                <text:p>0.2298471079</text:p>
              </table:table-cell>
              <table:table-cell office:value-type="float" office:value="0.145162521">
                <text:p>0.145162521</text:p>
              </table:table-cell>
              <table:table-cell office:value-type="float" office:value="0.1132071898">
                <text:p>0.1132071898</text:p>
              </table:table-cell>
              <table:table-cell office:value-type="float" office:value="0.09694042842">
                <text:p>0.09694042842</text:p>
              </table:table-cell>
              <table:table-cell office:value-type="float" office:value="0.08690174694">
                <text:p>0.08690174694</text:p>
              </table:table-cell>
              <table:table-cell office:value-type="float" office:value="0.08198484173">
                <text:p>0.08198484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03935401">
                <text:p>0.2103935401</text:p>
              </table:table-cell>
              <table:table-cell office:value-type="float" office:value="0.1463918006">
                <text:p>0.1463918006</text:p>
              </table:table-cell>
              <table:table-cell office:value-type="float" office:value="0.1153060219">
                <text:p>0.1153060219</text:p>
              </table:table-cell>
              <table:table-cell office:value-type="float" office:value="0.1066331443">
                <text:p>0.1066331443</text:p>
              </table:table-cell>
              <table:table-cell office:value-type="float" office:value="0.08743899621">
                <text:p>0.08743899621</text:p>
              </table:table-cell>
              <table:table-cell office:value-type="float" office:value="0.07878432934">
                <text:p>0.078784329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36cm" svg:height="5.237cm" xlink:href=".." xlink:type="simple" chart:class="chart:line" chart:style-name="ch1">
        <chart:legend chart:legend-position="end" svg:x="6.704cm" svg:y="1.074cm" style:legend-expansion="high" chart:style-name="ch2"/>
        <chart:plot-area chart:style-name="ch3" table:cell-range-address="output_file.S173:output_file.X177" svg:x="0.192cm" svg:y="0.104cm" svg:width="6.32cm" svg:height="5.029cm">
          <chartooo:coordinate-region svg:x="1.104cm" svg:y="0.303cm" svg:width="5.315cm" svg:height="4.1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S173:output_file.S177" chart:class="chart:line">
            <chart:data-point chart:repeated="5"/>
          </chart:series>
          <chart:series chart:style-name="ch7" chart:values-cell-range-address="output_file.T173:output_file.T177" chart:class="chart:line">
            <chart:data-point chart:repeated="5"/>
          </chart:series>
          <chart:series chart:style-name="ch8" chart:values-cell-range-address="output_file.U173:output_file.U177" chart:class="chart:line">
            <chart:data-point chart:repeated="5"/>
          </chart:series>
          <chart:series chart:style-name="ch9" chart:values-cell-range-address="output_file.V173:output_file.V177" chart:class="chart:line">
            <chart:data-point chart:repeated="5"/>
          </chart:series>
          <chart:series chart:style-name="ch10" chart:values-cell-range-address="output_file.W173:output_file.W177" chart:class="chart:line">
            <chart:data-point chart:repeated="5"/>
          </chart:series>
          <chart:series chart:style-name="ch11" chart:values-cell-range-address="output_file.X173:output_file.X17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4475032">
                <text:p>0.164475032</text:p>
                <draw:g>
                  <svg:desc>output_file.S173:output_file.S177</svg:desc>
                </draw:g>
              </table:table-cell>
              <table:table-cell office:value-type="float" office:value="0.1039652291">
                <text:p>0.1039652291</text:p>
                <draw:g>
                  <svg:desc>output_file.T173:output_file.T177</svg:desc>
                </draw:g>
              </table:table-cell>
              <table:table-cell office:value-type="float" office:value="0.07330741457">
                <text:p>0.07330741457</text:p>
                <draw:g>
                  <svg:desc>output_file.U173:output_file.U177</svg:desc>
                </draw:g>
              </table:table-cell>
              <table:table-cell office:value-type="float" office:value="0.07017061115">
                <text:p>0.07017061115</text:p>
                <draw:g>
                  <svg:desc>output_file.V173:output_file.V177</svg:desc>
                </draw:g>
              </table:table-cell>
              <table:table-cell office:value-type="float" office:value="0.04414743504">
                <text:p>0.04414743504</text:p>
                <draw:g>
                  <svg:desc>output_file.W173:output_file.W177</svg:desc>
                </draw:g>
              </table:table-cell>
              <table:table-cell office:value-type="float" office:value="0.003104934588">
                <text:p>0.003104934588</text:p>
                <draw:g>
                  <svg:desc>output_file.X173:output_file.X1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1108168">
                <text:p>0.1641108168</text:p>
              </table:table-cell>
              <table:table-cell office:value-type="float" office:value="0.103232246">
                <text:p>0.103232246</text:p>
              </table:table-cell>
              <table:table-cell office:value-type="float" office:value="0.07423161064">
                <text:p>0.07423161064</text:p>
              </table:table-cell>
              <table:table-cell office:value-type="float" office:value="0.04880483692">
                <text:p>0.04880483692</text:p>
              </table:table-cell>
              <table:table-cell office:value-type="float" office:value="0.04419751463">
                <text:p>0.04419751463</text:p>
              </table:table-cell>
              <table:table-cell office:value-type="float" office:value="0.003022986168">
                <text:p>0.003022986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0275598">
                <text:p>0.1660275598</text:p>
              </table:table-cell>
              <table:table-cell office:value-type="float" office:value="0.1055404983">
                <text:p>0.1055404983</text:p>
              </table:table-cell>
              <table:table-cell office:value-type="float" office:value="0.0777144468">
                <text:p>0.0777144468</text:p>
              </table:table-cell>
              <table:table-cell office:value-type="float" office:value="0.05991797506">
                <text:p>0.05991797506</text:p>
              </table:table-cell>
              <table:table-cell office:value-type="float" office:value="0.04305025243">
                <text:p>0.04305025243</text:p>
              </table:table-cell>
              <table:table-cell office:value-type="float" office:value="0.04053716663">
                <text:p>0.04053716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42587629">
                <text:p>0.1742587629</text:p>
              </table:table-cell>
              <table:table-cell office:value-type="float" office:value="0.1037011731">
                <text:p>0.1037011731</text:p>
              </table:table-cell>
              <table:table-cell office:value-type="float" office:value="0.07421795257">
                <text:p>0.07421795257</text:p>
              </table:table-cell>
              <table:table-cell office:value-type="float" office:value="0.04953326733">
                <text:p>0.04953326733</text:p>
              </table:table-cell>
              <table:table-cell office:value-type="float" office:value="0.04445701796">
                <text:p>0.04445701796</text:p>
              </table:table-cell>
              <table:table-cell office:value-type="float" office:value="0.005690862514">
                <text:p>0.00569086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56542391">
                <text:p>0.1656542391</text:p>
              </table:table-cell>
              <table:table-cell office:value-type="float" office:value="0.1051398614">
                <text:p>0.1051398614</text:p>
              </table:table-cell>
              <table:table-cell office:value-type="float" office:value="0.0777144468">
                <text:p>0.0777144468</text:p>
              </table:table-cell>
              <table:table-cell office:value-type="float" office:value="0.07507388563">
                <text:p>0.07507388563</text:p>
              </table:table-cell>
              <table:table-cell office:value-type="float" office:value="0.04412924035">
                <text:p>0.04412924035</text:p>
              </table:table-cell>
              <table:table-cell office:value-type="float" office:value="0.04037782242">
                <text:p>0.040377822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6cm" svg:height="5.131cm" xlink:href=".." xlink:type="simple" chart:class="chart:line" chart:style-name="ch1">
        <chart:legend chart:legend-position="end" svg:x="7.828cm" svg:y="1.021cm" style:legend-expansion="high" chart:style-name="ch2"/>
        <chart:plot-area chart:style-name="ch3" table:cell-range-address="output_file.S194:output_file.X198" svg:x="0.215cm" svg:y="0.102cm" svg:width="7.398cm" svg:height="4.927cm">
          <chartooo:coordinate-region svg:x="1.127cm" svg:y="0.301cm" svg:width="6.393cm" svg:height="4.0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S194:output_file.S198" chart:class="chart:line">
            <chart:data-point chart:repeated="5"/>
          </chart:series>
          <chart:series chart:style-name="ch7" chart:values-cell-range-address="output_file.T194:output_file.T198" chart:class="chart:line">
            <chart:data-point chart:repeated="5"/>
          </chart:series>
          <chart:series chart:style-name="ch8" chart:values-cell-range-address="output_file.U194:output_file.U198" chart:class="chart:line">
            <chart:data-point chart:repeated="5"/>
          </chart:series>
          <chart:series chart:style-name="ch9" chart:values-cell-range-address="output_file.V194:output_file.V198" chart:class="chart:line">
            <chart:data-point chart:repeated="5"/>
          </chart:series>
          <chart:series chart:style-name="ch10" chart:values-cell-range-address="output_file.W194:output_file.W198" chart:class="chart:line">
            <chart:data-point chart:repeated="5"/>
          </chart:series>
          <chart:series chart:style-name="ch11" chart:values-cell-range-address="output_file.X194:output_file.X19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0455202">
                <text:p>0.1430455202</text:p>
                <draw:g>
                  <svg:desc>output_file.S194:output_file.S198</svg:desc>
                </draw:g>
              </table:table-cell>
              <table:table-cell office:value-type="float" office:value="0.08359649399">
                <text:p>0.08359649399</text:p>
                <draw:g>
                  <svg:desc>output_file.T194:output_file.T198</svg:desc>
                </draw:g>
              </table:table-cell>
              <table:table-cell office:value-type="float" office:value="0.05582508492">
                <text:p>0.05582508492</text:p>
                <draw:g>
                  <svg:desc>output_file.U194:output_file.U198</svg:desc>
                </draw:g>
              </table:table-cell>
              <table:table-cell office:value-type="float" office:value="0.02873657935">
                <text:p>0.02873657935</text:p>
                <draw:g>
                  <svg:desc>output_file.V194:output_file.V198</svg:desc>
                </draw:g>
              </table:table-cell>
              <table:table-cell office:value-type="float" office:value="0.005681757134">
                <text:p>0.005681757134</text:p>
                <draw:g>
                  <svg:desc>output_file.W194:output_file.W198</svg:desc>
                </draw:g>
              </table:table-cell>
              <table:table-cell office:value-type="float" office:value="0.002749824767">
                <text:p>0.002749824767</text:p>
                <draw:g>
                  <svg:desc>output_file.X194:output_file.X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26130146">
                <text:p>0.1426130146</text:p>
              </table:table-cell>
              <table:table-cell office:value-type="float" office:value="0.08397436726">
                <text:p>0.08397436726</text:p>
              </table:table-cell>
              <table:table-cell office:value-type="float" office:value="0.05409506272">
                <text:p>0.05409506272</text:p>
              </table:table-cell>
              <table:table-cell office:value-type="float" office:value="0.01793759865">
                <text:p>0.01793759865</text:p>
              </table:table-cell>
              <table:table-cell office:value-type="float" office:value="0.005567939884">
                <text:p>0.005567939884</text:p>
              </table:table-cell>
              <table:table-cell office:value-type="float" office:value="0.002745272077">
                <text:p>0.002745272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40061902">
                <text:p>0.1440061902</text:p>
              </table:table-cell>
              <table:table-cell office:value-type="float" office:value="0.08612326832">
                <text:p>0.08612326832</text:p>
              </table:table-cell>
              <table:table-cell office:value-type="float" office:value="0.06298648925">
                <text:p>0.06298648925</text:p>
              </table:table-cell>
              <table:table-cell office:value-type="float" office:value="0.02298198755">
                <text:p>0.02298198755</text:p>
              </table:table-cell>
              <table:table-cell office:value-type="float" office:value="0.02438421658">
                <text:p>0.02438421658</text:p>
              </table:table-cell>
              <table:table-cell office:value-type="float" office:value="0.04053716663">
                <text:p>0.04053716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66023">
                <text:p>0.147366023</text:p>
              </table:table-cell>
              <table:table-cell office:value-type="float" office:value="0.08397891995">
                <text:p>0.08397891995</text:p>
              </table:table-cell>
              <table:table-cell office:value-type="float" office:value="0.04577274538">
                <text:p>0.04577274538</text:p>
              </table:table-cell>
              <table:table-cell office:value-type="float" office:value="0.01831091923">
                <text:p>0.01831091923</text:p>
              </table:table-cell>
              <table:table-cell office:value-type="float" office:value="0.005490544154">
                <text:p>0.005490544154</text:p>
              </table:table-cell>
              <table:table-cell office:value-type="float" office:value="0.005690862514">
                <text:p>0.00569086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6601856">
                <text:p>0.1436601856</text:p>
              </table:table-cell>
              <table:table-cell office:value-type="float" office:value="0.08609595217">
                <text:p>0.08609595217</text:p>
              </table:table-cell>
              <table:table-cell office:value-type="float" office:value="0.06298648925">
                <text:p>0.06298648925</text:p>
              </table:table-cell>
              <table:table-cell office:value-type="float" office:value="0.03056677187">
                <text:p>0.03056677187</text:p>
              </table:table-cell>
              <table:table-cell office:value-type="float" office:value="0.02433868967">
                <text:p>0.02433868967</text:p>
              </table:table-cell>
              <table:table-cell office:value-type="float" office:value="0.0400045017">
                <text:p>0.0400045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21cm" svg:height="5.902cm" xlink:href=".." xlink:type="simple" chart:class="chart:line" chart:style-name="ch1">
        <chart:legend chart:legend-position="end" svg:x="7.389cm" svg:y="1.407cm" style:legend-expansion="high" chart:style-name="ch2"/>
        <chart:plot-area chart:style-name="ch3" table:cell-range-address="output_file.S215:output_file.X219" svg:x="0.206cm" svg:y="0.118cm" svg:width="6.977cm" svg:height="5.666cm">
          <chartooo:coordinate-region svg:x="1.118cm" svg:y="0.318cm" svg:width="5.971cm" svg:height="4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S215:output_file.S219" chart:class="chart:line">
            <chart:data-point chart:repeated="5"/>
          </chart:series>
          <chart:series chart:style-name="ch7" chart:values-cell-range-address="output_file.T215:output_file.T219" chart:class="chart:line">
            <chart:data-point chart:repeated="5"/>
          </chart:series>
          <chart:series chart:style-name="ch8" chart:values-cell-range-address="output_file.U215:output_file.U219" chart:class="chart:line">
            <chart:data-point chart:repeated="5"/>
          </chart:series>
          <chart:series chart:style-name="ch9" chart:values-cell-range-address="output_file.V215:output_file.V219" chart:class="chart:line">
            <chart:data-point chart:repeated="5"/>
          </chart:series>
          <chart:series chart:style-name="ch10" chart:values-cell-range-address="output_file.W215:output_file.W219" chart:class="chart:line">
            <chart:data-point chart:repeated="5"/>
          </chart:series>
          <chart:series chart:style-name="ch11" chart:values-cell-range-address="output_file.X215:output_file.X219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2296619">
                <text:p>0.132296619</text:p>
                <draw:g>
                  <svg:desc>output_file.S215:output_file.S219</svg:desc>
                </draw:g>
              </table:table-cell>
              <table:table-cell office:value-type="float" office:value="0.07094456845">
                <text:p>0.07094456845</text:p>
                <draw:g>
                  <svg:desc>output_file.T215:output_file.T219</svg:desc>
                </draw:g>
              </table:table-cell>
              <table:table-cell office:value-type="float" office:value="0.02842699643">
                <text:p>0.02842699643</text:p>
                <draw:g>
                  <svg:desc>output_file.U215:output_file.U219</svg:desc>
                </draw:g>
              </table:table-cell>
              <table:table-cell office:value-type="float" office:value="0.0108490603">
                <text:p>0.0108490603</text:p>
                <draw:g>
                  <svg:desc>output_file.V215:output_file.V219</svg:desc>
                </draw:g>
              </table:table-cell>
              <table:table-cell office:value-type="float" office:value="0.005363068834">
                <text:p>0.005363068834</text:p>
                <draw:g>
                  <svg:desc>output_file.W215:output_file.W219</svg:desc>
                </draw:g>
              </table:table-cell>
              <table:table-cell office:value-type="float" office:value="0.002749824767">
                <text:p>0.002749824767</text:p>
                <draw:g>
                  <svg:desc>output_file.X215:output_file.X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7928623">
                <text:p>0.1327928623</text:p>
              </table:table-cell>
              <table:table-cell office:value-type="float" office:value="0.07783278844">
                <text:p>0.07783278844</text:p>
              </table:table-cell>
              <table:table-cell office:value-type="float" office:value="0.02793530591">
                <text:p>0.02793530591</text:p>
              </table:table-cell>
              <table:table-cell office:value-type="float" office:value="0.01073524305">
                <text:p>0.01073524305</text:p>
              </table:table-cell>
              <table:table-cell office:value-type="float" office:value="0.005344858074">
                <text:p>0.005344858074</text:p>
              </table:table-cell>
              <table:table-cell office:value-type="float" office:value="0.002745272077">
                <text:p>0.002745272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9720578">
                <text:p>0.1339720578</text:p>
              </table:table-cell>
              <table:table-cell office:value-type="float" office:value="0.07813784713">
                <text:p>0.07813784713</text:p>
              </table:table-cell>
              <table:table-cell office:value-type="float" office:value="0.03195534283">
                <text:p>0.03195534283</text:p>
              </table:table-cell>
              <table:table-cell office:value-type="float" office:value="0.02125651741">
                <text:p>0.02125651741</text:p>
              </table:table-cell>
              <table:table-cell office:value-type="float" office:value="0.02438421658">
                <text:p>0.02438421658</text:p>
              </table:table-cell>
              <table:table-cell office:value-type="float" office:value="0.00313680456">
                <text:p>0.00313680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9872588">
                <text:p>0.1349872588</text:p>
              </table:table-cell>
              <table:table-cell office:value-type="float" office:value="0.06947404958">
                <text:p>0.06947404958</text:p>
              </table:table-cell>
              <table:table-cell office:value-type="float" office:value="0.02381967414">
                <text:p>0.02381967414</text:p>
              </table:table-cell>
              <table:table-cell office:value-type="float" office:value="0.01068061077">
                <text:p>0.01068061077</text:p>
              </table:table-cell>
              <table:table-cell office:value-type="float" office:value="0.005490544154">
                <text:p>0.005490544154</text:p>
              </table:table-cell>
              <table:table-cell office:value-type="float" office:value="0.005581597954">
                <text:p>0.005581597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8764512">
                <text:p>0.1338764512</text:p>
              </table:table-cell>
              <table:table-cell office:value-type="float" office:value="0.07813329444">
                <text:p>0.07813329444</text:p>
              </table:table-cell>
              <table:table-cell office:value-type="float" office:value="0.03196444821">
                <text:p>0.03196444821</text:p>
              </table:table-cell>
              <table:table-cell office:value-type="float" office:value="0.02883219634">
                <text:p>0.02883219634</text:p>
              </table:table-cell>
              <table:table-cell office:value-type="float" office:value="0.02400179048">
                <text:p>0.02400179048</text:p>
              </table:table-cell>
              <table:table-cell office:value-type="float" office:value="0.0400045017">
                <text:p>0.04000450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